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fill="solid" draw:fill-color="#00b8ff" draw:textarea-horizontal-align="justify" draw:textarea-vertical-align="middle" draw:auto-grow-height="false"/>
    </style:style>
    <style:style style:name="gr2" style:family="graphic" style:parent-style-name="standard">
      <style:graphic-properties draw:fill="solid" draw:fill-color="#23ff23" draw:textarea-horizontal-align="justify" draw:textarea-vertical-align="middle" draw:auto-grow-height="false"/>
    </style:style>
    <style:style style:name="gr3" style:family="graphic" style:parent-style-name="standard">
      <style:graphic-properties draw:fill="solid" draw:textarea-horizontal-align="justify" draw:textarea-vertical-align="middle" draw:auto-grow-height="false" fo:min-height="0cm" fo:min-width="0cm" fo:wrap-option="no-wrap"/>
    </style:style>
    <style:style style:name="gr4" style:family="graphic" style:parent-style-name="standard">
      <style:graphic-properties draw:textarea-horizontal-align="justify" draw:textarea-vertical-align="middle" draw:auto-grow-height="false" fo:min-height="0cm" fo:min-width="0cm" fo:wrap-option="no-wrap"/>
    </style:style>
    <style:style style:name="gr5" style:family="graphic" style:parent-style-name="standard">
      <style:graphic-properties draw:fill="solid" draw:fill-color="#3deb3d" draw:textarea-horizontal-align="justify" draw:textarea-vertical-align="middle" draw:auto-grow-height="false"/>
    </style:style>
    <style:style style:name="gr6" style:family="graphic" style:parent-style-name="standard">
      <style:graphic-properties draw:fill="solid" draw:fill-color="#ff6633" draw:textarea-horizontal-align="justify" draw:textarea-vertical-align="middle" draw:auto-grow-height="false"/>
    </style:style>
    <style:style style:name="gr7" style:family="graphic" style:parent-style-name="standard">
      <style:graphic-properties draw:fill="solid" draw:fill-color="#ff6633" draw:auto-grow-height="false" fo:min-height="0.749cm" fo:min-width="0.499cm" fo:wrap-option="no-wrap"/>
    </style:style>
    <style:style style:name="gr8" style:family="graphic" style:parent-style-name="standard">
      <style:graphic-properties draw:textarea-vertical-align="middle" draw:auto-grow-height="false" fo:min-height="0.066cm" fo:min-width="0cm" fo:wrap-option="wrap"/>
    </style:style>
    <style:style style:name="gr9" style:family="graphic" style:parent-style-name="standard">
      <style:graphic-properties draw:textarea-horizontal-align="justify" draw:textarea-vertical-align="middle" draw:auto-grow-height="false"/>
    </style:style>
    <style:style style:name="gr10" style:family="graphic" style:parent-style-name="standard">
      <style:graphic-properties draw:fill="solid" draw:fill-color="#ffff99" draw:textarea-horizontal-align="justify" draw:textarea-vertical-align="middle" draw:auto-grow-height="false"/>
    </style:style>
    <style:style style:name="gr11" style:family="graphic" style:parent-style-name="standard">
      <style:graphic-properties draw:fill="solid" draw:fill-color="#ffff66" draw:textarea-vertical-align="middle" draw:auto-grow-height="false" fo:min-height="0.749cm" fo:min-width="0.499cm"/>
    </style:style>
    <style:style style:name="gr12" style:family="graphic" style:parent-style-name="standard">
      <style:graphic-properties draw:fill="solid" draw:fill-color="#99ccff" draw:textarea-horizontal-align="justify" draw:textarea-vertical-align="middle" draw:auto-grow-height="false"/>
    </style:style>
    <style:style style:name="gr13" style:family="graphic" style:parent-style-name="standard">
      <style:graphic-properties draw:fill="solid" draw:fill-color="#ffff66" draw:textarea-horizontal-align="justify" draw:textarea-vertical-align="middle" draw:auto-grow-height="false"/>
    </style:style>
    <style:style style:name="gr14" style:family="graphic" style:parent-style-name="standard">
      <style:graphic-properties draw:fill="solid" draw:fill-color="#9999ff" draw:textarea-horizontal-align="justify" draw:textarea-vertical-align="middle" draw:auto-grow-height="false"/>
    </style:style>
    <style:style style:name="gr15" style:family="graphic" style:parent-style-name="standard">
      <style:graphic-properties draw:fill="solid" draw:fill-color="#ff950e" draw:textarea-horizontal-align="justify" draw:textarea-vertical-align="middle" draw:auto-grow-height="false"/>
    </style:style>
    <style:style style:name="gr16" style:family="graphic" style:parent-style-name="standard">
      <style:graphic-properties draw:fill="solid" draw:fill-color="#00b8ff" draw:textarea-horizontal-align="justify" draw:textarea-vertical-align="middle" draw:auto-grow-height="false"/>
    </style:style>
    <style:style style:name="gr17" style:family="graphic" style:parent-style-name="standard">
      <style:graphic-properties draw:fill="solid" draw:fill-color="#3deb3d" draw:textarea-horizontal-align="justify" draw:textarea-vertical-align="middle" draw:auto-grow-height="false"/>
    </style:style>
    <style:style style:name="gr18" style:family="graphic" style:parent-style-name="objectwithoutfill">
      <style:graphic-properties draw:marker-end="Arrow" draw:marker-end-width="0.2cm" draw:fill="none" draw:textarea-vertical-align="middle"/>
    </style:style>
    <style:style style:name="gr19" style:family="graphic" style:parent-style-name="standard">
      <style:graphic-properties draw:fill="solid" draw:fill-color="#ff6633" draw:auto-grow-height="false" fo:min-height="0.749cm" fo:min-width="0.499cm" fo:wrap-option="no-wrap"/>
    </style:style>
    <style:style style:name="gr20" style:family="graphic" style:parent-style-name="objectwithoutfill">
      <style:graphic-properties svg:stroke-color="#ff0000" draw:marker-end="Arrow" draw:marker-end-width="0.2cm" draw:fill="none" draw:textarea-vertical-align="middle"/>
    </style:style>
    <style:style style:name="gr21" style:family="graphic" style:parent-style-name="standard">
      <style:graphic-properties draw:fill="solid" draw:fill-color="#b3b3b3" draw:textarea-horizontal-align="justify" draw:textarea-vertical-align="middle" draw:auto-grow-height="false"/>
    </style:style>
    <style:style style:name="gr22" style:family="graphic" style:parent-style-name="standard">
      <style:graphic-properties draw:fill="solid" draw:fill-color="#b3b3b3" draw:auto-grow-height="false" fo:min-height="0.749cm" fo:min-width="0.499cm" fo:wrap-option="no-wrap"/>
    </style:style>
    <style:style style:name="gr2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4" style:family="graphic" style:parent-style-name="objectwithoutfill">
      <style:graphic-properties draw:marker-start="Arrow" draw:marker-end="" draw:marker-end-width="0.2cm" draw:fill="none" draw:textarea-vertical-align="middle"/>
    </style:style>
    <style:style style:name="gr25" style:family="graphic" style:parent-style-name="objectwithoutfill">
      <style:graphic-properties svg:stroke-color="#ff0000" draw:marker-start="Arrow" draw:marker-end="" draw:marker-end-width="0.2cm" draw:fill="none" draw:textarea-vertical-align="middle"/>
    </style:style>
    <style:style style:name="gr26" style:family="graphic" style:parent-style-name="standard">
      <style:graphic-properties draw:fill="solid" draw:fill-color="#b3b3b3" draw:textarea-horizontal-align="justify" draw:textarea-vertical-align="middle" draw:auto-grow-height="false"/>
    </style:style>
    <style:style style:name="gr27" style:family="graphic" style:parent-style-name="objectwithoutfill">
      <style:graphic-properties svg:stroke-color="#6b0094" draw:marker-start="Arrowhead_20_3" draw:marker-end="Arrowhead_20_3" draw:marker-end-width="0.2cm" draw:fill="none" draw:textarea-vertical-align="middle"/>
    </style:style>
    <style:style style:name="gr28" style:family="graphic" style:parent-style-name="objectwithoutfill">
      <style:graphic-properties draw:stroke="solid" draw:stroke-dash="Ultrafine_20_Dotted_20__28_var_29_" svg:stroke-color="#804c19" draw:marker-start="Arrowhead_20_4" draw:marker-end="Arrowhead_20_4" draw:marker-end-width="0.2cm" draw:fill="none" draw:textarea-vertical-align="middle"/>
    </style:style>
    <style:style style:name="gr29" style:family="graphic" style:parent-style-name="standard">
      <style:graphic-properties draw:textarea-vertical-align="middle" draw:auto-grow-height="false" fo:min-height="0.75cm" fo:min-width="0.5cm" fo:wrap-option="wrap"/>
    </style:style>
    <style:style style:name="gr30" style:family="graphic" style:parent-style-name="standard">
      <style:graphic-properties draw:fill="solid" draw:fill-color="#b3b3b3" draw:auto-grow-height="false" fo:min-height="0.749cm" fo:min-width="0.499cm" fo:wrap-option="no-wrap"/>
    </style:style>
    <style:style style:name="gr31" style:family="graphic" style:parent-style-name="standard">
      <style:graphic-properties draw:fill="solid" draw:fill-color="#ffff66" draw:textarea-horizontal-align="justify" draw:textarea-vertical-align="middle" draw:auto-grow-height="false"/>
    </style:style>
    <style:style style:name="gr32" style:family="graphic" style:parent-style-name="standard">
      <style:graphic-properties draw:textarea-horizontal-align="justify" draw:textarea-vertical-align="middle" draw:auto-grow-height="false"/>
    </style:style>
    <style:style style:name="gr33" style:family="graphic" style:parent-style-name="standard">
      <style:graphic-properties draw:fill="solid" draw:fill-color="#cccccc" draw:textarea-horizontal-align="justify" draw:textarea-vertical-align="middle" draw:auto-grow-height="false"/>
    </style:style>
    <style:style style:name="gr34" style:family="graphic" style:parent-style-name="standard">
      <style:graphic-properties draw:fill="solid" draw:fill-color="#cccccc" draw:textarea-horizontal-align="justify" draw:textarea-vertical-align="middle" draw:auto-grow-height="false"/>
    </style:style>
    <style:style style:name="gr35" style:family="graphic" style:parent-style-name="objectwithoutfill">
      <style:graphic-properties draw:stroke="dash" draw:stroke-dash="Line_20_Style_20_9" draw:marker-end="Arrow" draw:marker-end-width="0.2cm" draw:fill="none" draw:textarea-vertical-align="middle"/>
    </style:style>
    <style:style style:name="gr36" style:family="graphic" style:parent-style-name="standard">
      <style:graphic-properties draw:fill="solid" draw:fill-color="#e6e6ff" draw:auto-grow-height="false" fo:min-height="0.749cm" fo:min-width="0.499cm" fo:wrap-option="no-wrap"/>
    </style:style>
    <style:style style:name="gr37" style:family="graphic" style:parent-style-name="standard">
      <style:graphic-properties draw:fill="solid" draw:fill-color="#e6e6ff" draw:textarea-horizontal-align="justify" draw:textarea-vertical-align="middle" draw:auto-grow-height="false"/>
    </style:style>
    <style:style style:name="gr38" style:family="graphic" style:parent-style-name="standard">
      <style:graphic-properties draw:fill="solid" draw:fill-color="#ffff66" draw:textarea-vertical-align="middle" draw:auto-grow-height="false" fo:min-height="0.749cm" fo:min-width="0.499cm"/>
    </style:style>
    <style:style style:name="gr39" style:family="graphic" style:parent-style-name="standard">
      <style:graphic-properties draw:fill="solid" draw:fill-color="#b3b3b3" draw:textarea-vertical-align="middle" draw:auto-grow-height="false" fo:min-height="0.749cm" fo:min-width="0.499cm"/>
    </style:style>
    <style:style style:name="gr40" style:family="graphic" style:parent-style-name="standard">
      <style:graphic-properties draw:fill="solid" draw:fill-color="#b84700" draw:textarea-horizontal-align="justify" draw:textarea-vertical-align="middle" draw:auto-grow-height="false"/>
    </style:style>
    <style:style style:name="gr41" style:family="graphic" style:parent-style-name="standard">
      <style:graphic-properties draw:fill="solid" draw:fill-color="#c5000b" draw:textarea-horizontal-align="justify" draw:textarea-vertical-align="middle" draw:auto-grow-height="false"/>
    </style:style>
    <style:style style:name="gr42" style:family="graphic" style:parent-style-name="standard">
      <style:graphic-properties draw:fill="solid" draw:fill-color="#4c4c4c" draw:textarea-horizontal-align="justify" draw:textarea-vertical-align="middle" draw:auto-grow-height="false"/>
    </style:style>
    <style:style style:name="gr43" style:family="graphic" style:parent-style-name="standard">
      <style:graphic-properties draw:fill="solid" draw:fill-color="#99ccff" draw:textarea-horizontal-align="justify" draw:textarea-vertical-align="middle" draw:auto-grow-height="false"/>
    </style:style>
    <style:style style:name="gr44" style:family="graphic" style:parent-style-name="standard">
      <style:graphic-properties draw:fill="solid" draw:fill-color="#e6e6e6" draw:textarea-horizontal-align="justify" draw:textarea-vertical-align="middle" draw:auto-grow-height="false"/>
    </style:style>
    <style:style style:name="gr45" style:family="graphic" style:parent-style-name="standard">
      <style:graphic-properties draw:textarea-vertical-align="middle" draw:auto-grow-height="false" fo:min-height="0.066cm" fo:min-width="0cm" fo:wrap-option="wrap"/>
    </style:style>
    <style:style style:name="gr46" style:family="graphic" style:parent-style-name="standard">
      <style:graphic-properties draw:fill="solid" draw:fill-color="#e6e6ff"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color="#ff0000"/>
    </style:style>
    <style:style style:name="P3" style:family="paragraph">
      <style:paragraph-properties fo:text-align="center"/>
      <style:text-properties fo:font-size="12pt" fo:font-style="italic" style:font-size-asian="12pt" style:font-style-asian="italic" style:font-size-complex="12pt" style:font-style-complex="italic"/>
    </style:style>
    <style:style style:name="P4" style:family="paragraph">
      <style:paragraph-properties fo:text-align="center"/>
      <style:text-properties fo:font-size="12pt" style:font-size-asian="12pt" style:font-size-complex="12pt"/>
    </style:style>
    <style:style style:name="P5" style:family="paragraph">
      <style:text-properties fo:font-size="12pt" style:font-size-asian="12pt" style:font-size-complex="12pt"/>
    </style:style>
    <style:style style:name="P6" style:family="paragraph">
      <style:paragraph-properties fo:text-align="center"/>
      <style:text-properties fo:color="#23b8dc" fo:font-size="54pt" style:font-size-asian="54pt" style:font-size-complex="54pt"/>
    </style:style>
    <style:style style:name="P7" style:family="paragraph">
      <style:paragraph-properties fo:text-align="center"/>
      <style:text-properties fo:font-size="18pt"/>
    </style:style>
    <style:style style:name="P8" style:family="paragraph">
      <style:text-properties fo:font-size="18pt"/>
    </style:style>
    <style:style style:name="T1" style:family="text">
      <style:text-properties fo:color="#ff0000"/>
    </style:style>
    <style:style style:name="T2" style:family="text">
      <style:text-properties fo:font-size="12pt" fo:font-style="italic" style:font-size-asian="12pt" style:font-style-asian="italic" style:font-size-complex="12pt" style:font-style-complex="italic"/>
    </style:style>
    <style:style style:name="T3"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custom-shape draw:style-name="gr1" draw:text-style-name="P1" draw:layer="layout" svg:width="16.2cm" svg:height="4.399cm" svg:x="1cm" svg:y="8.5cm">
          <text:p/>
          <draw:enhanced-geometry svg:viewBox="0 0 21600 21600" draw:type="rectangle" draw:enhanced-path="M 0 0 L 21600 0 21600 21600 0 21600 0 0 Z N"/>
        </draw:custom-shape>
        <draw:custom-shape draw:style-name="gr2" draw:text-style-name="P1" draw:layer="layout" svg:width="16.2cm" svg:height="3.4cm" svg:x="1cm" svg:y="12.9cm">
          <text:p/>
          <draw:enhanced-geometry svg:viewBox="0 0 21600 21600" draw:type="rectangle" draw:enhanced-path="M 0 0 L 21600 0 21600 21600 0 21600 0 0 Z N"/>
        </draw:custom-shape>
        <draw:custom-shape draw:style-name="gr3" draw:text-style-name="P1" draw:layer="layout" svg:width="7.6cm" svg:height="6cm" svg:x="9.2cm" svg:y="10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 draw:text-style-name="P1" draw:layer="layout" svg:width="7.4cm" svg:height="5.9cm" svg:x="1.9cm" svg:y="10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 draw:text-style-name="P1" draw:layer="layout" svg:width="1.1cm" svg:height="1.1cm" svg:x="3.1cm" svg:y="11.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1" draw:layer="layout" svg:width="1.1cm" svg:height="1.1cm" svg:x="5.1cm" svg:y="13.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 draw:text-style-name="P1" draw:layer="layout" svg:width="1.1cm" svg:height="1.1cm" svg:x="3.238cm" svg:y="13.3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 draw:text-style-name="P1" draw:layer="layout" svg:width="1cm" svg:height="1.2cm" svg:x="10.7cm" svg:y="13.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1" draw:layer="layout" svg:width="1.1cm" svg:height="1.1cm" svg:x="6.3cm" svg:y="11.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7" draw:layer="layout" svg:width="1.2cm" svg:height="1.3cm" svg:x="8.3cm" svg:y="4.7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4354.18575593503"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8" draw:text-style-name="P1" draw:layer="layout" svg:width="1.4cm" svg:height="1.4cm" svg:x="13.8cm" svg:y="11.7cm">
          <text:p/>
          <draw:enhanced-geometry svg:viewBox="0 0 21600 21600" draw:text-areas="?f7 ?f7 ?f8 ?f8"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draw:custom-shape draw:style-name="gr9" draw:text-style-name="P1" draw:layer="layout" svg:width="1.1cm" svg:height="1.2cm" svg:x="4.7cm" svg:y="11.1cm">
          <text:p/>
          <draw:enhanced-geometry svg:viewBox="0 0 21600 21600" draw:mirror-horizontal="false" draw:mirror-vertical="false" draw:path-stretchpoint-x="10800" draw:path-stretchpoint-y="10800" draw:text-areas="?f0 ?f0 ?f1 ?f2" draw:type="quad-bevel" draw:modifiers="3962.94277929155"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10" draw:text-style-name="P1" draw:layer="layout" svg:width="2.3cm" svg:height="2.3cm" svg:x="1.1cm" svg:y="8.6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11" draw:text-style-name="P1" draw:layer="layout" svg:width="0.584cm" svg:height="1.045cm" svg:x="15.2cm" svg:y="4cm">
          <text:p/>
          <draw:enhanced-geometry svg:viewBox="0 0 640 861" draw:text-areas="257 295 414 566" draw:type="non-primitive" draw:enhanced-path="M 640 233 L 221 293 506 12 367 0 29 406 431 347 145 645 99 520 0 861 326 765 209 711 640 233 640 233 Z N"/>
        </draw:custom-shape>
        <draw:custom-shape draw:style-name="gr12" draw:text-style-name="P1" draw:layer="layout" svg:width="2.4cm" svg:height="1cm" svg:x="15cm" svg:y="5.3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1" draw:text-style-name="P1" draw:layer="layout" svg:width="0.584cm" svg:height="1.045cm" svg:x="15.899cm" svg:y="3.999cm">
          <text:p/>
          <draw:enhanced-geometry svg:viewBox="0 0 640 861" draw:text-areas="257 295 414 566" draw:type="non-primitive" draw:enhanced-path="M 640 233 L 221 293 506 12 367 0 29 406 431 347 145 645 99 520 0 861 326 765 209 711 640 233 640 233 Z N"/>
        </draw:custom-shape>
        <draw:custom-shape draw:style-name="gr11" draw:text-style-name="P1" draw:layer="layout" svg:width="0.584cm" svg:height="1.045cm" svg:x="16.599cm" svg:y="3.999cm">
          <text:p/>
          <draw:enhanced-geometry svg:viewBox="0 0 640 861" draw:text-areas="257 295 414 566" draw:type="non-primitive" draw:enhanced-path="M 640 233 L 221 293 506 12 367 0 29 406 431 347 145 645 99 520 0 861 326 765 209 711 640 233 640 233 Z N"/>
        </draw:custom-shape>
        <draw:custom-shape draw:style-name="gr11" draw:text-style-name="P1" draw:layer="layout" svg:width="0.9cm" svg:height="2cm" svg:x="8.8cm" svg:y="11.8cm">
          <text:p/>
          <draw:enhanced-geometry svg:viewBox="0 0 640 861" draw:text-areas="257 295 414 566" draw:type="non-primitive" draw:enhanced-path="M 640 233 L 221 293 506 12 367 0 29 406 431 347 145 645 99 520 0 861 326 765 209 711 640 233 640 233 Z N"/>
        </draw:custom-shape>
        <draw:custom-shape draw:style-name="gr11" draw:text-style-name="P1" draw:layer="layout" svg:width="0.584cm" svg:height="1.045cm" svg:x="18.216cm" svg:y="5.055cm">
          <text:p/>
          <draw:enhanced-geometry svg:viewBox="0 0 640 861" draw:text-areas="257 295 414 566" draw:type="non-primitive" draw:enhanced-path="M 640 233 L 221 293 506 12 367 0 29 406 431 347 145 645 99 520 0 861 326 765 209 711 640 233 640 233 Z N"/>
        </draw:custom-shape>
        <draw:custom-shape draw:style-name="gr11" draw:text-style-name="P1" draw:layer="layout" svg:width="0.584cm" svg:height="1.045cm" svg:x="18.916cm" svg:y="5.055cm">
          <text:p/>
          <draw:enhanced-geometry svg:viewBox="0 0 640 861" draw:text-areas="257 295 414 566" draw:type="non-primitive" draw:enhanced-path="M 640 233 L 221 293 506 12 367 0 29 406 431 347 145 645 99 520 0 861 326 765 209 711 640 233 640 233 Z N"/>
        </draw:custom-shape>
        <draw:custom-shape draw:style-name="gr13" draw:text-style-name="P1" draw:layer="layout" svg:width="1.1cm" svg:height="1.1cm" svg:x="10.6cm" svg:y="11.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4" draw:text-style-name="P1" draw:layer="layout" svg:width="1.1cm" svg:height="1.1cm" svg:x="12.5cm" svg:y="13.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5" draw:text-style-name="P1" draw:layer="layout" svg:width="1.1cm" svg:height="1.1cm" svg:x="12.4cm" svg:y="11.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page>
      <draw:page draw:name="page2" draw:style-name="dp1" draw:master-page-name="Обычный">
        <draw:custom-shape draw:style-name="gr1" draw:text-style-name="P1" draw:layer="layout" svg:width="1.1cm" svg:height="1.1cm" svg:x="1.9cm" svg:y="3.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1" draw:layer="layout" svg:width="1.1cm" svg:height="1.1cm" svg:x="7.799cm" svg:y="3.19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6" draw:text-style-name="P1" draw:layer="layout" svg:width="1.1cm" svg:height="1.1cm" svg:x="1.9cm" svg:y="4.9cm">
          <text:p text:style-name="P1">5</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7" draw:text-style-name="P1" draw:layer="layout" svg:width="1cm" svg:height="1.2cm" svg:x="7.8cm" svg:y="4.8cm">
          <text:p text:style-name="P1">5</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8" draw:text-style-name="P1" draw:layer="layout" svg:x1="3.9cm" svg:y1="5cm" svg:x2="6.9cm" svg:y2="5cm">
          <text:p/>
        </draw:line>
        <draw:line draw:style-name="gr18" draw:text-style-name="P1" draw:layer="layout" svg:x1="7.9cm" svg:y1="6.5cm" svg:x2="6.7cm" svg:y2="9.1cm">
          <text:p/>
        </draw:line>
        <draw:custom-shape draw:style-name="gr6" draw:text-style-name="P1" draw:layer="layout" svg:width="1.1cm" svg:height="1.1cm" svg:x="4.999cm" svg:y="7.99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18" draw:text-style-name="P1" draw:layer="layout" svg:x1="4.4cm" svg:y1="9.3cm" svg:x2="2.6cm" svg:y2="6.5cm">
          <text:p/>
        </draw:line>
        <draw:custom-shape draw:style-name="gr19" draw:layer="layout" svg:width="1.2cm" svg:height="1.3cm" svg:x="4.9cm" svg:y="9.6cm">
          <text:p>10</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4354.18575593503"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 draw:text-style-name="P1" draw:layer="layout" svg:width="1.1cm" svg:height="1.1cm" svg:x="11.5cm" svg:y="3.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1" draw:layer="layout" svg:width="1.1cm" svg:height="1.1cm" svg:x="17.399cm" svg:y="3.19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6" draw:text-style-name="P1" draw:layer="layout" svg:width="1.1cm" svg:height="1.1cm" svg:x="17.4cm" svg:y="4.8cm">
          <text:p text:style-name="P1">5</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7" draw:text-style-name="P1" draw:layer="layout" svg:width="1cm" svg:height="1.2cm" svg:x="14.6cm" svg:y="9.7cm">
          <text:p text:style-name="P1">5</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1" draw:layer="layout" svg:width="1.1cm" svg:height="1.1cm" svg:x="14.599cm" svg:y="7.99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20" draw:text-style-name="P1" draw:layer="layout" svg:x1="12.4cm" svg:y1="6.4cm" svg:x2="14cm" svg:y2="8.9cm">
          <text:p/>
        </draw:line>
        <draw:custom-shape draw:style-name="gr19" draw:layer="layout" svg:width="1.2cm" svg:height="1.3cm" svg:x="11.4cm" svg:y="4.7cm">
          <text:p>10</text:p>
          <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4354.18575593503"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21" draw:text-style-name="P2" draw:layer="layout" svg:width="1.1cm" svg:height="1.1cm" svg:x="13.4cm" svg:y="6.5cm">
          <text:p text:style-name="P1"><text:span text:style-name="T1">5</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 draw:text-style-name="P1" draw:layer="layout" svg:width="1.1cm" svg:height="1.1cm" svg:x="1.899cm" svg:y="1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1" draw:layer="layout" svg:width="1.1cm" svg:height="1.1cm" svg:x="7.798cm" svg:y="12.99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7" draw:text-style-name="P1" draw:layer="layout" svg:width="1cm" svg:height="1.2cm" svg:x="4.999cm" svg:y="19.5cm">
          <text:p text:style-name="P1">5</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1" draw:layer="layout" svg:width="1.1cm" svg:height="1.1cm" svg:x="4.998cm" svg:y="17.79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20" draw:text-style-name="P1" draw:layer="layout" svg:x1="2.799cm" svg:y1="16.2cm" svg:x2="4.399cm" svg:y2="18.7cm">
          <text:p/>
        </draw:line>
        <draw:custom-shape draw:style-name="gr19" draw:layer="layout" svg:width="1.2cm" svg:height="1.3cm" svg:x="1.899cm" svg:y="14.5cm">
          <text:p>10</text:p>
          <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4354.18575593503"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21" draw:text-style-name="P2" draw:layer="layout" svg:width="1.1cm" svg:height="1.1cm" svg:x="2.299cm" svg:y="17.3cm">
          <text:p text:style-name="P1"><text:span text:style-name="T1">5</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 draw:text-style-name="P1" draw:layer="layout" svg:width="1.1cm" svg:height="1.1cm" svg:x="11.398cm" svg:y="1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1" draw:layer="layout" svg:width="1.1cm" svg:height="1.1cm" svg:x="17.297cm" svg:y="12.99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6" draw:text-style-name="P1" draw:layer="layout" svg:width="1.1cm" svg:height="1.1cm" svg:x="17.398cm" svg:y="14.6cm">
          <text:p text:style-name="P1">5</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7" draw:text-style-name="P1" draw:layer="layout" svg:width="1cm" svg:height="1.2cm" svg:x="13.998cm" svg:y="19.2cm">
          <text:p text:style-name="P1">5</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1" draw:layer="layout" svg:width="1.1cm" svg:height="1.1cm" svg:x="14.497cm" svg:y="17.49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20" draw:text-style-name="P1" draw:layer="layout" svg:x1="13.2cm" svg:y1="14.8cm" svg:x2="16.8cm" svg:y2="14.8cm">
          <text:p/>
        </draw:line>
        <draw:custom-shape draw:style-name="gr19" draw:layer="layout" svg:width="1.2cm" svg:height="1.3cm" svg:x="11.298cm" svg:y="14.5cm">
          <text:p>10</text:p>
          <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4354.18575593503"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21" draw:text-style-name="P2" draw:layer="layout" svg:width="1.1cm" svg:height="1.1cm" svg:x="14.4cm" svg:y="13.4cm">
          <text:p text:style-name="P1"><text:span text:style-name="T1">5</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7" draw:text-style-name="P1" draw:layer="layout" svg:width="1cm" svg:height="1.2cm" svg:x="8.699cm" svg:y="14.499cm">
          <text:p text:style-name="P1">5</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8" draw:text-style-name="P1" draw:layer="layout" svg:x1="8.3cm" svg:y1="16.1cm" svg:x2="6.7cm" svg:y2="18.4cm">
          <text:p/>
        </draw:line>
        <draw:custom-shape draw:style-name="gr17" draw:text-style-name="P1" draw:layer="layout" svg:width="1cm" svg:height="1.2cm" svg:x="15.297cm" svg:y="19.199cm">
          <text:p text:style-name="P1">5</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 draw:text-style-name="P1" draw:layer="layout" svg:width="1.1cm" svg:height="1.1cm" svg:x="2cm" svg:y="23.90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1" draw:layer="layout" svg:width="1.1cm" svg:height="1.1cm" svg:x="7.599cm" svg:y="23.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6" draw:text-style-name="P1" draw:layer="layout" svg:width="1.1cm" svg:height="1.1cm" svg:x="7.6cm" svg:y="25.501cm">
          <text:p text:style-name="P1">5</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7" draw:text-style-name="P1" draw:layer="layout" svg:width="1cm" svg:height="1.2cm" svg:x="4.4cm" svg:y="28.801cm">
          <text:p text:style-name="P1">5</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1" draw:layer="layout" svg:width="1.1cm" svg:height="1.1cm" svg:x="4.799cm" svg:y="27.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9" draw:layer="layout" svg:width="1.2cm" svg:height="1.3cm" svg:x="1.3cm" svg:y="25.401cm">
          <text:p>10</text:p>
          <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4354.18575593503"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7" draw:text-style-name="P1" draw:layer="layout" svg:width="1cm" svg:height="1.2cm" svg:x="5.699cm" svg:y="28.8cm">
          <text:p text:style-name="P1">5</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6" draw:text-style-name="P1" draw:layer="layout" svg:width="1.1cm" svg:height="1.1cm" svg:x="2.9cm" svg:y="25.5cm">
          <text:p text:style-name="P1">5</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7" draw:text-style-name="P1" draw:layer="layout" svg:width="1cm" svg:height="1.2cm" svg:x="7.398cm" svg:y="14.498cm">
          <text:p text:style-name="P1">5</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 draw:text-style-name="P1" draw:layer="layout" svg:width="1.1cm" svg:height="1.1cm" svg:x="11.496cm" svg:y="23.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1" draw:layer="layout" svg:width="1.1cm" svg:height="1.1cm" svg:x="17.395cm" svg:y="23.39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6" draw:text-style-name="P1" draw:layer="layout" svg:width="1.1cm" svg:height="1.1cm" svg:x="17.996cm" svg:y="25cm">
          <text:p text:style-name="P1">5</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7" draw:text-style-name="P1" draw:layer="layout" svg:width="1cm" svg:height="1.2cm" svg:x="14.196cm" svg:y="28.8cm">
          <text:p text:style-name="P1">5</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1" draw:layer="layout" svg:width="1.1cm" svg:height="1.1cm" svg:x="14.595cm" svg:y="27.09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9" draw:layer="layout" svg:width="1.2cm" svg:height="1.3cm" svg:x="11.396cm" svg:y="24.9cm">
          <text:p>10</text:p>
          <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4354.18575593503"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7" draw:text-style-name="P1" draw:layer="layout" svg:width="1cm" svg:height="1.2cm" svg:x="15.495cm" svg:y="28.799cm">
          <text:p text:style-name="P1">5</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6" draw:text-style-name="P1" draw:layer="layout" svg:width="1.1cm" svg:height="1.1cm" svg:x="16.596cm" svg:y="24.999cm">
          <text:p text:style-name="P1">5</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0" draw:text-style-name="P1" draw:layer="layout" svg:x1="3.599cm" svg:y1="24.499cm" svg:x2="7.199cm" svg:y2="24.499cm">
          <text:p/>
        </draw:line>
        <draw:custom-shape draw:style-name="gr21" draw:text-style-name="P2" draw:layer="layout" svg:width="1.1cm" svg:height="1.1cm" svg:x="4.799cm" svg:y="23.099cm">
          <text:p text:style-name="P1"><text:span text:style-name="T1">5</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18" draw:text-style-name="P1" draw:layer="layout" svg:x1="3.7cm" svg:y1="25cm" svg:x2="7cm" svg:y2="25cm">
          <text:p/>
        </draw:line>
        <draw:custom-shape draw:style-name="gr21" draw:text-style-name="P1" draw:layer="layout" svg:width="1.1cm" svg:height="1.1cm" svg:x="4.799cm" svg:y="3.599cm">
          <text:p text:style-name="P1">5</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1" draw:text-style-name="P1" draw:layer="layout" svg:width="1cm" svg:height="1.2cm" svg:x="7.599cm" svg:y="7.499cm">
          <text:p text:style-name="P1">5</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2" draw:layer="layout" svg:width="1.2cm" svg:height="1.3cm" svg:x="2.099cm" svg:y="7.799cm">
          <text:p>10</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4354.18575593503"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21" draw:text-style-name="P1" draw:layer="layout" svg:width="1cm" svg:height="1.2cm" svg:x="7.598cm" svg:y="17.198cm">
          <text:p text:style-name="P1">5</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3" draw:text-style-name="P3" draw:layer="layout" svg:width="2.987cm" svg:height="1.199cm" svg:x="10cm" svg:y="2cm">
          <draw:text-box>
            <text:p text:style-name="P1"><text:span text:style-name="T2">Поручители</text:span></text:p>
            <text:p text:style-name="P1"><text:span text:style-name="T2">Залог</text:span></text:p>
          </draw:text-box>
        </draw:frame>
        <draw:frame draw:style-name="gr23" draw:text-style-name="P4" draw:layer="layout" svg:width="7.923cm" svg:height="1.199cm" svg:x="1.596cm" svg:y="1.538cm">
          <draw:text-box>
            <text:p text:style-name="P1"><text:span text:style-name="T3">Определение залогов и поручителей,</text:span></text:p>
            <text:p text:style-name="P1"><text:span text:style-name="T3">объявления, заказы</text:span></text:p>
          </draw:text-box>
        </draw:frame>
        <draw:frame draw:style-name="gr23" draw:text-style-name="P4" draw:layer="layout" svg:width="4.659cm" svg:height="1.199cm" svg:x="13cm" svg:y="1.3cm">
          <draw:text-box>
            <text:p text:style-name="P1"><text:span text:style-name="T3">Передача товара,</text:span></text:p>
            <text:p text:style-name="P1"><text:span text:style-name="T3">возникновение долга</text:span></text:p>
          </draw:text-box>
        </draw:frame>
        <draw:frame draw:style-name="gr23" draw:text-style-name="P4" draw:layer="layout" svg:width="3.08cm" svg:height="1.199cm" svg:x="4.1cm" svg:y="12cm">
          <draw:text-box>
            <text:p text:style-name="P1"><text:span text:style-name="T3">Объявление,</text:span></text:p>
            <text:p text:style-name="P1"><text:span text:style-name="T3">заказ</text:span></text:p>
          </draw:text-box>
        </draw:frame>
        <draw:frame draw:style-name="gr23" draw:text-style-name="P5" draw:layer="layout" svg:width="4.037cm" svg:height="1.199cm" svg:x="13.3cm" svg:y="11.7cm">
          <draw:text-box>
            <text:p text:style-name="P1"><text:span text:style-name="T3">Передача товара,</text:span></text:p>
            <text:p text:style-name="P1"><text:span text:style-name="T3">передача долга</text:span></text:p>
          </draw:text-box>
        </draw:frame>
        <draw:frame draw:style-name="gr23" draw:text-style-name="P4" draw:layer="layout" svg:width="3.08cm" svg:height="1.199cm" svg:x="4.101cm" svg:y="21.401cm">
          <draw:text-box>
            <text:p text:style-name="P1"><text:span text:style-name="T3">Объявление,</text:span></text:p>
            <text:p text:style-name="P1"><text:span text:style-name="T3">заказ</text:span></text:p>
          </draw:text-box>
        </draw:frame>
        <draw:frame draw:style-name="gr23" draw:text-style-name="P5" draw:layer="layout" svg:width="4.037cm" svg:height="1.199cm" svg:x="13.301cm" svg:y="21.401cm">
          <draw:text-box>
            <text:p text:style-name="P1"><text:span text:style-name="T3">Передача товара,</text:span></text:p>
            <text:p text:style-name="P1"><text:span text:style-name="T3">погашение долга</text:span></text:p>
          </draw:text-box>
        </draw:frame>
        <draw:custom-shape draw:style-name="gr1" draw:text-style-name="P1" draw:layer="layout" svg:width="1.1cm" svg:height="1.1cm" svg:x="20.4cm" svg:y="3.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1" draw:layer="layout" svg:width="1.1cm" svg:height="1.1cm" svg:x="26.299cm" svg:y="3.19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6" draw:text-style-name="P1" draw:layer="layout" svg:width="1.1cm" svg:height="1.1cm" svg:x="26.3cm" svg:y="4.8cm">
          <text:p text:style-name="P1">5</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7" draw:text-style-name="P1" draw:layer="layout" svg:width="1cm" svg:height="1.2cm" svg:x="23.4cm" svg:y="10.4cm">
          <text:p text:style-name="P1">5</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1" draw:layer="layout" svg:width="1.1cm" svg:height="1.1cm" svg:x="23.399cm" svg:y="8.69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9" draw:layer="layout" svg:width="1.2cm" svg:height="1.3cm" svg:x="20.3cm" svg:y="4.7cm">
          <text:p>10</text:p>
          <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4354.18575593503"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frame draw:style-name="gr23" draw:text-style-name="P3" draw:layer="layout" svg:width="2.987cm" svg:height="1.199cm" svg:x="18.9cm" svg:y="2cm">
          <draw:text-box>
            <text:p text:style-name="P1"><text:span text:style-name="T2">Поручители</text:span></text:p>
            <text:p text:style-name="P1"><text:span text:style-name="T2">Залог</text:span></text:p>
          </draw:text-box>
        </draw:frame>
        <draw:frame draw:style-name="gr23" draw:text-style-name="P4" draw:layer="layout" svg:width="3.046cm" svg:height="0.725cm" svg:x="22.501cm" svg:y="1.601cm">
          <draw:text-box>
            <text:p text:style-name="P1"><text:span text:style-name="T3">Обмен долга</text:span></text:p>
          </draw:text-box>
        </draw:frame>
        <draw:line draw:style-name="gr20" draw:text-style-name="P1" draw:layer="layout" svg:x1="21.999cm" svg:y1="5.199cm" svg:x2="25.599cm" svg:y2="5.199cm">
          <text:p/>
        </draw:line>
        <draw:custom-shape draw:style-name="gr21" draw:text-style-name="P2" draw:layer="layout" svg:width="1.1cm" svg:height="1.1cm" svg:x="23.199cm" svg:y="3.799cm">
          <text:p text:style-name="P1"><text:span text:style-name="T1">5</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0" draw:text-style-name="P1" draw:layer="layout" svg:x1="26cm" svg:y1="5.999cm" svg:x2="24.4cm" svg:y2="8.299cm">
          <text:p/>
        </draw:line>
        <draw:custom-shape draw:style-name="gr21" draw:text-style-name="P2" draw:layer="layout" svg:width="1cm" svg:height="1.2cm" svg:x="25.298cm" svg:y="7.097cm">
          <text:p text:style-name="P1"><text:span text:style-name="T1">5</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3" draw:layer="layout" svg:width="13.312cm" svg:height="5.939cm" svg:x="1.5cm" svg:y="31.6cm">
          <draw:text-box>
            <text:p>Смысл:</text:p>
            <text:p>1) построение выгодных цепочек заказов</text:p>
            <text:p>2) обмен долгов на долги</text:p>
            <text:p>3) обмен долгов на товар</text:p>
            <text:p>4) сбыт долгов поручителям</text:p>
            <text:p>5) взаимозачет: долг1, долг2, остаток</text:p>
            <text:p>6) гаранты: поручители, залог, страхование</text:p>
            <text:p>7) долг: «вася. пете. 100ТДж. хлеб»</text:p>
          </draw:text-box>
        </draw:frame>
      </draw:page>
      <draw:page draw:name="page3" draw:style-name="dp1" draw:master-page-name="Обычный">
        <draw:custom-shape draw:style-name="gr1" draw:text-style-name="P1" draw:layer="layout" svg:width="1.1cm" svg:height="1.1cm" svg:x="4.501cm" svg:y="7.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1" draw:layer="layout" svg:width="1.1cm" svg:height="1.1cm" svg:x="10.4cm" svg:y="7.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 draw:text-style-name="P1" draw:layer="layout" svg:width="1.1cm" svg:height="1.1cm" svg:x="4.501cm" svg:y="9.551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 draw:text-style-name="P1" draw:layer="layout" svg:width="1cm" svg:height="1.2cm" svg:x="10.401cm" svg:y="9.5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8" draw:text-style-name="P1" draw:layer="layout" svg:x1="6.499cm" svg:y1="13.501cm" svg:x2="9.499cm" svg:y2="13.501cm">
          <text:p/>
        </draw:line>
        <draw:custom-shape draw:style-name="gr1" draw:text-style-name="P1" draw:layer="layout" svg:width="1.1cm" svg:height="1.1cm" svg:x="4.501cm" svg:y="13.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1" draw:layer="layout" svg:width="1.1cm" svg:height="1.1cm" svg:x="10.4cm" svg:y="13.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 draw:text-style-name="P1" draw:layer="layout" svg:width="1.1cm" svg:height="1.1cm" svg:x="7.449cm" svg:y="11.901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 draw:text-style-name="P1" draw:layer="layout" svg:width="1cm" svg:height="1.2cm" svg:x="7.499cm" svg:y="14.6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24" draw:text-style-name="P1" draw:layer="layout" svg:x1="6.499cm" svg:y1="14.001cm" svg:x2="9.499cm" svg:y2="14.001cm">
          <text:p/>
        </draw:line>
        <draw:custom-shape draw:style-name="gr1" draw:text-style-name="P1" draw:layer="layout" svg:width="1.1cm" svg:height="1.1cm" svg:x="14.7cm" svg:y="7.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1" draw:layer="layout" svg:width="1.1cm" svg:height="1.1cm" svg:x="20.199cm" svg:y="7.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 draw:text-style-name="P1" draw:layer="layout" svg:width="1.1cm" svg:height="1.1cm" svg:x="4.6cm" svg:y="16.9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1" draw:layer="layout" svg:width="1.1cm" svg:height="1.1cm" svg:x="10.299cm" svg:y="16.9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 draw:text-style-name="P1" draw:layer="layout" svg:width="1.1cm" svg:height="1.1cm" svg:x="10.299cm" svg:y="18.451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 draw:text-style-name="P1" draw:layer="layout" svg:width="1cm" svg:height="1.2cm" svg:x="4.65cm" svg:y="18.4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8" draw:text-style-name="P1" draw:layer="layout" svg:x1="16.5cm" svg:y1="9.601cm" svg:x2="19.5cm" svg:y2="9.601cm">
          <text:p/>
        </draw:line>
        <draw:custom-shape draw:style-name="gr1" draw:text-style-name="P1" draw:layer="layout" svg:width="1.1cm" svg:height="1.1cm" svg:x="17.45cm" svg:y="8.001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5" draw:text-style-name="P1" draw:layer="layout" svg:x1="16.5cm" svg:y1="10.101cm" svg:x2="19.5cm" svg:y2="10.101cm">
          <text:p/>
        </draw:line>
        <draw:custom-shape draw:style-name="gr26" draw:text-style-name="P1" draw:layer="layout" svg:width="1cm" svg:height="1.2cm" svg:x="17.5cm" svg:y="10.6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 draw:text-style-name="P1" draw:layer="layout" svg:width="1.1cm" svg:height="1.1cm" svg:x="4.801cm" svg:y="21.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1" draw:layer="layout" svg:width="1.1cm" svg:height="1.1cm" svg:x="10.7cm" svg:y="21.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1" draw:layer="layout" svg:width="1cm" svg:height="1.2cm" svg:x="10.701cm" svg:y="23.0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8" draw:text-style-name="P1" draw:layer="layout" svg:x1="6.801cm" svg:y1="23.301cm" svg:x2="9.801cm" svg:y2="23.301cm">
          <text:p/>
        </draw:line>
        <draw:custom-shape draw:style-name="gr1" draw:text-style-name="P1" draw:layer="layout" svg:width="1.1cm" svg:height="1.1cm" svg:x="7.751cm" svg:y="21.701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5" draw:text-style-name="P1" draw:layer="layout" svg:x1="6.801cm" svg:y1="23.801cm" svg:x2="9.801cm" svg:y2="23.801cm">
          <text:p/>
        </draw:line>
        <draw:custom-shape draw:style-name="gr26" draw:text-style-name="P1" draw:layer="layout" svg:width="1cm" svg:height="1.2cm" svg:x="7.801cm" svg:y="24.2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 draw:text-style-name="P1" draw:layer="layout" svg:width="1.1cm" svg:height="1.1cm" svg:x="14.7cm" svg:y="3.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1" draw:layer="layout" svg:width="1.1cm" svg:height="1.1cm" svg:x="20.199cm" svg:y="3.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 draw:text-style-name="P1" draw:layer="layout" svg:width="1.1cm" svg:height="1.1cm" svg:x="14.7cm" svg:y="4.751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 draw:text-style-name="P1" draw:layer="layout" svg:width="1.1cm" svg:height="1.1cm" svg:x="14.6cm" svg:y="13.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1" draw:layer="layout" svg:width="1.1cm" svg:height="1.1cm" svg:x="20.199cm" svg:y="13.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 draw:text-style-name="P1" draw:layer="layout" svg:width="1.1cm" svg:height="1.1cm" svg:x="20.2cm" svg:y="15.301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 draw:text-style-name="P1" draw:layer="layout" svg:width="1cm" svg:height="1.2cm" svg:x="14.7cm" svg:y="15.2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1" draw:layer="layout" svg:width="1.4cm" svg:height="1.4cm" svg:x="21.6cm" svg:y="3.001cm">
          <text:p/>
          <draw:enhanced-geometry svg:viewBox="0 0 21600 21600" draw:text-areas="?f7 ?f7 ?f8 ?f8"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draw:custom-shape draw:style-name="gr8" draw:text-style-name="P1" draw:layer="layout" svg:width="1.4cm" svg:height="1.4cm" svg:x="21.6cm" svg:y="7.601cm">
          <text:p/>
          <draw:enhanced-geometry svg:viewBox="0 0 21600 21600" draw:text-areas="?f7 ?f7 ?f8 ?f8"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draw:custom-shape draw:style-name="gr8" draw:text-style-name="P1" draw:layer="layout" svg:width="1.4cm" svg:height="1.4cm" svg:x="21.6cm" svg:y="13.401cm">
          <text:p/>
          <draw:enhanced-geometry svg:viewBox="0 0 21600 21600" draw:text-areas="?f7 ?f7 ?f8 ?f8"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draw:custom-shape draw:style-name="gr1" draw:text-style-name="P1" draw:layer="layout" svg:width="1.1cm" svg:height="1.1cm" svg:x="14.3cm" svg:y="23.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1" draw:layer="layout" svg:width="1.1cm" svg:height="1.1cm" svg:x="19.999cm" svg:y="23.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18" draw:text-style-name="P1" draw:layer="layout" svg:x1="19.1cm" svg:y1="25.601cm" svg:x2="16.2cm" svg:y2="25.601cm">
          <text:p/>
        </draw:line>
        <draw:custom-shape draw:style-name="gr1" draw:text-style-name="P1" draw:layer="layout" svg:width="1.1cm" svg:height="1.1cm" svg:x="20cm" svg:y="25.401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5" draw:text-style-name="P1" draw:layer="layout" svg:x1="19.2cm" svg:y1="26.101cm" svg:x2="16.2cm" svg:y2="26.101cm">
          <text:p/>
        </draw:line>
        <draw:custom-shape draw:style-name="gr26" draw:text-style-name="P1" draw:layer="layout" svg:width="1cm" svg:height="1.2cm" svg:x="14.3cm" svg:y="25.3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1" draw:layer="layout" svg:width="1.4cm" svg:height="1.4cm" svg:x="21.4cm" svg:y="23.701cm">
          <text:p/>
          <draw:enhanced-geometry svg:viewBox="0 0 21600 21600" draw:text-areas="?f7 ?f7 ?f8 ?f8"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draw:custom-shape draw:style-name="gr5" draw:text-style-name="P1" draw:layer="layout" svg:width="1cm" svg:height="1.2cm" svg:x="17.25cm" svg:y="24.0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6" draw:text-style-name="P1" draw:layer="layout" svg:width="1.1cm" svg:height="1.1cm" svg:x="17.2cm" svg:y="26.501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 draw:text-style-name="P1" draw:layer="layout" svg:width="1.1cm" svg:height="1.1cm" svg:x="14.5cm" svg:y="29.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1" draw:layer="layout" svg:width="1.1cm" svg:height="1.1cm" svg:x="19.899cm" svg:y="29.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 draw:text-style-name="P1" draw:layer="layout" svg:width="1.1cm" svg:height="1.1cm" svg:x="19.9cm" svg:y="30.601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 draw:text-style-name="P1" draw:layer="layout" svg:width="1cm" svg:height="1.2cm" svg:x="17.25cm" svg:y="29.0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1" draw:layer="layout" svg:width="1.4cm" svg:height="1.4cm" svg:x="21.3cm" svg:y="28.901cm">
          <text:p/>
          <draw:enhanced-geometry svg:viewBox="0 0 21600 21600" draw:text-areas="?f7 ?f7 ?f8 ?f8"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draw:line draw:style-name="gr27" draw:text-style-name="P1" draw:layer="layout" svg:x1="19.2cm" svg:y1="30.401cm" svg:x2="16.3cm" svg:y2="30.401cm">
          <text:p/>
        </draw:line>
        <draw:custom-shape draw:style-name="gr5" draw:text-style-name="P1" draw:layer="layout" svg:width="1cm" svg:height="1.2cm" svg:x="14.55cm" svg:y="30.6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6" draw:text-style-name="P1" draw:layer="layout" svg:width="1.1cm" svg:height="1.1cm" svg:x="17.2cm" svg:y="30.601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 draw:text-style-name="P1" draw:layer="layout" svg:width="1.1cm" svg:height="1.1cm" svg:x="14.499cm" svg:y="33.39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1" draw:layer="layout" svg:width="1.1cm" svg:height="1.1cm" svg:x="19.898cm" svg:y="33.39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 draw:text-style-name="P1" draw:layer="layout" svg:width="1.1cm" svg:height="1.1cm" svg:x="19.899cm" svg:y="34.9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8" draw:text-style-name="P1" draw:layer="layout" svg:width="1.4cm" svg:height="1.4cm" svg:x="21.299cm" svg:y="33.2cm">
          <text:p/>
          <draw:enhanced-geometry svg:viewBox="0 0 21600 21600" draw:text-areas="?f7 ?f7 ?f8 ?f8"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draw:custom-shape draw:style-name="gr5" draw:text-style-name="P1" draw:layer="layout" svg:width="1cm" svg:height="1.2cm" svg:x="14.549cm" svg:y="34.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 draw:text-style-name="P1" draw:layer="layout" svg:width="1.1cm" svg:height="1.1cm" svg:x="14.7cm" svg:y="18.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1" draw:layer="layout" svg:width="1.1cm" svg:height="1.1cm" svg:x="20.199cm" svg:y="18.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 draw:text-style-name="P1" draw:layer="layout" svg:width="1.1cm" svg:height="1.1cm" svg:x="19.6cm" svg:y="19.701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 draw:text-style-name="P1" draw:layer="layout" svg:width="1cm" svg:height="1.2cm" svg:x="14.7cm" svg:y="19.6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1" draw:layer="layout" svg:width="1.4cm" svg:height="1.4cm" svg:x="21.6cm" svg:y="18.001cm">
          <text:p/>
          <draw:enhanced-geometry svg:viewBox="0 0 21600 21600" draw:text-areas="?f7 ?f7 ?f8 ?f8"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draw:custom-shape draw:style-name="gr5" draw:text-style-name="P1" draw:layer="layout" svg:width="1cm" svg:height="1.2cm" svg:x="21.1cm" svg:y="19.6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28" draw:text-style-name="P1" draw:layer="layout" svg:x1="6.4cm" svg:y1="10.101cm" svg:x2="9.598cm" svg:y2="10.101cm">
          <text:p/>
        </draw:line>
        <draw:line draw:style-name="gr28" draw:text-style-name="P1" draw:layer="layout" svg:x1="16.402cm" svg:y1="3.701cm" svg:x2="19.6cm" svg:y2="3.701cm">
          <text:p/>
        </draw:line>
        <draw:custom-shape draw:style-name="gr1" draw:text-style-name="P1" draw:layer="layout" svg:width="1.1cm" svg:height="1.1cm" svg:x="4.501cm" svg:y="3.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1" draw:layer="layout" svg:width="1.1cm" svg:height="1.1cm" svg:x="10.4cm" svg:y="3.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 draw:text-style-name="P1" draw:layer="layout" svg:width="1.1cm" svg:height="1.1cm" svg:x="4.501cm" svg:y="5.351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 draw:text-style-name="P1" draw:layer="layout" svg:width="1cm" svg:height="1.2cm" svg:x="10.401cm" svg:y="5.3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 draw:text-style-name="P1" draw:layer="layout" svg:width="1.1cm" svg:height="1.1cm" svg:x="24.8cm" svg:y="23.89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1" draw:layer="layout" svg:width="1.1cm" svg:height="1.1cm" svg:x="30.299cm" svg:y="23.89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 draw:text-style-name="P1" draw:layer="layout" svg:width="1.1cm" svg:height="1.1cm" svg:x="24.1cm" svg:y="25.45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 draw:text-style-name="P1" draw:layer="layout" svg:width="1cm" svg:height="1.2cm" svg:x="25.5cm" svg:y="25.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1" draw:layer="layout" svg:width="1.4cm" svg:height="1.4cm" svg:x="31.7cm" svg:y="23.8cm">
          <text:p/>
          <draw:enhanced-geometry svg:viewBox="0 0 21600 21600" draw:text-areas="?f7 ?f7 ?f8 ?f8"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draw:custom-shape draw:style-name="gr5" draw:text-style-name="P1" draw:layer="layout" svg:width="1cm" svg:height="1.2cm" svg:x="31.2cm" svg:y="25.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6" draw:text-style-name="P1" draw:layer="layout" svg:width="1.1cm" svg:height="1.1cm" svg:x="29.8cm" svg:y="25.45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age>
      <draw:page draw:name="page4" draw:style-name="dp1" draw:master-page-name="Обычный">
        <draw:custom-shape draw:style-name="gr1" draw:text-style-name="P1" draw:layer="layout" svg:width="1.1cm" svg:height="1.1cm" svg:x="6.803cm" svg:y="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1" draw:layer="layout" svg:width="1.1cm" svg:height="1.1cm" svg:x="12.302cm" svg:y="5.49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 draw:text-style-name="P1" draw:layer="layout" svg:width="1.1cm" svg:height="1.1cm" svg:x="6.803cm" svg:y="7.2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 draw:text-style-name="P1" draw:layer="layout" svg:width="1cm" svg:height="1.2cm" svg:x="12.303cm" svg:y="7.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1" draw:layer="layout" svg:width="1.1cm" svg:height="1.1cm" svg:x="9.602cm" svg:y="10.19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7" draw:layer="layout" svg:width="1.2cm" svg:height="1.3cm" svg:x="9.503cm" svg:y="11.8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4354.18575593503"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line draw:style-name="gr28" draw:text-style-name="P1" draw:layer="layout" svg:x1="8.403cm" svg:y1="6.7cm" svg:x2="11.703cm" svg:y2="6.7cm">
          <text:p/>
        </draw:line>
        <draw:custom-shape draw:style-name="gr1" draw:text-style-name="P1" draw:layer="layout" svg:width="1.1cm" svg:height="1.1cm" svg:x="6.603cm" svg:y="14.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1" draw:layer="layout" svg:width="1.1cm" svg:height="1.1cm" svg:x="12.502cm" svg:y="14.49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 draw:text-style-name="P1" draw:layer="layout" svg:width="1.1cm" svg:height="1.1cm" svg:x="9.403cm" svg:y="14.5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 draw:text-style-name="P1" draw:layer="layout" svg:width="1cm" svg:height="1.2cm" svg:x="12.503cm" svg:y="16.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8" draw:text-style-name="P1" draw:layer="layout" svg:x1="8.453cm" svg:y1="15.9cm" svg:x2="11.453cm" svg:y2="15.9cm">
          <text:p/>
        </draw:line>
        <draw:line draw:style-name="gr20" draw:text-style-name="P1" draw:layer="layout" svg:x1="11.503cm" svg:y1="16.3cm" svg:x2="8.403cm" svg:y2="16.3cm">
          <text:p/>
        </draw:line>
        <draw:custom-shape draw:style-name="gr6" draw:text-style-name="P1" draw:layer="layout" svg:width="1.1cm" svg:height="1.1cm" svg:x="9.403cm" svg:y="19.29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7" draw:layer="layout" svg:width="1.2cm" svg:height="1.3cm" svg:x="9.353cm" svg:y="20.9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4354.18575593503"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line draw:style-name="gr28" draw:text-style-name="P1" draw:layer="layout" svg:x1="8.303cm" svg:y1="7.5cm" svg:x2="9.803cm" svg:y2="9.9cm">
          <text:p/>
        </draw:line>
        <draw:line draw:style-name="gr28" draw:text-style-name="P1" draw:layer="layout" svg:x1="11.903cm" svg:y1="7.5cm" svg:x2="10.403cm" svg:y2="9.9cm">
          <text:p/>
        </draw:line>
        <draw:custom-shape draw:style-name="gr8" draw:text-style-name="P1" draw:layer="layout" svg:width="1.4cm" svg:height="1.4cm" svg:x="13.703cm" svg:y="5.4cm">
          <text:p/>
          <draw:enhanced-geometry svg:viewBox="0 0 21600 21600" draw:text-areas="?f7 ?f7 ?f8 ?f8"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draw:custom-shape draw:style-name="gr9" draw:text-style-name="P1" draw:layer="layout" svg:width="1.1cm" svg:height="1.2cm" svg:x="5.203cm" svg:y="5.5cm">
          <text:p/>
          <draw:enhanced-geometry svg:viewBox="0 0 21600 21600" draw:mirror-horizontal="false" draw:mirror-vertical="false" draw:path-stretchpoint-x="10800" draw:path-stretchpoint-y="10800" draw:text-areas="?f0 ?f0 ?f1 ?f2" draw:type="quad-bevel" draw:modifiers="3962.94277929155"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29" draw:text-style-name="P1" draw:layer="layout" svg:width="1.3cm" svg:height="1.3cm" svg:x="11.303cm" svg:y="11.7cm">
          <text:p/>
          <draw:enhanced-geometry svg:viewBox="0 0 21600 21600" draw:path-stretchpoint-x="10800" draw:path-stretchpoint-y="10800" draw:text-areas="?f24 ?f26 ?f25 ?f27" draw:type="col-60da8460" draw:modifiers="3001.6348773842"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26" draw:text-style-name="P1" draw:layer="layout" svg:width="1cm" svg:height="1.2cm" svg:x="9.453cm" svg:y="16.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1" draw:layer="layout" svg:width="1.4cm" svg:height="1.4cm" svg:x="13.802cm" svg:y="14.399cm">
          <text:p/>
          <draw:enhanced-geometry svg:viewBox="0 0 21600 21600" draw:text-areas="?f7 ?f7 ?f8 ?f8"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draw:custom-shape draw:style-name="gr9" draw:text-style-name="P1" draw:layer="layout" svg:width="1.1cm" svg:height="1.2cm" svg:x="5.202cm" svg:y="14.499cm">
          <text:p/>
          <draw:enhanced-geometry svg:viewBox="0 0 21600 21600" draw:mirror-horizontal="false" draw:mirror-vertical="false" draw:path-stretchpoint-x="10800" draw:path-stretchpoint-y="10800" draw:text-areas="?f0 ?f0 ?f1 ?f2" draw:type="quad-bevel" draw:modifiers="3962.94277929155"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29" draw:text-style-name="P1" draw:layer="layout" svg:width="1.301cm" svg:height="1.301cm" svg:x="11.002cm" svg:y="20.899cm">
          <text:p/>
          <draw:enhanced-geometry svg:viewBox="0 0 21600 21600" draw:path-stretchpoint-x="10800" draw:path-stretchpoint-y="10800" draw:text-areas="?f24 ?f26 ?f25 ?f27" draw:type="col-60da8460" draw:modifiers="3818.60107609531"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1" draw:text-style-name="P1" draw:layer="layout" svg:width="1.1cm" svg:height="1.1cm" svg:x="6.602cm" svg:y="23.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1" draw:layer="layout" svg:width="1.1cm" svg:height="1.1cm" svg:x="12.501cm" svg:y="23.49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 draw:text-style-name="P1" draw:layer="layout" svg:width="1.1cm" svg:height="1.1cm" svg:x="13.903cm" svg:y="25.2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 draw:text-style-name="P1" draw:layer="layout" svg:width="1cm" svg:height="1.2cm" svg:x="12.502cm" svg:y="25.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1" draw:layer="layout" svg:width="1.1cm" svg:height="1.1cm" svg:x="9.402cm" svg:y="28.29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7" draw:layer="layout" svg:width="1.2cm" svg:height="1.3cm" svg:x="9.352cm" svg:y="29.9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4354.18575593503"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26" draw:text-style-name="P1" draw:layer="layout" svg:width="1cm" svg:height="1.2cm" svg:x="6.603cm" svg:y="2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1" draw:layer="layout" svg:width="1.4cm" svg:height="1.4cm" svg:x="13.801cm" svg:y="23.399cm">
          <text:p/>
          <draw:enhanced-geometry svg:viewBox="0 0 21600 21600" draw:text-areas="?f7 ?f7 ?f8 ?f8"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draw:custom-shape draw:style-name="gr9" draw:text-style-name="P1" draw:layer="layout" svg:width="1.1cm" svg:height="1.2cm" svg:x="5.201cm" svg:y="23.499cm">
          <text:p/>
          <draw:enhanced-geometry svg:viewBox="0 0 21600 21600" draw:mirror-horizontal="false" draw:mirror-vertical="false" draw:path-stretchpoint-x="10800" draw:path-stretchpoint-y="10800" draw:text-areas="?f0 ?f0 ?f1 ?f2" draw:type="quad-bevel" draw:modifiers="3962.94277929155"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29" draw:text-style-name="P1" draw:layer="layout" svg:width="1.301cm" svg:height="1.301cm" svg:x="11.001cm" svg:y="29.899cm">
          <text:p/>
          <draw:enhanced-geometry svg:viewBox="0 0 21600 21600" draw:path-stretchpoint-x="10800" draw:path-stretchpoint-y="10800" draw:text-areas="?f24 ?f26 ?f25 ?f27" draw:type="col-60da8460" draw:modifiers="3818.60107609531"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1" draw:text-style-name="P1" draw:layer="layout" svg:width="1.1cm" svg:height="1.1cm" svg:x="17.804cm" svg:y="5.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1" draw:layer="layout" svg:width="1.1cm" svg:height="1.1cm" svg:x="23.303cm" svg:y="5.29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 draw:text-style-name="P1" draw:layer="layout" svg:width="1.1cm" svg:height="1.1cm" svg:x="24.705cm" svg:y="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 draw:text-style-name="P1" draw:layer="layout" svg:width="1cm" svg:height="1.2cm" svg:x="21.503cm" svg:y="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1" draw:layer="layout" svg:width="1.1cm" svg:height="1.1cm" svg:x="20.604cm" svg:y="10.09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7" draw:layer="layout" svg:width="1.2cm" svg:height="1.3cm" svg:x="20.554cm" svg:y="11.7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4354.18575593503"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26" draw:text-style-name="P1" draw:layer="layout" svg:width="1cm" svg:height="1.2cm" svg:x="17.805cm" svg:y="6.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1" draw:layer="layout" svg:width="1.4cm" svg:height="1.4cm" svg:x="24.603cm" svg:y="5.199cm">
          <text:p/>
          <draw:enhanced-geometry svg:viewBox="0 0 21600 21600" draw:text-areas="?f7 ?f7 ?f8 ?f8"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draw:custom-shape draw:style-name="gr9" draw:text-style-name="P1" draw:layer="layout" svg:width="1.1cm" svg:height="1.2cm" svg:x="16.403cm" svg:y="5.299cm">
          <text:p/>
          <draw:enhanced-geometry svg:viewBox="0 0 21600 21600" draw:mirror-horizontal="false" draw:mirror-vertical="false" draw:path-stretchpoint-x="10800" draw:path-stretchpoint-y="10800" draw:text-areas="?f0 ?f0 ?f1 ?f2" draw:type="quad-bevel" draw:modifiers="3962.94277929155"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29" draw:text-style-name="P1" draw:layer="layout" svg:width="1.301cm" svg:height="1.301cm" svg:x="22.203cm" svg:y="11.699cm">
          <text:p/>
          <draw:enhanced-geometry svg:viewBox="0 0 21600 21600" draw:path-stretchpoint-x="10800" draw:path-stretchpoint-y="10800" draw:text-areas="?f24 ?f26 ?f25 ?f27" draw:type="col-60da8460" draw:modifiers="3818.60107609531"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line draw:style-name="gr18" draw:text-style-name="P1" draw:layer="layout" svg:x1="23.503cm" svg:y1="7.5cm" svg:x2="21.703cm" svg:y2="9.9cm">
          <text:p/>
        </draw:line>
        <draw:line draw:style-name="gr20" draw:text-style-name="P1" draw:layer="layout" svg:x1="22.103cm" svg:y1="10.1cm" svg:x2="23.903cm" svg:y2="7.7cm">
          <text:p/>
        </draw:line>
        <draw:custom-shape draw:style-name="gr30" draw:layer="layout" svg:width="1.2cm" svg:height="1.3cm" svg:x="23.203cm" svg:y="8.9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4354.18575593503"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 draw:text-style-name="P1" draw:layer="layout" svg:width="1.1cm" svg:height="1.1cm" svg:x="18.003cm" svg:y="13.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1" draw:layer="layout" svg:width="1.1cm" svg:height="1.1cm" svg:x="23.502cm" svg:y="13.79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 draw:text-style-name="P1" draw:layer="layout" svg:width="1.1cm" svg:height="1.1cm" svg:x="24.904cm" svg:y="15.5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 draw:text-style-name="P1" draw:layer="layout" svg:width="1cm" svg:height="1.2cm" svg:x="19.503cm" svg:y="20.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1" draw:layer="layout" svg:width="1.1cm" svg:height="1.1cm" svg:x="20.803cm" svg:y="18.59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7" draw:layer="layout" svg:width="1.2cm" svg:height="1.3cm" svg:x="20.503cm" svg:y="15.6cm">
          <text:p/>
          <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4354.18575593503"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26" draw:text-style-name="P1" draw:layer="layout" svg:width="1cm" svg:height="1.2cm" svg:x="18.004cm" svg:y="15.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1" draw:layer="layout" svg:width="1.4cm" svg:height="1.4cm" svg:x="24.802cm" svg:y="13.699cm">
          <text:p/>
          <draw:enhanced-geometry svg:viewBox="0 0 21600 21600" draw:text-areas="?f7 ?f7 ?f8 ?f8"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draw:custom-shape draw:style-name="gr9" draw:text-style-name="P1" draw:layer="layout" svg:width="1.1cm" svg:height="1.2cm" svg:x="16.602cm" svg:y="13.799cm">
          <text:p/>
          <draw:enhanced-geometry svg:viewBox="0 0 21600 21600" draw:mirror-horizontal="false" draw:mirror-vertical="false" draw:path-stretchpoint-x="10800" draw:path-stretchpoint-y="10800" draw:text-areas="?f0 ?f0 ?f1 ?f2" draw:type="quad-bevel" draw:modifiers="3962.94277929155"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29" draw:text-style-name="P1" draw:layer="layout" svg:width="1.301cm" svg:height="1.301cm" svg:x="22.402cm" svg:y="20.199cm">
          <text:p/>
          <draw:enhanced-geometry svg:viewBox="0 0 21600 21600" draw:path-stretchpoint-x="10800" draw:path-stretchpoint-y="10800" draw:text-areas="?f24 ?f26 ?f25 ?f27" draw:type="col-60da8460" draw:modifiers="3818.60107609531"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line draw:style-name="gr18" draw:text-style-name="P1" draw:layer="layout" svg:x1="21.003cm" svg:y1="18.2cm" svg:x2="19.603cm" svg:y2="15.8cm">
          <text:p/>
        </draw:line>
        <draw:line draw:style-name="gr20" draw:text-style-name="P1" draw:layer="layout" svg:x1="19.303cm" svg:y1="16.2cm" svg:x2="20.703cm" svg:y2="18.5cm">
          <text:p/>
        </draw:line>
        <draw:custom-shape draw:style-name="gr30" draw:layer="layout" svg:width="1.2cm" svg:height="1.3cm" svg:x="23.303cm" svg:y="15.4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4354.18575593503"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26" draw:text-style-name="P1" draw:layer="layout" svg:width="1.1cm" svg:height="1.1cm" svg:x="18.603cm" svg:y="17.3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 draw:text-style-name="P1" draw:layer="layout" svg:width="1.1cm" svg:height="1.1cm" svg:x="18.202cm" svg:y="23.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1" draw:layer="layout" svg:width="1.1cm" svg:height="1.1cm" svg:x="23.701cm" svg:y="23.39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 draw:text-style-name="P1" draw:layer="layout" svg:width="1.1cm" svg:height="1.1cm" svg:x="25.103cm" svg:y="25.1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 draw:text-style-name="P1" draw:layer="layout" svg:width="1cm" svg:height="1.2cm" svg:x="19.702cm" svg:y="29.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1" draw:layer="layout" svg:width="1.1cm" svg:height="1.1cm" svg:x="21.002cm" svg:y="28.19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7" draw:layer="layout" svg:width="1.2cm" svg:height="1.3cm" svg:x="17.403cm" svg:y="24.9cm">
          <text:p/>
          <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4354.18575593503"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26" draw:text-style-name="P1" draw:layer="layout" svg:width="1cm" svg:height="1.2cm" svg:x="18.803cm" svg:y="2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1" draw:layer="layout" svg:width="1.4cm" svg:height="1.4cm" svg:x="25.001cm" svg:y="23.299cm">
          <text:p/>
          <draw:enhanced-geometry svg:viewBox="0 0 21600 21600" draw:text-areas="?f7 ?f7 ?f8 ?f8"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draw:custom-shape draw:style-name="gr9" draw:text-style-name="P1" draw:layer="layout" svg:width="1.1cm" svg:height="1.2cm" svg:x="16.801cm" svg:y="23.399cm">
          <text:p/>
          <draw:enhanced-geometry svg:viewBox="0 0 21600 21600" draw:mirror-horizontal="false" draw:mirror-vertical="false" draw:path-stretchpoint-x="10800" draw:path-stretchpoint-y="10800" draw:text-areas="?f0 ?f0 ?f1 ?f2" draw:type="quad-bevel" draw:modifiers="3962.94277929155"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29" draw:text-style-name="P1" draw:layer="layout" svg:width="1.301cm" svg:height="1.301cm" svg:x="22.501cm" svg:y="29.699cm">
          <text:p/>
          <draw:enhanced-geometry svg:viewBox="0 0 21600 21600" draw:path-stretchpoint-x="10800" draw:path-stretchpoint-y="10800" draw:text-areas="?f24 ?f26 ?f25 ?f27" draw:type="col-60da8460" draw:modifiers="3818.60107609531"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30" draw:layer="layout" svg:width="1.2cm" svg:height="1.3cm" svg:x="23.502cm" svg:y="25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4354.18575593503"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26" draw:text-style-name="P1" draw:layer="layout" svg:width="1.1cm" svg:height="1.1cm" svg:x="21.003cm" svg:y="29.8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 draw:text-style-name="P1" draw:layer="layout" svg:width="1.1cm" svg:height="1.1cm" svg:x="18.201cm" svg:y="3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1" draw:layer="layout" svg:width="1.1cm" svg:height="1.1cm" svg:x="23.8cm" svg:y="32.99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 draw:text-style-name="P1" draw:layer="layout" svg:width="1.1cm" svg:height="1.1cm" svg:x="23.802cm" svg:y="34.4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 draw:text-style-name="P1" draw:layer="layout" svg:width="1cm" svg:height="1.2cm" svg:x="21.003cm" svg:y="39.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1" draw:layer="layout" svg:width="1.1cm" svg:height="1.1cm" svg:x="21.001cm" svg:y="38.29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7" draw:layer="layout" svg:width="1.2cm" svg:height="1.3cm" svg:x="18.102cm" svg:y="34.5cm">
          <text:p/>
          <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4354.18575593503"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26" draw:text-style-name="P1" draw:layer="layout" svg:width="1cm" svg:height="1.2cm" svg:x="21.103cm" svg:y="33.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1" draw:layer="layout" svg:width="1.4cm" svg:height="1.4cm" svg:x="25.1cm" svg:y="32.899cm">
          <text:p/>
          <draw:enhanced-geometry svg:viewBox="0 0 21600 21600" draw:text-areas="?f7 ?f7 ?f8 ?f8"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draw:custom-shape draw:style-name="gr9" draw:text-style-name="P1" draw:layer="layout" svg:width="1.1cm" svg:height="1.2cm" svg:x="16.8cm" svg:y="32.999cm">
          <text:p/>
          <draw:enhanced-geometry svg:viewBox="0 0 21600 21600" draw:mirror-horizontal="false" draw:mirror-vertical="false" draw:path-stretchpoint-x="10800" draw:path-stretchpoint-y="10800" draw:text-areas="?f0 ?f0 ?f1 ?f2" draw:type="quad-bevel" draw:modifiers="3962.94277929155"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29" draw:text-style-name="P1" draw:layer="layout" svg:width="1.301cm" svg:height="1.301cm" svg:x="22.402cm" svg:y="38.2cm">
          <text:p/>
          <draw:enhanced-geometry svg:viewBox="0 0 21600 21600" draw:path-stretchpoint-x="10800" draw:path-stretchpoint-y="10800" draw:text-areas="?f24 ?f26 ?f25 ?f27" draw:type="col-60da8460" draw:modifiers="3818.60107609531"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30" draw:layer="layout" svg:width="1.2cm" svg:height="1.3cm" svg:x="22.503cm" svg:y="36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4354.18575593503"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26" draw:text-style-name="P1" draw:layer="layout" svg:width="1.1cm" svg:height="1.1cm" svg:x="19.603cm" svg:y="36.1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7" draw:text-style-name="P1" draw:layer="layout" svg:x1="23.003cm" svg:y1="34.8cm" svg:x2="20.103cm" svg:y2="34.8cm">
          <text:p/>
        </draw:line>
        <draw:line draw:style-name="gr27" draw:text-style-name="P1" draw:layer="layout" svg:x1="20.103cm" svg:y1="34.8cm" svg:x2="21.603cm" svg:y2="37.3cm">
          <text:p/>
        </draw:line>
        <draw:line draw:style-name="gr27" draw:text-style-name="P1" draw:layer="layout" svg:x1="21.603cm" svg:y1="37.3cm" svg:x2="23.003cm" svg:y2="34.8cm">
          <text:p/>
        </draw:line>
        <draw:custom-shape draw:style-name="gr1" draw:text-style-name="P1" draw:layer="layout" svg:width="1.1cm" svg:height="1.1cm" svg:x="10.804cm" svg:y="38.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1" draw:layer="layout" svg:width="1.1cm" svg:height="1.1cm" svg:x="16.103cm" svg:y="38.59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 draw:text-style-name="P1" draw:layer="layout" svg:width="1.1cm" svg:height="1.1cm" svg:x="16.105cm" svg:y="40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 draw:text-style-name="P1" draw:layer="layout" svg:width="1cm" svg:height="1.2cm" svg:x="13.506cm" svg:y="44.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1" draw:layer="layout" svg:width="1.1cm" svg:height="1.1cm" svg:x="13.504cm" svg:y="43.39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7" draw:layer="layout" svg:width="1.2cm" svg:height="1.3cm" svg:x="10.705cm" svg:y="40.1cm">
          <text:p/>
          <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4354.18575593503"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8" draw:text-style-name="P1" draw:layer="layout" svg:width="1.4cm" svg:height="1.4cm" svg:x="17.403cm" svg:y="38.499cm">
          <text:p/>
          <draw:enhanced-geometry svg:viewBox="0 0 21600 21600" draw:text-areas="?f7 ?f7 ?f8 ?f8"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draw:custom-shape draw:style-name="gr9" draw:text-style-name="P1" draw:layer="layout" svg:width="1.1cm" svg:height="1.2cm" svg:x="9.403cm" svg:y="38.599cm">
          <text:p/>
          <draw:enhanced-geometry svg:viewBox="0 0 21600 21600" draw:mirror-horizontal="false" draw:mirror-vertical="false" draw:path-stretchpoint-x="10800" draw:path-stretchpoint-y="10800" draw:text-areas="?f0 ?f0 ?f1 ?f2" draw:type="quad-bevel" draw:modifiers="3962.94277929155"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29" draw:text-style-name="P1" draw:layer="layout" svg:width="1.301cm" svg:height="1.301cm" svg:x="14.905cm" svg:y="43.3cm">
          <text:p/>
          <draw:enhanced-geometry svg:viewBox="0 0 21600 21600" draw:path-stretchpoint-x="10800" draw:path-stretchpoint-y="10800" draw:text-areas="?f24 ?f26 ?f25 ?f27" draw:type="col-60da8460" draw:modifiers="3818.60107609531"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page>
      <draw:page draw:name="page5" draw:style-name="dp1" draw:master-page-name="Обычный">
        <draw:custom-shape draw:style-name="gr1" draw:text-style-name="P1" draw:layer="layout" svg:width="1.1cm" svg:height="1.1cm" svg:x="2.2cm" svg:y="2.20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1" draw:layer="layout" svg:width="1.1cm" svg:height="1.1cm" svg:x="8.099cm" svg:y="2.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6" draw:text-style-name="P1" draw:layer="layout" svg:width="1.1cm" svg:height="1.1cm" svg:x="2.2cm" svg:y="3.7cm">
          <text:p text:style-name="P1">7</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7" draw:text-style-name="P1" draw:layer="layout" svg:width="1cm" svg:height="1.2cm" svg:x="8.1cm" svg:y="3.801cm">
          <text:p text:style-name="P1">5</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1" draw:layer="layout" svg:width="1.1cm" svg:height="1.1cm" svg:x="5cm" svg:y="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1" draw:layer="layout" svg:width="0.8cm" svg:height="0.8cm" svg:x="4.7cm" svg:y="8.6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 draw:layer="layout" svg:width="0.8cm" svg:height="0.8cm" svg:x="5.199cm" svg:y="8.499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 draw:layer="layout" svg:width="0.8cm" svg:height="0.8cm" svg:x="5.799cm" svg:y="8.499cm">
          <text:p text:style-name="P1">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1.1cm" svg:height="1.1cm" svg:x="2.2cm" svg:y="11.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1" draw:layer="layout" svg:width="1.1cm" svg:height="1.1cm" svg:x="7.799cm" svg:y="11.49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6" draw:text-style-name="P1" draw:layer="layout" svg:width="1.1cm" svg:height="1.1cm" svg:x="2.6cm" svg:y="14.5cm">
          <text:p text:style-name="P1">7</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7" draw:text-style-name="P1" draw:layer="layout" svg:width="1cm" svg:height="1.2cm" svg:x="7.8cm" svg:y="13.1cm">
          <text:p text:style-name="P1">5</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8" draw:text-style-name="P1" draw:layer="layout" svg:x1="5cm" svg:y1="15.7cm" svg:x2="3.7cm" svg:y2="13.1cm">
          <text:p/>
        </draw:line>
        <draw:custom-shape draw:style-name="gr13" draw:text-style-name="P1" draw:layer="layout" svg:width="1.1cm" svg:height="1.1cm" svg:x="4.9cm" svg:y="16.09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1" draw:layer="layout" svg:width="0.8cm" svg:height="0.8cm" svg:x="5cm" svg:y="17.7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 draw:layer="layout" svg:width="0.8cm" svg:height="0.8cm" svg:x="4.5cm" svg:y="13.6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 draw:layer="layout" svg:width="0.8cm" svg:height="0.8cm" svg:x="5.1cm" svg:y="13.6cm">
          <text:p text:style-name="P1">5</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 draw:text-style-name="P1" draw:layer="layout" svg:x1="3.4cm" svg:y1="13.3cm" svg:x2="4.7cm" svg:y2="15.9cm">
          <text:p/>
        </draw:line>
        <draw:custom-shape draw:style-name="gr1" draw:text-style-name="P1" draw:layer="layout" svg:width="1.1cm" svg:height="1.1cm" svg:x="2.2cm" svg:y="20.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1" draw:layer="layout" svg:width="1.1cm" svg:height="1.1cm" svg:x="7.799cm" svg:y="20.19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6" draw:text-style-name="P1" draw:layer="layout" svg:width="1.1cm" svg:height="1.1cm" svg:x="4.3cm" svg:y="26.2cm">
          <text:p text:style-name="P1">7</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7" draw:text-style-name="P1" draw:layer="layout" svg:width="1cm" svg:height="1.2cm" svg:x="7.8cm" svg:y="21.8cm">
          <text:p text:style-name="P1">5</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1" draw:layer="layout" svg:width="1.1cm" svg:height="1.1cm" svg:x="4.9cm" svg:y="24.79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1" draw:layer="layout" svg:width="0.8cm" svg:height="0.8cm" svg:x="5.6cm" svg:y="26.3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 draw:layer="layout" svg:width="0.8cm" svg:height="0.8cm" svg:x="2.1cm" svg:y="21.7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 draw:layer="layout" svg:width="0.8cm" svg:height="0.8cm" svg:x="2.7cm" svg:y="21.7cm">
          <text:p text:style-name="P1">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1.1cm" svg:height="1.1cm" svg:x="11.6cm" svg:y="6.50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1" draw:layer="layout" svg:width="1.1cm" svg:height="1.1cm" svg:x="17.199cm" svg:y="6.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6" draw:text-style-name="P1" draw:layer="layout" svg:width="1.1cm" svg:height="1.1cm" svg:x="14cm" svg:y="11.6cm">
          <text:p text:style-name="P1">7</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7" draw:text-style-name="P1" draw:layer="layout" svg:width="1cm" svg:height="1.2cm" svg:x="14.45cm" svg:y="5.5cm">
          <text:p text:style-name="P1">5</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8" draw:text-style-name="P1" draw:layer="layout" svg:x1="13.5cm" svg:y1="7.3cm" svg:x2="16.4cm" svg:y2="7.3cm">
          <text:p/>
        </draw:line>
        <draw:custom-shape draw:style-name="gr13" draw:text-style-name="P1" draw:layer="layout" svg:width="1.1cm" svg:height="1.1cm" svg:x="14.5cm" svg:y="10.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1" draw:layer="layout" svg:width="0.8cm" svg:height="0.8cm" svg:x="15.3cm" svg:y="11.7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 draw:layer="layout" svg:width="0.8cm" svg:height="0.8cm" svg:x="11.75cm" svg:y="7.8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 draw:layer="layout" svg:width="0.8cm" svg:height="0.8cm" svg:x="14.55cm" svg:y="7.6cm">
          <text:p text:style-name="P1">5</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 draw:text-style-name="P1" draw:layer="layout" svg:x1="16.4cm" svg:y1="7cm" svg:x2="13.5cm" svg:y2="7cm">
          <text:p/>
        </draw:line>
        <draw:custom-shape draw:style-name="gr1" draw:text-style-name="P1" draw:layer="layout" svg:width="1.1cm" svg:height="1.1cm" svg:x="11.7cm" svg:y="16.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1" draw:layer="layout" svg:width="1.1cm" svg:height="1.1cm" svg:x="17.299cm" svg:y="16.19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6" draw:text-style-name="P1" draw:layer="layout" svg:width="1.1cm" svg:height="1.1cm" svg:x="14cm" svg:y="21.299cm">
          <text:p text:style-name="P1">7</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7" draw:text-style-name="P1" draw:layer="layout" svg:width="1cm" svg:height="1.2cm" svg:x="11.4cm" svg:y="17.6cm">
          <text:p text:style-name="P1">5</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1" draw:layer="layout" svg:width="1.1cm" svg:height="1.1cm" svg:x="14.6cm" svg:y="19.89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1" draw:layer="layout" svg:width="0.8cm" svg:height="0.8cm" svg:x="15.4cm" svg:y="21.499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 draw:layer="layout" svg:width="0.8cm" svg:height="0.8cm" svg:x="12.7cm" svg:y="17.9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 draw:layer="layout" svg:width="0.8cm" svg:height="0.8cm" svg:x="17.449cm" svg:y="17.6cm">
          <text:p text:style-name="P1">5</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6" draw:style-name="dp1" draw:master-page-name="Обычный">
        <draw:custom-shape draw:style-name="gr13" draw:text-style-name="P1" draw:layer="layout" svg:width="1cm" svg:height="1.4cm" svg:x="10.55cm" svg:y="6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 draw:text-style-name="P1" draw:layer="layout" svg:width="1.1cm" svg:height="1.1cm" svg:x="2.1cm" svg:y="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1" draw:layer="layout" svg:width="1.1cm" svg:height="1.1cm" svg:x="7.599cm" svg:y="1.99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6" draw:text-style-name="P1" draw:layer="layout" svg:width="1.1cm" svg:height="1.1cm" svg:x="2.1cm" svg:y="3.7cm">
          <text:p text:style-name="P1">2</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7" draw:text-style-name="P1" draw:layer="layout" svg:width="1cm" svg:height="1.2cm" svg:x="7.6cm" svg:y="3.6cm">
          <text:p text:style-name="P1">5</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1" draw:layer="layout" svg:width="1.1cm" svg:height="1.1cm" svg:x="4.899cm" svg:y="6.69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9" draw:layer="layout" svg:width="1.2cm" svg:height="1.3cm" svg:x="4.8cm" svg:y="8.3cm">
          <text:p>8</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4354.18575593503"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3" draw:text-style-name="P1" draw:layer="layout" svg:width="1.1cm" svg:height="1.1cm" svg:x="10.5cm" svg:y="6.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1" draw:layer="layout" svg:width="0.8cm" svg:height="0.8cm" svg:x="12cm" svg:y="6.2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 draw:layer="layout" svg:width="0.8cm" svg:height="0.8cm" svg:x="12.499cm" svg:y="6.099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 draw:layer="layout" svg:width="0.8cm" svg:height="0.8cm" svg:x="13.099cm" svg:y="6.099cm">
          <text:p text:style-name="P1">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 draw:layer="layout" svg:width="0.8cm" svg:height="0.8cm" svg:x="12cm" svg:y="6.7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 draw:layer="layout" svg:width="0.8cm" svg:height="0.8cm" svg:x="12.499cm" svg:y="6.599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 draw:layer="layout" svg:width="0.8cm" svg:height="0.8cm" svg:x="13.099cm" svg:y="6.599cm">
          <text:p text:style-name="P1">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 draw:layer="layout" svg:width="1.2cm" svg:height="0.6cm" svg:x="9.5cm" svg:y="8cm">
          <text:p text:style-name="P1">1</text:p>
          <draw:enhanced-geometry svg:viewBox="0 0 21600 21600" draw:type="rectangle" draw:enhanced-path="M 0 0 L 21600 0 21600 21600 0 21600 0 0 Z N"/>
        </draw:custom-shape>
        <draw:custom-shape draw:style-name="gr32" draw:text-style-name="P1" draw:layer="layout" svg:width="1.2cm" svg:height="0.6cm" svg:x="10.399cm" svg:y="7.799cm">
          <text:p text:style-name="P1">2</text:p>
          <draw:enhanced-geometry svg:viewBox="0 0 21600 21600" draw:type="rectangle" draw:enhanced-path="M 0 0 L 21600 0 21600 21600 0 21600 0 0 Z N"/>
        </draw:custom-shape>
        <draw:custom-shape draw:style-name="gr32" draw:text-style-name="P1" draw:layer="layout" svg:width="1.2cm" svg:height="0.6cm" svg:x="11.399cm" svg:y="7.899cm">
          <text:p text:style-name="P1">5</text:p>
          <draw:enhanced-geometry svg:viewBox="0 0 21600 21600" draw:type="rectangle" draw:enhanced-path="M 0 0 L 21600 0 21600 21600 0 21600 0 0 Z N"/>
        </draw:custom-shape>
        <draw:custom-shape draw:style-name="gr32" draw:text-style-name="P1" draw:layer="layout" svg:width="1.2cm" svg:height="0.6cm" svg:x="9.5cm" svg:y="8.8cm">
          <text:p text:style-name="P1">1</text:p>
          <draw:enhanced-geometry svg:viewBox="0 0 21600 21600" draw:type="rectangle" draw:enhanced-path="M 0 0 L 21600 0 21600 21600 0 21600 0 0 Z N"/>
        </draw:custom-shape>
        <draw:custom-shape draw:style-name="gr32" draw:text-style-name="P1" draw:layer="layout" svg:width="1.2cm" svg:height="0.6cm" svg:x="10.399cm" svg:y="8.599cm">
          <text:p text:style-name="P1">2</text:p>
          <draw:enhanced-geometry svg:viewBox="0 0 21600 21600" draw:type="rectangle" draw:enhanced-path="M 0 0 L 21600 0 21600 21600 0 21600 0 0 Z N"/>
        </draw:custom-shape>
        <draw:custom-shape draw:style-name="gr32" draw:text-style-name="P1" draw:layer="layout" svg:width="1.2cm" svg:height="0.6cm" svg:x="11.399cm" svg:y="8.699cm">
          <text:p text:style-name="P1">5</text:p>
          <draw:enhanced-geometry svg:viewBox="0 0 21600 21600" draw:type="rectangle" draw:enhanced-path="M 0 0 L 21600 0 21600 21600 0 21600 0 0 Z N"/>
        </draw:custom-shape>
        <draw:custom-shape draw:style-name="gr13" draw:text-style-name="P1" draw:layer="layout" svg:width="1cm" svg:height="1.4cm" svg:x="10.451cm" svg:y="16.001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 draw:text-style-name="P1" draw:layer="layout" svg:width="1.1cm" svg:height="1.1cm" svg:x="2.001cm" svg:y="12.00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1" draw:layer="layout" svg:width="1.1cm" svg:height="1.1cm" svg:x="7.5cm" svg:y="1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6" draw:text-style-name="P1" draw:layer="layout" svg:width="1.1cm" svg:height="1.1cm" svg:x="2.001cm" svg:y="13.701cm">
          <text:p text:style-name="P1">2</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7" draw:text-style-name="P1" draw:layer="layout" svg:width="1cm" svg:height="1.2cm" svg:x="7.501cm" svg:y="13.601cm">
          <text:p text:style-name="P1">5</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1" draw:layer="layout" svg:width="1.1cm" svg:height="1.1cm" svg:x="4.8cm" svg:y="16.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9" draw:layer="layout" svg:width="1.2cm" svg:height="1.3cm" svg:x="7.1cm" svg:y="17.1cm">
          <text:p>8</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4354.18575593503"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3" draw:text-style-name="P1" draw:layer="layout" svg:width="1.1cm" svg:height="1.1cm" svg:x="10.401cm" svg:y="16.30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1" draw:layer="layout" svg:width="0.8cm" svg:height="0.8cm" svg:x="11.901cm" svg:y="16.201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 draw:layer="layout" svg:width="0.8cm" svg:height="0.8cm" svg:x="12.4cm" svg:y="16.1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 draw:layer="layout" svg:width="0.8cm" svg:height="0.8cm" svg:x="13cm" svg:y="16.1cm">
          <text:p text:style-name="P1">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 draw:layer="layout" svg:width="0.8cm" svg:height="0.8cm" svg:x="11.901cm" svg:y="16.701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 draw:layer="layout" svg:width="0.8cm" svg:height="0.8cm" svg:x="12.4cm" svg:y="16.6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 draw:layer="layout" svg:width="0.8cm" svg:height="0.8cm" svg:x="13cm" svg:y="16.6cm">
          <text:p text:style-name="P1">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 draw:layer="layout" svg:width="1.2cm" svg:height="0.6cm" svg:x="9.401cm" svg:y="18.001cm">
          <text:p text:style-name="P1">1</text:p>
          <draw:enhanced-geometry svg:viewBox="0 0 21600 21600" draw:type="rectangle" draw:enhanced-path="M 0 0 L 21600 0 21600 21600 0 21600 0 0 Z N"/>
        </draw:custom-shape>
        <draw:custom-shape draw:style-name="gr32" draw:text-style-name="P1" draw:layer="layout" svg:width="1.2cm" svg:height="0.6cm" svg:x="10.3cm" svg:y="17.8cm">
          <text:p text:style-name="P1">2</text:p>
          <draw:enhanced-geometry svg:viewBox="0 0 21600 21600" draw:type="rectangle" draw:enhanced-path="M 0 0 L 21600 0 21600 21600 0 21600 0 0 Z N"/>
        </draw:custom-shape>
        <draw:custom-shape draw:style-name="gr32" draw:text-style-name="P1" draw:layer="layout" svg:width="1.2cm" svg:height="0.6cm" svg:x="11.3cm" svg:y="17.9cm">
          <text:p text:style-name="P1">5</text:p>
          <draw:enhanced-geometry svg:viewBox="0 0 21600 21600" draw:type="rectangle" draw:enhanced-path="M 0 0 L 21600 0 21600 21600 0 21600 0 0 Z N"/>
        </draw:custom-shape>
        <draw:custom-shape draw:style-name="gr32" draw:text-style-name="P1" draw:layer="layout" svg:width="1.2cm" svg:height="0.6cm" svg:x="6.301cm" svg:y="19.601cm">
          <text:p text:style-name="P1">1</text:p>
          <draw:enhanced-geometry svg:viewBox="0 0 21600 21600" draw:type="rectangle" draw:enhanced-path="M 0 0 L 21600 0 21600 21600 0 21600 0 0 Z N"/>
        </draw:custom-shape>
        <draw:custom-shape draw:style-name="gr32" draw:text-style-name="P1" draw:layer="layout" svg:width="1.2cm" svg:height="0.6cm" svg:x="7.2cm" svg:y="19.4cm">
          <text:p text:style-name="P1">2</text:p>
          <draw:enhanced-geometry svg:viewBox="0 0 21600 21600" draw:type="rectangle" draw:enhanced-path="M 0 0 L 21600 0 21600 21600 0 21600 0 0 Z N"/>
        </draw:custom-shape>
        <draw:custom-shape draw:style-name="gr32" draw:text-style-name="P1" draw:layer="layout" svg:width="1.2cm" svg:height="0.6cm" svg:x="8.2cm" svg:y="19.5cm">
          <text:p text:style-name="P1">5</text:p>
          <draw:enhanced-geometry svg:viewBox="0 0 21600 21600" draw:type="rectangle" draw:enhanced-path="M 0 0 L 21600 0 21600 21600 0 21600 0 0 Z N"/>
        </draw:custom-shape>
        <draw:line draw:style-name="gr18" draw:text-style-name="P1" draw:layer="layout" svg:x1="6.2cm" svg:y1="18.7cm" svg:x2="9.1cm" svg:y2="18.7cm">
          <text:p/>
        </draw:line>
        <draw:line draw:style-name="gr18" draw:text-style-name="P1" draw:layer="layout" svg:x1="9.1cm" svg:y1="19cm" svg:x2="6.2cm" svg:y2="19cm">
          <text:p/>
        </draw:line>
        <draw:custom-shape draw:style-name="gr13" draw:text-style-name="P1" draw:layer="layout" svg:width="1cm" svg:height="1.4cm" svg:x="10.35cm" svg:y="25.6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 draw:text-style-name="P1" draw:layer="layout" svg:width="1.1cm" svg:height="1.1cm" svg:x="1.9cm" svg:y="21.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1" draw:layer="layout" svg:width="1.1cm" svg:height="1.1cm" svg:x="7.399cm" svg:y="21.59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6" draw:text-style-name="P1" draw:layer="layout" svg:width="1.1cm" svg:height="1.1cm" svg:x="1.9cm" svg:y="23.3cm">
          <text:p text:style-name="P1">2</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7" draw:text-style-name="P1" draw:layer="layout" svg:width="1cm" svg:height="1.2cm" svg:x="7.4cm" svg:y="23.2cm">
          <text:p text:style-name="P1">5</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1" draw:layer="layout" svg:width="1.1cm" svg:height="1.1cm" svg:x="4.699cm" svg:y="26.29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9" draw:layer="layout" svg:width="1.2cm" svg:height="1.3cm" svg:x="12.7cm" svg:y="27.3cm">
          <text:p>8</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4354.18575593503"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3" draw:text-style-name="P1" draw:layer="layout" svg:width="1.1cm" svg:height="1.1cm" svg:x="10.3cm" svg:y="25.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1" draw:layer="layout" svg:width="0.8cm" svg:height="0.8cm" svg:x="11.8cm" svg:y="25.8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 draw:layer="layout" svg:width="0.8cm" svg:height="0.8cm" svg:x="12.299cm" svg:y="25.699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 draw:layer="layout" svg:width="0.8cm" svg:height="0.8cm" svg:x="12.899cm" svg:y="25.699cm">
          <text:p text:style-name="P1">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 draw:layer="layout" svg:width="0.8cm" svg:height="0.8cm" svg:x="11.8cm" svg:y="26.3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 draw:layer="layout" svg:width="0.8cm" svg:height="0.8cm" svg:x="12.299cm" svg:y="26.199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 draw:layer="layout" svg:width="0.8cm" svg:height="0.8cm" svg:x="12.899cm" svg:y="26.199cm">
          <text:p text:style-name="P1">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 draw:layer="layout" svg:width="1.2cm" svg:height="0.6cm" svg:x="9.3cm" svg:y="27.6cm">
          <text:p text:style-name="P1">1</text:p>
          <draw:enhanced-geometry svg:viewBox="0 0 21600 21600" draw:type="rectangle" draw:enhanced-path="M 0 0 L 21600 0 21600 21600 0 21600 0 0 Z N"/>
        </draw:custom-shape>
        <draw:custom-shape draw:style-name="gr32" draw:text-style-name="P1" draw:layer="layout" svg:width="1.2cm" svg:height="0.6cm" svg:x="10.199cm" svg:y="27.399cm">
          <text:p text:style-name="P1">2</text:p>
          <draw:enhanced-geometry svg:viewBox="0 0 21600 21600" draw:type="rectangle" draw:enhanced-path="M 0 0 L 21600 0 21600 21600 0 21600 0 0 Z N"/>
        </draw:custom-shape>
        <draw:custom-shape draw:style-name="gr32" draw:text-style-name="P1" draw:layer="layout" svg:width="1.2cm" svg:height="0.6cm" svg:x="11.199cm" svg:y="27.499cm">
          <text:p text:style-name="P1">5</text:p>
          <draw:enhanced-geometry svg:viewBox="0 0 21600 21600" draw:type="rectangle" draw:enhanced-path="M 0 0 L 21600 0 21600 21600 0 21600 0 0 Z N"/>
        </draw:custom-shape>
        <draw:custom-shape draw:style-name="gr32" draw:text-style-name="P1" draw:layer="layout" svg:width="1.2cm" svg:height="0.6cm" svg:x="3.801cm" svg:y="28.101cm">
          <text:p text:style-name="P1">1</text:p>
          <draw:enhanced-geometry svg:viewBox="0 0 21600 21600" draw:type="rectangle" draw:enhanced-path="M 0 0 L 21600 0 21600 21600 0 21600 0 0 Z N"/>
        </draw:custom-shape>
        <draw:custom-shape draw:style-name="gr32" draw:text-style-name="P1" draw:layer="layout" svg:width="1.2cm" svg:height="0.6cm" svg:x="4.7cm" svg:y="27.9cm">
          <text:p text:style-name="P1">2</text:p>
          <draw:enhanced-geometry svg:viewBox="0 0 21600 21600" draw:type="rectangle" draw:enhanced-path="M 0 0 L 21600 0 21600 21600 0 21600 0 0 Z N"/>
        </draw:custom-shape>
        <draw:custom-shape draw:style-name="gr32" draw:text-style-name="P1" draw:layer="layout" svg:width="1.2cm" svg:height="0.6cm" svg:x="5.7cm" svg:y="28cm">
          <text:p text:style-name="P1">5</text:p>
          <draw:enhanced-geometry svg:viewBox="0 0 21600 21600" draw:type="rectangle" draw:enhanced-path="M 0 0 L 21600 0 21600 21600 0 21600 0 0 Z N"/>
        </draw:custom-shape>
      </draw:page>
      <draw:page draw:name="page7" draw:style-name="dp1" draw:master-page-name="Обычный">
        <draw:custom-shape draw:style-name="gr13" draw:text-style-name="P1" draw:layer="layout" svg:width="1cm" svg:height="1.4cm" svg:x="10.75cm" svg:y="5.501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 draw:text-style-name="P1" draw:layer="layout" svg:width="1.1cm" svg:height="1.1cm" svg:x="2.2cm" svg:y="1.70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1" draw:layer="layout" svg:width="1.1cm" svg:height="1.1cm" svg:x="7.699cm" svg:y="1.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6" draw:text-style-name="P1" draw:layer="layout" svg:width="1.1cm" svg:height="1.1cm" svg:x="2.6cm" svg:y="4.7cm">
          <text:p text:style-name="P1">2</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7" draw:text-style-name="P1" draw:layer="layout" svg:width="1cm" svg:height="1.2cm" svg:x="7.5cm" svg:y="4.4cm">
          <text:p text:style-name="P1">5</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1" draw:layer="layout" svg:width="1.1cm" svg:height="1.1cm" svg:x="5.099cm" svg:y="6.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9" draw:layer="layout" svg:width="1.2cm" svg:height="1.3cm" svg:x="13.1cm" svg:y="7.201cm">
          <text:p>8</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4354.18575593503"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3" draw:text-style-name="P1" draw:layer="layout" svg:width="1.1cm" svg:height="1.1cm" svg:x="10.7cm" svg:y="5.80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1" draw:layer="layout" svg:width="0.8cm" svg:height="0.8cm" svg:x="12.2cm" svg:y="5.701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 draw:layer="layout" svg:width="0.8cm" svg:height="0.8cm" svg:x="12.699cm" svg:y="5.6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 draw:layer="layout" svg:width="0.8cm" svg:height="0.8cm" svg:x="13.299cm" svg:y="5.6cm">
          <text:p text:style-name="P1">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 draw:layer="layout" svg:width="0.8cm" svg:height="0.8cm" svg:x="12.2cm" svg:y="6.201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 draw:layer="layout" svg:width="0.8cm" svg:height="0.8cm" svg:x="12.699cm" svg:y="6.1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 draw:layer="layout" svg:width="0.8cm" svg:height="0.8cm" svg:x="13.299cm" svg:y="6.1cm">
          <text:p text:style-name="P1">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 draw:layer="layout" svg:width="1.2cm" svg:height="0.6cm" svg:x="9.7cm" svg:y="7.501cm">
          <text:p text:style-name="P1">1</text:p>
          <draw:enhanced-geometry svg:viewBox="0 0 21600 21600" draw:type="rectangle" draw:enhanced-path="M 0 0 L 21600 0 21600 21600 0 21600 0 0 Z N"/>
        </draw:custom-shape>
        <draw:custom-shape draw:style-name="gr32" draw:text-style-name="P1" draw:layer="layout" svg:width="1.2cm" svg:height="0.6cm" svg:x="10.599cm" svg:y="7.3cm">
          <text:p text:style-name="P1">2</text:p>
          <draw:enhanced-geometry svg:viewBox="0 0 21600 21600" draw:type="rectangle" draw:enhanced-path="M 0 0 L 21600 0 21600 21600 0 21600 0 0 Z N"/>
        </draw:custom-shape>
        <draw:custom-shape draw:style-name="gr32" draw:text-style-name="P1" draw:layer="layout" svg:width="1.2cm" svg:height="0.6cm" svg:x="11.599cm" svg:y="7.4cm">
          <text:p text:style-name="P1">5</text:p>
          <draw:enhanced-geometry svg:viewBox="0 0 21600 21600" draw:type="rectangle" draw:enhanced-path="M 0 0 L 21600 0 21600 21600 0 21600 0 0 Z N"/>
        </draw:custom-shape>
        <draw:custom-shape draw:style-name="gr32" draw:text-style-name="P1" draw:layer="layout" svg:width="1.2cm" svg:height="0.6cm" svg:x="5cm" svg:y="7.5cm">
          <text:p text:style-name="P1">1</text:p>
          <draw:enhanced-geometry svg:viewBox="0 0 21600 21600" draw:type="rectangle" draw:enhanced-path="M 0 0 L 21600 0 21600 21600 0 21600 0 0 Z N"/>
        </draw:custom-shape>
        <draw:custom-shape draw:style-name="gr32" draw:text-style-name="P1" draw:layer="layout" svg:width="1.2cm" svg:height="0.6cm" svg:x="4.5cm" svg:y="4.3cm">
          <text:p text:style-name="P1">2</text:p>
          <draw:enhanced-geometry svg:viewBox="0 0 21600 21600" draw:type="rectangle" draw:enhanced-path="M 0 0 L 21600 0 21600 21600 0 21600 0 0 Z N"/>
        </draw:custom-shape>
        <draw:custom-shape draw:style-name="gr32" draw:text-style-name="P1" draw:layer="layout" svg:width="1.2cm" svg:height="0.6cm" svg:x="5.8cm" svg:y="3.4cm">
          <text:p text:style-name="P1">5</text:p>
          <draw:enhanced-geometry svg:viewBox="0 0 21600 21600" draw:type="rectangle" draw:enhanced-path="M 0 0 L 21600 0 21600 21600 0 21600 0 0 Z N"/>
        </draw:custom-shape>
        <draw:line draw:style-name="gr18" draw:text-style-name="P1" draw:layer="layout" svg:x1="3cm" svg:y1="3.3cm" svg:x2="4.7cm" svg:y2="6cm">
          <text:p/>
        </draw:line>
        <draw:line draw:style-name="gr18" draw:text-style-name="P1" draw:layer="layout" svg:x1="4.9cm" svg:y1="5.7cm" svg:x2="3.3cm" svg:y2="3.1cm">
          <text:p/>
        </draw:line>
        <draw:line draw:style-name="gr18" draw:text-style-name="P1" draw:layer="layout" svg:x1="6.1cm" svg:y1="5.6cm" svg:x2="7.8cm" svg:y2="3cm">
          <text:p/>
        </draw:line>
        <draw:line draw:style-name="gr18" draw:text-style-name="P1" draw:layer="layout" svg:x1="8cm" svg:y1="3.3cm" svg:x2="6.4cm" svg:y2="5.8cm">
          <text:p/>
        </draw:line>
        <draw:custom-shape draw:style-name="gr13" draw:text-style-name="P1" draw:layer="layout" svg:width="1cm" svg:height="1.4cm" svg:x="10.55cm" svg:y="14.099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 draw:text-style-name="P1" draw:layer="layout" svg:width="1.1cm" svg:height="1.1cm" svg:x="2.1cm" svg:y="10.09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1" draw:layer="layout" svg:width="1.1cm" svg:height="1.1cm" svg:x="7.599cm" svg:y="10.09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6" draw:text-style-name="P1" draw:layer="layout" svg:width="1.1cm" svg:height="1.1cm" svg:x="3.4cm" svg:y="15.9cm">
          <text:p text:style-name="P1">2</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7" draw:text-style-name="P1" draw:layer="layout" svg:width="1cm" svg:height="1.2cm" svg:x="6.4cm" svg:y="15.7cm">
          <text:p text:style-name="P1">5</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1" draw:layer="layout" svg:width="1.1cm" svg:height="1.1cm" svg:x="4.899cm" svg:y="14.79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9" draw:layer="layout" svg:width="1.2cm" svg:height="1.3cm" svg:x="12.9cm" svg:y="15.799cm">
          <text:p>8</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4354.18575593503"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3" draw:text-style-name="P1" draw:layer="layout" svg:width="1.1cm" svg:height="1.1cm" svg:x="10.5cm" svg:y="14.39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1" draw:layer="layout" svg:width="0.8cm" svg:height="0.8cm" svg:x="12cm" svg:y="14.299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 draw:layer="layout" svg:width="0.8cm" svg:height="0.8cm" svg:x="12.499cm" svg:y="14.198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 draw:layer="layout" svg:width="0.8cm" svg:height="0.8cm" svg:x="13.099cm" svg:y="14.198cm">
          <text:p text:style-name="P1">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 draw:layer="layout" svg:width="0.8cm" svg:height="0.8cm" svg:x="12cm" svg:y="14.799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 draw:layer="layout" svg:width="0.8cm" svg:height="0.8cm" svg:x="12.499cm" svg:y="14.698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 draw:layer="layout" svg:width="0.8cm" svg:height="0.8cm" svg:x="13.099cm" svg:y="14.698cm">
          <text:p text:style-name="P1">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 draw:layer="layout" svg:width="1.2cm" svg:height="0.6cm" svg:x="9.5cm" svg:y="16.099cm">
          <text:p text:style-name="P1">1</text:p>
          <draw:enhanced-geometry svg:viewBox="0 0 21600 21600" draw:type="rectangle" draw:enhanced-path="M 0 0 L 21600 0 21600 21600 0 21600 0 0 Z N"/>
        </draw:custom-shape>
        <draw:custom-shape draw:style-name="gr32" draw:text-style-name="P1" draw:layer="layout" svg:width="1.2cm" svg:height="0.6cm" svg:x="10.399cm" svg:y="15.898cm">
          <text:p text:style-name="P1">2</text:p>
          <draw:enhanced-geometry svg:viewBox="0 0 21600 21600" draw:type="rectangle" draw:enhanced-path="M 0 0 L 21600 0 21600 21600 0 21600 0 0 Z N"/>
        </draw:custom-shape>
        <draw:custom-shape draw:style-name="gr32" draw:text-style-name="P1" draw:layer="layout" svg:width="1.2cm" svg:height="0.6cm" svg:x="11.399cm" svg:y="15.998cm">
          <text:p text:style-name="P1">5</text:p>
          <draw:enhanced-geometry svg:viewBox="0 0 21600 21600" draw:type="rectangle" draw:enhanced-path="M 0 0 L 21600 0 21600 21600 0 21600 0 0 Z N"/>
        </draw:custom-shape>
        <draw:custom-shape draw:style-name="gr32" draw:text-style-name="P1" draw:layer="layout" svg:width="1.2cm" svg:height="0.6cm" svg:x="4.8cm" svg:y="16.3cm">
          <text:p text:style-name="P1">1</text:p>
          <draw:enhanced-geometry svg:viewBox="0 0 21600 21600" draw:type="rectangle" draw:enhanced-path="M 0 0 L 21600 0 21600 21600 0 21600 0 0 Z N"/>
        </draw:custom-shape>
        <draw:custom-shape draw:style-name="gr32" draw:text-style-name="P1" draw:layer="layout" svg:width="1.2cm" svg:height="0.6cm" svg:x="2cm" svg:y="11.5cm">
          <text:p text:style-name="P1">2</text:p>
          <draw:enhanced-geometry svg:viewBox="0 0 21600 21600" draw:type="rectangle" draw:enhanced-path="M 0 0 L 21600 0 21600 21600 0 21600 0 0 Z N"/>
        </draw:custom-shape>
        <draw:custom-shape draw:style-name="gr32" draw:text-style-name="P1" draw:layer="layout" svg:width="1.2cm" svg:height="0.6cm" svg:x="7.6cm" svg:y="11.5cm">
          <text:p text:style-name="P1">5</text:p>
          <draw:enhanced-geometry svg:viewBox="0 0 21600 21600" draw:type="rectangle" draw:enhanced-path="M 0 0 L 21600 0 21600 21600 0 21600 0 0 Z N"/>
        </draw:custom-shape>
        <draw:custom-shape draw:style-name="gr13" draw:text-style-name="P1" draw:layer="layout" svg:width="1cm" svg:height="1.4cm" svg:x="10.65cm" svg:y="22.8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 draw:text-style-name="P1" draw:layer="layout" svg:width="1.1cm" svg:height="1.1cm" svg:x="2.2cm" svg:y="18.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1" draw:layer="layout" svg:width="1.1cm" svg:height="1.1cm" svg:x="7.699cm" svg:y="18.79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6" draw:text-style-name="P1" draw:layer="layout" svg:width="1.1cm" svg:height="1.1cm" svg:x="3.5cm" svg:y="24.601cm">
          <text:p text:style-name="P1">2</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7" draw:text-style-name="P1" draw:layer="layout" svg:width="1cm" svg:height="1.2cm" svg:x="6.5cm" svg:y="24.401cm">
          <text:p text:style-name="P1">5</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1" draw:layer="layout" svg:width="1.1cm" svg:height="1.1cm" svg:x="4.999cm" svg:y="23.49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9" draw:layer="layout" svg:width="1.2cm" svg:height="1.3cm" svg:x="13cm" svg:y="24.5cm">
          <text:p>8</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4354.18575593503"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3" draw:text-style-name="P1" draw:layer="layout" svg:width="1.1cm" svg:height="1.1cm" svg:x="10.6cm" svg:y="23.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1" draw:layer="layout" svg:width="0.8cm" svg:height="0.8cm" svg:x="12.1cm" svg:y="23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 draw:layer="layout" svg:width="0.8cm" svg:height="0.8cm" svg:x="12.599cm" svg:y="22.899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 draw:layer="layout" svg:width="0.8cm" svg:height="0.8cm" svg:x="9.9cm" svg:y="20.5cm">
          <text:p text:style-name="P1">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 draw:layer="layout" svg:width="0.8cm" svg:height="0.8cm" svg:x="12.1cm" svg:y="23.5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 draw:layer="layout" svg:width="0.8cm" svg:height="0.8cm" svg:x="12.599cm" svg:y="23.399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 draw:layer="layout" svg:width="0.8cm" svg:height="0.8cm" svg:x="13.199cm" svg:y="23.399cm">
          <text:p text:style-name="P1">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 draw:layer="layout" svg:width="1.2cm" svg:height="0.6cm" svg:x="9.6cm" svg:y="24.8cm">
          <text:p text:style-name="P1">1</text:p>
          <draw:enhanced-geometry svg:viewBox="0 0 21600 21600" draw:type="rectangle" draw:enhanced-path="M 0 0 L 21600 0 21600 21600 0 21600 0 0 Z N"/>
        </draw:custom-shape>
        <draw:custom-shape draw:style-name="gr32" draw:text-style-name="P1" draw:layer="layout" svg:width="1.2cm" svg:height="0.6cm" svg:x="10.499cm" svg:y="24.599cm">
          <text:p text:style-name="P1">2</text:p>
          <draw:enhanced-geometry svg:viewBox="0 0 21600 21600" draw:type="rectangle" draw:enhanced-path="M 0 0 L 21600 0 21600 21600 0 21600 0 0 Z N"/>
        </draw:custom-shape>
        <draw:custom-shape draw:style-name="gr32" draw:text-style-name="P1" draw:layer="layout" svg:width="1.2cm" svg:height="0.6cm" svg:x="11.499cm" svg:y="24.699cm">
          <text:p text:style-name="P1">5</text:p>
          <draw:enhanced-geometry svg:viewBox="0 0 21600 21600" draw:type="rectangle" draw:enhanced-path="M 0 0 L 21600 0 21600 21600 0 21600 0 0 Z N"/>
        </draw:custom-shape>
        <draw:custom-shape draw:style-name="gr32" draw:text-style-name="P1" draw:layer="layout" svg:width="1.2cm" svg:height="0.6cm" svg:x="4.9cm" svg:y="25.001cm">
          <text:p text:style-name="P1">1</text:p>
          <draw:enhanced-geometry svg:viewBox="0 0 21600 21600" draw:type="rectangle" draw:enhanced-path="M 0 0 L 21600 0 21600 21600 0 21600 0 0 Z N"/>
        </draw:custom-shape>
        <draw:custom-shape draw:style-name="gr32" draw:text-style-name="P1" draw:layer="layout" svg:width="1.2cm" svg:height="0.6cm" svg:x="2.1cm" svg:y="20.201cm">
          <text:p text:style-name="P1">2</text:p>
          <draw:enhanced-geometry svg:viewBox="0 0 21600 21600" draw:type="rectangle" draw:enhanced-path="M 0 0 L 21600 0 21600 21600 0 21600 0 0 Z N"/>
        </draw:custom-shape>
        <draw:custom-shape draw:style-name="gr32" draw:text-style-name="P1" draw:layer="layout" svg:width="1.2cm" svg:height="0.6cm" svg:x="8cm" svg:y="21.5cm">
          <text:p text:style-name="P1">5</text:p>
          <draw:enhanced-geometry svg:viewBox="0 0 21600 21600" draw:type="rectangle" draw:enhanced-path="M 0 0 L 21600 0 21600 21600 0 21600 0 0 Z N"/>
        </draw:custom-shape>
        <draw:line draw:style-name="gr18" draw:text-style-name="P1" draw:layer="layout" svg:x1="10.6cm" svg:y1="22.5cm" svg:x2="9cm" svg:y2="19.9cm">
          <text:p/>
        </draw:line>
        <draw:line draw:style-name="gr18" draw:text-style-name="P1" draw:layer="layout" svg:x1="8.7cm" svg:y1="20.2cm" svg:x2="10.2cm" svg:y2="22.7cm">
          <text:p/>
        </draw:line>
      </draw:page>
      <draw:page draw:name="page8" draw:style-name="dp1" draw:master-page-name="Обычный">
        <draw:custom-shape draw:style-name="gr1" draw:text-style-name="P1" draw:layer="layout" svg:width="1.1cm" svg:height="1.1cm" svg:x="2.1cm" svg:y="1.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1" draw:layer="layout" svg:width="1.1cm" svg:height="1.1cm" svg:x="7.599cm" svg:y="1.49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6" draw:text-style-name="P1" draw:layer="layout" svg:width="1.1cm" svg:height="1.1cm" svg:x="2.1cm" svg:y="3.2cm">
          <text:p text:style-name="P1">2</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7" draw:text-style-name="P1" draw:layer="layout" svg:width="1cm" svg:height="1.2cm" svg:x="7.6cm" svg:y="3.1cm">
          <text:p text:style-name="P1">5</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1" draw:layer="layout" svg:width="1.1cm" svg:height="1.1cm" svg:x="4.899cm" svg:y="6.19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9" draw:layer="layout" svg:width="1.2cm" svg:height="1.3cm" svg:x="4.8cm" svg:y="7.8cm">
          <text:p>8</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4354.18575593503"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33" draw:text-style-name="P1" draw:layer="layout" svg:width="1.2cm" svg:height="0.6cm" svg:x="9.5cm" svg:y="7.5cm">
          <text:p text:style-name="P1">1</text:p>
          <draw:enhanced-geometry svg:viewBox="0 0 21600 21600" draw:type="rectangle" draw:enhanced-path="M 0 0 L 21600 0 21600 21600 0 21600 0 0 Z N"/>
        </draw:custom-shape>
        <draw:custom-shape draw:style-name="gr33" draw:text-style-name="P1" draw:layer="layout" svg:width="1.2cm" svg:height="0.6cm" svg:x="10.399cm" svg:y="7.299cm">
          <text:p text:style-name="P1">2</text:p>
          <draw:enhanced-geometry svg:viewBox="0 0 21600 21600" draw:type="rectangle" draw:enhanced-path="M 0 0 L 21600 0 21600 21600 0 21600 0 0 Z N"/>
        </draw:custom-shape>
        <draw:custom-shape draw:style-name="gr33" draw:text-style-name="P1" draw:layer="layout" svg:width="1.2cm" svg:height="0.6cm" svg:x="11.399cm" svg:y="7.399cm">
          <text:p text:style-name="P1">5</text:p>
          <draw:enhanced-geometry svg:viewBox="0 0 21600 21600" draw:type="rectangle" draw:enhanced-path="M 0 0 L 21600 0 21600 21600 0 21600 0 0 Z N"/>
        </draw:custom-shape>
        <draw:custom-shape draw:style-name="gr33" draw:text-style-name="P1" draw:layer="layout" svg:width="1.2cm" svg:height="0.6cm" svg:x="9.5cm" svg:y="8.3cm">
          <text:p text:style-name="P1">1</text:p>
          <draw:enhanced-geometry svg:viewBox="0 0 21600 21600" draw:type="rectangle" draw:enhanced-path="M 0 0 L 21600 0 21600 21600 0 21600 0 0 Z N"/>
        </draw:custom-shape>
        <draw:custom-shape draw:style-name="gr33" draw:text-style-name="P1" draw:layer="layout" svg:width="1.2cm" svg:height="0.6cm" svg:x="10.399cm" svg:y="8.099cm">
          <text:p text:style-name="P1">2</text:p>
          <draw:enhanced-geometry svg:viewBox="0 0 21600 21600" draw:type="rectangle" draw:enhanced-path="M 0 0 L 21600 0 21600 21600 0 21600 0 0 Z N"/>
        </draw:custom-shape>
        <draw:custom-shape draw:style-name="gr33" draw:text-style-name="P1" draw:layer="layout" svg:width="1.2cm" svg:height="0.6cm" svg:x="11.399cm" svg:y="8.199cm">
          <text:p text:style-name="P1">5</text:p>
          <draw:enhanced-geometry svg:viewBox="0 0 21600 21600" draw:type="rectangle" draw:enhanced-path="M 0 0 L 21600 0 21600 21600 0 21600 0 0 Z N"/>
        </draw:custom-shape>
        <draw:custom-shape draw:style-name="gr13" draw:text-style-name="P1" draw:layer="layout" svg:width="1cm" svg:height="1.4cm" svg:x="10.549cm" svg:y="5.3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34" draw:text-style-name="P1" draw:layer="layout" svg:width="1.1cm" svg:height="1.1cm" svg:x="10.499cm" svg:y="5.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 draw:text-style-name="P1" draw:layer="layout" svg:width="1.1cm" svg:height="1.1cm" svg:x="2.1cm" svg:y="11.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1" draw:layer="layout" svg:width="1.1cm" svg:height="1.1cm" svg:x="7.599cm" svg:y="11.19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6" draw:text-style-name="P1" draw:layer="layout" svg:width="1.1cm" svg:height="1.1cm" svg:x="2.1cm" svg:y="12.9cm">
          <text:p text:style-name="P1">2</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7" draw:text-style-name="P1" draw:layer="layout" svg:width="1cm" svg:height="1.2cm" svg:x="9.9cm" svg:y="12.3cm">
          <text:p text:style-name="P1">5</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1" draw:layer="layout" svg:width="1.1cm" svg:height="1.1cm" svg:x="4.4cm" svg:y="16.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9" draw:layer="layout" svg:width="1.2cm" svg:height="1.3cm" svg:x="7.1cm" svg:y="17.2cm">
          <text:p>8</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4354.18575593503"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33" draw:text-style-name="P1" draw:layer="layout" svg:width="1.2cm" svg:height="0.6cm" svg:x="9.5cm" svg:y="17.2cm">
          <text:p text:style-name="P1">1</text:p>
          <draw:enhanced-geometry svg:viewBox="0 0 21600 21600" draw:type="rectangle" draw:enhanced-path="M 0 0 L 21600 0 21600 21600 0 21600 0 0 Z N"/>
        </draw:custom-shape>
        <draw:custom-shape draw:style-name="gr33" draw:text-style-name="P1" draw:layer="layout" svg:width="1.2cm" svg:height="0.6cm" svg:x="10.399cm" svg:y="16.999cm">
          <text:p text:style-name="P1">2</text:p>
          <draw:enhanced-geometry svg:viewBox="0 0 21600 21600" draw:type="rectangle" draw:enhanced-path="M 0 0 L 21600 0 21600 21600 0 21600 0 0 Z N"/>
        </draw:custom-shape>
        <draw:custom-shape draw:style-name="gr33" draw:text-style-name="P1" draw:layer="layout" svg:width="1.2cm" svg:height="0.6cm" svg:x="7.9cm" svg:y="13.6cm">
          <text:p text:style-name="P1">5</text:p>
          <draw:enhanced-geometry svg:viewBox="0 0 21600 21600" draw:type="rectangle" draw:enhanced-path="M 0 0 L 21600 0 21600 21600 0 21600 0 0 Z N"/>
        </draw:custom-shape>
        <draw:custom-shape draw:style-name="gr33" draw:text-style-name="P1" draw:layer="layout" svg:width="1.2cm" svg:height="0.6cm" svg:x="6.001cm" svg:y="15.601cm">
          <text:p text:style-name="P1">1</text:p>
          <draw:enhanced-geometry svg:viewBox="0 0 21600 21600" draw:type="rectangle" draw:enhanced-path="M 0 0 L 21600 0 21600 21600 0 21600 0 0 Z N"/>
        </draw:custom-shape>
        <draw:custom-shape draw:style-name="gr33" draw:text-style-name="P1" draw:layer="layout" svg:width="1.2cm" svg:height="0.6cm" svg:x="6.9cm" svg:y="15.4cm">
          <text:p text:style-name="P1">2</text:p>
          <draw:enhanced-geometry svg:viewBox="0 0 21600 21600" draw:type="rectangle" draw:enhanced-path="M 0 0 L 21600 0 21600 21600 0 21600 0 0 Z N"/>
        </draw:custom-shape>
        <draw:custom-shape draw:style-name="gr33" draw:text-style-name="P1" draw:layer="layout" svg:width="1.2cm" svg:height="0.6cm" svg:x="7.9cm" svg:y="15.5cm">
          <text:p text:style-name="P1">5</text:p>
          <draw:enhanced-geometry svg:viewBox="0 0 21600 21600" draw:type="rectangle" draw:enhanced-path="M 0 0 L 21600 0 21600 21600 0 21600 0 0 Z N"/>
        </draw:custom-shape>
        <draw:custom-shape draw:style-name="gr13" draw:text-style-name="P1" draw:layer="layout" svg:width="1cm" svg:height="1.4cm" svg:x="10.549cm" svg:y="1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34" draw:text-style-name="P1" draw:layer="layout" svg:width="1.1cm" svg:height="1.1cm" svg:x="10.499cm" svg:y="15.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 draw:text-style-name="P1" draw:layer="layout" svg:width="1.1cm" svg:height="1.1cm" svg:x="2cm" svg:y="20.70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1" draw:layer="layout" svg:width="1.1cm" svg:height="1.1cm" svg:x="7.499cm" svg:y="20.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6" draw:text-style-name="P1" draw:layer="layout" svg:width="1.1cm" svg:height="1.1cm" svg:x="2.3cm" svg:y="24cm">
          <text:p text:style-name="P1">2</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7" draw:text-style-name="P1" draw:layer="layout" svg:width="1cm" svg:height="1.2cm" svg:x="12cm" svg:y="26.4cm">
          <text:p text:style-name="P1">5</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1" draw:layer="layout" svg:width="1.1cm" svg:height="1.1cm" svg:x="4.799cm" svg:y="25.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9" draw:layer="layout" svg:width="1.2cm" svg:height="1.3cm" svg:x="12cm" svg:y="24.8cm">
          <text:p>8</text:p>
          <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4354.18575593503"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33" draw:text-style-name="P1" draw:layer="layout" svg:width="1.2cm" svg:height="0.6cm" svg:x="9.4cm" svg:y="26.701cm">
          <text:p text:style-name="P1">1</text:p>
          <draw:enhanced-geometry svg:viewBox="0 0 21600 21600" draw:type="rectangle" draw:enhanced-path="M 0 0 L 21600 0 21600 21600 0 21600 0 0 Z N"/>
        </draw:custom-shape>
        <draw:custom-shape draw:style-name="gr33" draw:text-style-name="P1" draw:layer="layout" svg:width="1.2cm" svg:height="0.6cm" svg:x="10.299cm" svg:y="26.5cm">
          <text:p text:style-name="P1">2</text:p>
          <draw:enhanced-geometry svg:viewBox="0 0 21600 21600" draw:type="rectangle" draw:enhanced-path="M 0 0 L 21600 0 21600 21600 0 21600 0 0 Z N"/>
        </draw:custom-shape>
        <draw:custom-shape draw:style-name="gr33" draw:text-style-name="P1" draw:layer="layout" svg:width="1.2cm" svg:height="0.6cm" svg:x="7.5cm" svg:y="22.1cm">
          <text:p text:style-name="P1">5</text:p>
          <draw:enhanced-geometry svg:viewBox="0 0 21600 21600" draw:type="rectangle" draw:enhanced-path="M 0 0 L 21600 0 21600 21600 0 21600 0 0 Z N"/>
        </draw:custom-shape>
        <draw:custom-shape draw:style-name="gr33" draw:text-style-name="P1" draw:layer="layout" svg:width="1.2cm" svg:height="0.6cm" svg:x="3.8cm" svg:y="27.1cm">
          <text:p text:style-name="P1">1</text:p>
          <draw:enhanced-geometry svg:viewBox="0 0 21600 21600" draw:type="rectangle" draw:enhanced-path="M 0 0 L 21600 0 21600 21600 0 21600 0 0 Z N"/>
        </draw:custom-shape>
        <draw:custom-shape draw:style-name="gr33" draw:text-style-name="P1" draw:layer="layout" svg:width="1.2cm" svg:height="0.6cm" svg:x="4.2cm" svg:y="22.9cm">
          <text:p text:style-name="P1">2</text:p>
          <draw:enhanced-geometry svg:viewBox="0 0 21600 21600" draw:type="rectangle" draw:enhanced-path="M 0 0 L 21600 0 21600 21600 0 21600 0 0 Z N"/>
        </draw:custom-shape>
        <draw:custom-shape draw:style-name="gr33" draw:text-style-name="P1" draw:layer="layout" svg:width="1.2cm" svg:height="0.6cm" svg:x="5.699cm" svg:y="26.999cm">
          <text:p text:style-name="P1">5</text:p>
          <draw:enhanced-geometry svg:viewBox="0 0 21600 21600" draw:type="rectangle" draw:enhanced-path="M 0 0 L 21600 0 21600 21600 0 21600 0 0 Z N"/>
        </draw:custom-shape>
        <draw:custom-shape draw:style-name="gr13" draw:text-style-name="P1" draw:layer="layout" svg:width="1cm" svg:height="1.4cm" svg:x="10.449cm" svg:y="24.501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34" draw:text-style-name="P1" draw:layer="layout" svg:width="1.1cm" svg:height="1.1cm" svg:x="10.399cm" svg:y="24.80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18" draw:text-style-name="P1" draw:layer="layout" svg:x1="6.4cm" svg:y1="16.9cm" svg:x2="9.3cm" svg:y2="16.9cm">
          <text:p/>
        </draw:line>
        <draw:line draw:style-name="gr18" draw:text-style-name="P1" draw:layer="layout" svg:x1="9.2cm" svg:y1="16.5cm" svg:x2="6.3cm" svg:y2="16.5cm">
          <text:p/>
        </draw:line>
        <draw:line draw:style-name="gr18" draw:text-style-name="P1" draw:layer="layout" svg:x1="10.3cm" svg:y1="15.1cm" svg:x2="8.7cm" svg:y2="12.5cm">
          <text:p/>
        </draw:line>
        <draw:line draw:style-name="gr18" draw:text-style-name="P1" draw:layer="layout" svg:x1="9cm" svg:y1="12.3cm" svg:x2="10.5cm" svg:y2="14.8cm">
          <text:p/>
        </draw:line>
        <draw:line draw:style-name="gr18" draw:text-style-name="P1" draw:layer="layout" svg:x1="4.7cm" svg:y1="24.9cm" svg:x2="3.1cm" svg:y2="22.3cm">
          <text:p/>
        </draw:line>
        <draw:line draw:style-name="gr18" draw:text-style-name="P1" draw:layer="layout" svg:x1="2.9cm" svg:y1="22.6cm" svg:x2="4.4cm" svg:y2="25.1cm">
          <text:p/>
        </draw:line>
      </draw:page>
      <draw:page draw:name="page9" draw:style-name="dp1" draw:master-page-name="Обычный">
        <draw:custom-shape draw:style-name="gr1" draw:text-style-name="P1" draw:layer="layout" svg:width="1.1cm" svg:height="1.1cm" svg:x="2.1cm" svg:y="1.80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1" draw:layer="layout" svg:width="1.1cm" svg:height="1.1cm" svg:x="7.599cm" svg:y="1.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6" draw:text-style-name="P1" draw:layer="layout" svg:width="1.1cm" svg:height="1.1cm" svg:x="2.7cm" svg:y="7.6cm">
          <text:p text:style-name="P1">2</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7" draw:text-style-name="P1" draw:layer="layout" svg:width="1cm" svg:height="1.2cm" svg:x="12.1cm" svg:y="7.5cm">
          <text:p text:style-name="P1">5</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1" draw:layer="layout" svg:width="1.1cm" svg:height="1.1cm" svg:x="4.899cm" svg:y="6.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9" draw:layer="layout" svg:width="1.2cm" svg:height="1.3cm" svg:x="12.1cm" svg:y="5.9cm">
          <text:p>8</text:p>
          <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4354.18575593503"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33" draw:text-style-name="P1" draw:layer="layout" svg:width="1.2cm" svg:height="0.6cm" svg:x="9.5cm" svg:y="7.801cm">
          <text:p text:style-name="P1">1</text:p>
          <draw:enhanced-geometry svg:viewBox="0 0 21600 21600" draw:type="rectangle" draw:enhanced-path="M 0 0 L 21600 0 21600 21600 0 21600 0 0 Z N"/>
        </draw:custom-shape>
        <draw:custom-shape draw:style-name="gr33" draw:text-style-name="P1" draw:layer="layout" svg:width="1.2cm" svg:height="0.6cm" svg:x="10.399cm" svg:y="7.6cm">
          <text:p text:style-name="P1">2</text:p>
          <draw:enhanced-geometry svg:viewBox="0 0 21600 21600" draw:type="rectangle" draw:enhanced-path="M 0 0 L 21600 0 21600 21600 0 21600 0 0 Z N"/>
        </draw:custom-shape>
        <draw:custom-shape draw:style-name="gr33" draw:text-style-name="P1" draw:layer="layout" svg:width="1.2cm" svg:height="0.6cm" svg:x="7.6cm" svg:y="3.2cm">
          <text:p text:style-name="P1">5</text:p>
          <draw:enhanced-geometry svg:viewBox="0 0 21600 21600" draw:type="rectangle" draw:enhanced-path="M 0 0 L 21600 0 21600 21600 0 21600 0 0 Z N"/>
        </draw:custom-shape>
        <draw:custom-shape draw:style-name="gr33" draw:text-style-name="P1" draw:layer="layout" svg:width="1.2cm" svg:height="0.6cm" svg:x="4cm" svg:y="8.1cm">
          <text:p text:style-name="P1">1</text:p>
          <draw:enhanced-geometry svg:viewBox="0 0 21600 21600" draw:type="rectangle" draw:enhanced-path="M 0 0 L 21600 0 21600 21600 0 21600 0 0 Z N"/>
        </draw:custom-shape>
        <draw:custom-shape draw:style-name="gr33" draw:text-style-name="P1" draw:layer="layout" svg:width="1.2cm" svg:height="0.6cm" svg:x="2.1cm" svg:y="3.2cm">
          <text:p text:style-name="P1">2</text:p>
          <draw:enhanced-geometry svg:viewBox="0 0 21600 21600" draw:type="rectangle" draw:enhanced-path="M 0 0 L 21600 0 21600 21600 0 21600 0 0 Z N"/>
        </draw:custom-shape>
        <draw:custom-shape draw:style-name="gr33" draw:text-style-name="P1" draw:layer="layout" svg:width="1.2cm" svg:height="0.6cm" svg:x="5.799cm" svg:y="8.099cm">
          <text:p text:style-name="P1">5</text:p>
          <draw:enhanced-geometry svg:viewBox="0 0 21600 21600" draw:type="rectangle" draw:enhanced-path="M 0 0 L 21600 0 21600 21600 0 21600 0 0 Z N"/>
        </draw:custom-shape>
        <draw:custom-shape draw:style-name="gr13" draw:text-style-name="P1" draw:layer="layout" svg:width="1cm" svg:height="1.4cm" svg:x="10.549cm" svg:y="5.601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34" draw:text-style-name="P1" draw:layer="layout" svg:width="1.1cm" svg:height="1.1cm" svg:x="10.499cm" svg:y="5.90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 draw:text-style-name="P1" draw:layer="layout" svg:width="1.1cm" svg:height="1.1cm" svg:x="2cm" svg:y="10.40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1" draw:layer="layout" svg:width="1.1cm" svg:height="1.1cm" svg:x="7.499cm" svg:y="10.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6" draw:text-style-name="P1" draw:layer="layout" svg:width="1.1cm" svg:height="1.1cm" svg:x="4.4cm" svg:y="16.6cm">
          <text:p text:style-name="P1">2</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7" draw:text-style-name="P1" draw:layer="layout" svg:width="1cm" svg:height="1.2cm" svg:x="10.6cm" svg:y="16cm">
          <text:p text:style-name="P1">5</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1" draw:layer="layout" svg:width="1.1cm" svg:height="1.1cm" svg:x="4.799cm" svg:y="15.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9" draw:layer="layout" svg:width="1.2cm" svg:height="1.3cm" svg:x="12.2cm" svg:y="14.5cm">
          <text:p>8</text:p>
          <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4354.18575593503"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33" draw:text-style-name="P1" draw:layer="layout" svg:width="1.2cm" svg:height="0.6cm" svg:x="12cm" svg:y="16.401cm">
          <text:p text:style-name="P1">1</text:p>
          <draw:enhanced-geometry svg:viewBox="0 0 21600 21600" draw:type="rectangle" draw:enhanced-path="M 0 0 L 21600 0 21600 21600 0 21600 0 0 Z N"/>
        </draw:custom-shape>
        <draw:custom-shape draw:style-name="gr33" draw:text-style-name="P1" draw:layer="layout" svg:width="1.2cm" svg:height="0.6cm" svg:x="12.899cm" svg:y="16.2cm">
          <text:p text:style-name="P1">2</text:p>
          <draw:enhanced-geometry svg:viewBox="0 0 21600 21600" draw:type="rectangle" draw:enhanced-path="M 0 0 L 21600 0 21600 21600 0 21600 0 0 Z N"/>
        </draw:custom-shape>
        <draw:custom-shape draw:style-name="gr33" draw:text-style-name="P1" draw:layer="layout" svg:width="1.2cm" svg:height="0.6cm" svg:x="9.4cm" svg:y="12.2cm">
          <text:p text:style-name="P1">5</text:p>
          <draw:enhanced-geometry svg:viewBox="0 0 21600 21600" draw:mirror-horizontal="false" draw:mirror-vertical="false" draw:type="rectangle" draw:enhanced-path="M 0 0 L 21600 0 21600 21600 0 21600 0 0 Z N"/>
        </draw:custom-shape>
        <draw:custom-shape draw:style-name="gr33" draw:text-style-name="P1" draw:layer="layout" svg:width="1.2cm" svg:height="0.6cm" svg:x="6.3cm" svg:y="16cm">
          <text:p text:style-name="P1">1</text:p>
          <draw:enhanced-geometry svg:viewBox="0 0 21600 21600" draw:type="rectangle" draw:enhanced-path="M 0 0 L 21600 0 21600 21600 0 21600 0 0 Z N"/>
        </draw:custom-shape>
        <draw:custom-shape draw:style-name="gr33" draw:text-style-name="P1" draw:layer="layout" svg:width="1.2cm" svg:height="0.6cm" svg:x="4cm" svg:y="12.9cm">
          <text:p text:style-name="P1">2</text:p>
          <draw:enhanced-geometry svg:viewBox="0 0 21600 21600" draw:type="rectangle" draw:enhanced-path="M 0 0 L 21600 0 21600 21600 0 21600 0 0 Z N"/>
        </draw:custom-shape>
        <draw:custom-shape draw:style-name="gr33" draw:text-style-name="P1" draw:layer="layout" svg:width="1.2cm" svg:height="0.6cm" svg:x="7.1cm" svg:y="16.2cm">
          <text:p text:style-name="P1">5</text:p>
          <draw:enhanced-geometry svg:viewBox="0 0 21600 21600" draw:type="rectangle" draw:enhanced-path="M 0 0 L 21600 0 21600 21600 0 21600 0 0 Z N"/>
        </draw:custom-shape>
        <draw:custom-shape draw:style-name="gr13" draw:text-style-name="P1" draw:layer="layout" svg:width="1cm" svg:height="1.4cm" svg:x="10.649cm" svg:y="14.201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34" draw:text-style-name="P1" draw:layer="layout" svg:width="1.1cm" svg:height="1.1cm" svg:x="10.599cm" svg:y="14.50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35" draw:text-style-name="P1" draw:layer="layout" svg:x1="6.2cm" svg:y1="15.7cm" svg:x2="9.9cm" svg:y2="15.7cm">
          <text:p/>
        </draw:line>
        <draw:line draw:style-name="gr35" draw:text-style-name="P1" draw:layer="layout" svg:x1="3.1cm" svg:y1="11.8cm" svg:x2="10cm" svg:y2="14.8cm">
          <text:p/>
        </draw:line>
        <draw:line draw:style-name="gr35" draw:text-style-name="P1" draw:layer="layout" svg:x1="8.5cm" svg:y1="11.8cm" svg:x2="10.3cm" svg:y2="14.2cm">
          <text:p/>
        </draw:line>
      </draw:page>
      <draw:page draw:name="page10" draw:style-name="dp1" draw:master-page-name="Обычный">
        <draw:custom-shape draw:style-name="gr36" draw:layer="layout" svg:width="1.2cm" svg:height="1.3cm" svg:x="11.1cm" svg:y="17.9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4354.18575593503"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37" draw:text-style-name="P1" draw:layer="layout" svg:width="1cm" svg:height="1.2cm" svg:x="9.999cm" svg:y="17.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1" draw:layer="layout" svg:width="3cm" svg:height="1.5cm" svg:x="1cm" svg:y="8.6cm">
          <text:p/>
          <draw:enhanced-geometry svg:viewBox="0 0 21600 21600" draw:type="rectangle" draw:enhanced-path="M 0 0 L 21600 0 21600 21600 0 21600 0 0 Z N"/>
        </draw:custom-shape>
        <draw:custom-shape draw:style-name="gr1" draw:text-style-name="P1" draw:layer="layout" svg:width="1.1cm" svg:height="1.1cm" svg:x="7.502cm" svg:y="5.49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1" draw:layer="layout" svg:width="1.1cm" svg:height="1.1cm" svg:x="13.001cm" svg:y="5.49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6" draw:text-style-name="P1" draw:layer="layout" svg:width="1.1cm" svg:height="1.1cm" svg:x="7.502cm" svg:y="7.199cm">
          <text:p text:style-name="P1">1</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7" draw:text-style-name="P1" draw:layer="layout" svg:width="1cm" svg:height="1.2cm" svg:x="13.002cm" svg:y="7.099cm">
          <text:p text:style-name="P1">3</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1" draw:layer="layout" svg:width="1.1cm" svg:height="1.1cm" svg:x="10.301cm" svg:y="10.19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9" draw:layer="layout" svg:width="1.2cm" svg:height="1.3cm" svg:x="10.202cm" svg:y="11.799cm">
          <text:p>4</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4354.18575593503"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8" draw:text-style-name="P1" draw:layer="layout" svg:width="1.4cm" svg:height="1.4cm" svg:x="14.402cm" svg:y="5.399cm">
          <text:p/>
          <draw:enhanced-geometry svg:viewBox="0 0 21600 21600" draw:text-areas="?f7 ?f7 ?f8 ?f8"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draw:custom-shape draw:style-name="gr9" draw:text-style-name="P1" draw:layer="layout" svg:width="1.1cm" svg:height="1.2cm" svg:x="5.902cm" svg:y="5.499cm">
          <text:p/>
          <draw:enhanced-geometry svg:viewBox="0 0 21600 21600" draw:mirror-horizontal="false" draw:mirror-vertical="false" draw:path-stretchpoint-x="10800" draw:path-stretchpoint-y="10800" draw:text-areas="?f0 ?f0 ?f1 ?f2" draw:type="quad-bevel" draw:modifiers="3962.94277929155"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29" draw:text-style-name="P1" draw:layer="layout" svg:width="1.3cm" svg:height="1.3cm" svg:x="12.002cm" svg:y="11.699cm">
          <text:p/>
          <draw:enhanced-geometry svg:viewBox="0 0 21600 21600" draw:path-stretchpoint-x="10800" draw:path-stretchpoint-y="10800" draw:text-areas="?f24 ?f26 ?f25 ?f27" draw:type="col-60da8460" draw:modifiers="3001.6348773842"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10" draw:text-style-name="P1" draw:layer="layout" svg:width="2.3cm" svg:height="2.3cm" svg:x="1.4cm" svg:y="7.4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38" draw:text-style-name="P1" draw:layer="layout" svg:width="0.584cm" svg:height="1.045cm" svg:x="17.3cm" svg:y="8.4cm">
          <text:p text:style-name="P1">1</text:p>
          <draw:enhanced-geometry svg:viewBox="0 0 640 861" draw:text-areas="257 295 414 566" draw:type="non-primitive" draw:enhanced-path="M 640 233 L 221 293 506 12 367 0 29 406 431 347 145 645 99 520 0 861 326 765 209 711 640 233 640 233 Z N"/>
        </draw:custom-shape>
        <draw:custom-shape draw:style-name="gr12" draw:text-style-name="P1" draw:layer="layout" svg:width="2.4cm" svg:height="1cm" svg:x="17.1cm" svg:y="9.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8" draw:text-style-name="P1" draw:layer="layout" svg:width="0.584cm" svg:height="1.045cm" svg:x="17.999cm" svg:y="8.399cm">
          <text:p text:style-name="P1">3</text:p>
          <draw:enhanced-geometry svg:viewBox="0 0 640 861" draw:text-areas="257 295 414 566" draw:type="non-primitive" draw:enhanced-path="M 640 233 L 221 293 506 12 367 0 29 406 431 347 145 645 99 520 0 861 326 765 209 711 640 233 640 233 Z N"/>
        </draw:custom-shape>
        <draw:custom-shape draw:style-name="gr38" draw:text-style-name="P1" draw:layer="layout" svg:width="0.584cm" svg:height="1.045cm" svg:x="18.699cm" svg:y="8.399cm">
          <text:p text:style-name="P1">5</text:p>
          <draw:enhanced-geometry svg:viewBox="0 0 640 861" draw:text-areas="257 295 414 566" draw:type="non-primitive" draw:enhanced-path="M 640 233 L 221 293 506 12 367 0 29 406 431 347 145 645 99 520 0 861 326 765 209 711 640 233 640 233 Z N"/>
        </draw:custom-shape>
        <draw:custom-shape draw:style-name="gr38" draw:text-style-name="P1" draw:layer="layout" svg:width="0.584cm" svg:height="1.045cm" svg:x="1.517cm" svg:y="10.401cm">
          <text:p text:style-name="P1">1</text:p>
          <draw:enhanced-geometry svg:viewBox="0 0 640 861" draw:text-areas="257 295 414 566" draw:type="non-primitive" draw:enhanced-path="M 640 233 L 221 293 506 12 367 0 29 406 431 347 145 645 99 520 0 861 326 765 209 711 640 233 640 233 Z N"/>
        </draw:custom-shape>
        <draw:custom-shape draw:style-name="gr38" draw:text-style-name="P1" draw:layer="layout" svg:width="0.584cm" svg:height="1.045cm" svg:x="2.216cm" svg:y="10.4cm">
          <text:p text:style-name="P1">2</text:p>
          <draw:enhanced-geometry svg:viewBox="0 0 640 861" draw:text-areas="257 295 414 566" draw:type="non-primitive" draw:enhanced-path="M 640 233 L 221 293 506 12 367 0 29 406 431 347 145 645 99 520 0 861 326 765 209 711 640 233 640 233 Z N"/>
        </draw:custom-shape>
        <draw:custom-shape draw:style-name="gr38" draw:text-style-name="P1" draw:layer="layout" svg:width="0.584cm" svg:height="1.045cm" svg:x="2.916cm" svg:y="10.4cm">
          <text:p text:style-name="P1">4</text:p>
          <draw:enhanced-geometry svg:viewBox="0 0 640 861" draw:text-areas="257 295 414 566" draw:type="non-primitive" draw:enhanced-path="M 640 233 L 221 293 506 12 367 0 29 406 431 347 145 645 99 520 0 861 326 765 209 711 640 233 640 233 Z N"/>
        </draw:custom-shape>
        <draw:custom-shape draw:style-name="gr2" draw:text-style-name="P1" draw:layer="layout" svg:width="3cm" svg:height="1.5cm" svg:x="1.3cm" svg:y="19.101cm">
          <text:p/>
          <draw:enhanced-geometry svg:viewBox="0 0 21600 21600" draw:type="rectangle" draw:enhanced-path="M 0 0 L 21600 0 21600 21600 0 21600 0 0 Z N"/>
        </draw:custom-shape>
        <draw:custom-shape draw:style-name="gr1" draw:text-style-name="P1" draw:layer="layout" svg:width="1.1cm" svg:height="1.1cm" svg:x="7.602cm" svg:y="16.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1" draw:layer="layout" svg:width="1.1cm" svg:height="1.1cm" svg:x="13.101cm" svg:y="16.099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6" draw:text-style-name="P1" draw:layer="layout" svg:width="1.1cm" svg:height="1.1cm" svg:x="10.3cm" svg:y="15.4cm">
          <text:p text:style-name="P1">1</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7" draw:text-style-name="P1" draw:layer="layout" svg:width="1cm" svg:height="1.2cm" svg:x="12.8cm" svg:y="19.1cm">
          <text:p text:style-name="P1">3</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1" draw:layer="layout" svg:width="1.1cm" svg:height="1.1cm" svg:x="10.3cm" svg:y="20.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9" draw:layer="layout" svg:width="1.2cm" svg:height="1.3cm" svg:x="10.2cm" svg:y="22.1cm">
          <text:p>4</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4354.18575593503"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8" draw:text-style-name="P1" draw:layer="layout" svg:width="1.4cm" svg:height="1.4cm" svg:x="14.502cm" svg:y="16cm">
          <text:p/>
          <draw:enhanced-geometry svg:viewBox="0 0 21600 21600" draw:text-areas="?f7 ?f7 ?f8 ?f8"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draw:custom-shape draw:style-name="gr9" draw:text-style-name="P1" draw:layer="layout" svg:width="1.1cm" svg:height="1.2cm" svg:x="6.002cm" svg:y="16.1cm">
          <text:p/>
          <draw:enhanced-geometry svg:viewBox="0 0 21600 21600" draw:mirror-horizontal="false" draw:mirror-vertical="false" draw:path-stretchpoint-x="10800" draw:path-stretchpoint-y="10800" draw:text-areas="?f0 ?f0 ?f1 ?f2" draw:type="quad-bevel" draw:modifiers="3962.94277929155"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29" draw:text-style-name="P1" draw:layer="layout" svg:width="1.3cm" svg:height="1.3cm" svg:x="8.6cm" svg:y="20.6cm">
          <text:p/>
          <draw:enhanced-geometry svg:viewBox="0 0 21600 21600" draw:path-stretchpoint-x="10800" draw:path-stretchpoint-y="10800" draw:text-areas="?f24 ?f26 ?f25 ?f27" draw:type="col-60da8460" draw:modifiers="3001.6348773842"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10" draw:text-style-name="P1" draw:layer="layout" svg:width="2.3cm" svg:height="2.3cm" svg:x="1.7cm" svg:y="17.901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38" draw:text-style-name="P1" draw:layer="layout" svg:width="0.584cm" svg:height="1.045cm" svg:x="17.5cm" svg:y="18.801cm">
          <text:p text:style-name="P1">1</text:p>
          <draw:enhanced-geometry svg:viewBox="0 0 640 861" draw:text-areas="257 295 414 566" draw:type="non-primitive" draw:enhanced-path="M 640 233 L 221 293 506 12 367 0 29 406 431 347 145 645 99 520 0 861 326 765 209 711 640 233 640 233 Z N"/>
        </draw:custom-shape>
        <draw:custom-shape draw:style-name="gr12" draw:text-style-name="P1" draw:layer="layout" svg:width="2.4cm" svg:height="1cm" svg:x="17.3cm" svg:y="20.101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8" draw:text-style-name="P1" draw:layer="layout" svg:width="0.584cm" svg:height="1.045cm" svg:x="18.199cm" svg:y="18.8cm">
          <text:p text:style-name="P1">3</text:p>
          <draw:enhanced-geometry svg:viewBox="0 0 640 861" draw:text-areas="257 295 414 566" draw:type="non-primitive" draw:enhanced-path="M 640 233 L 221 293 506 12 367 0 29 406 431 347 145 645 99 520 0 861 326 765 209 711 640 233 640 233 Z N"/>
        </draw:custom-shape>
        <draw:custom-shape draw:style-name="gr38" draw:text-style-name="P1" draw:layer="layout" svg:width="0.584cm" svg:height="1.045cm" svg:x="18.899cm" svg:y="18.8cm">
          <text:p text:style-name="P1">5</text:p>
          <draw:enhanced-geometry svg:viewBox="0 0 640 861" draw:text-areas="257 295 414 566" draw:type="non-primitive" draw:enhanced-path="M 640 233 L 221 293 506 12 367 0 29 406 431 347 145 645 99 520 0 861 326 765 209 711 640 233 640 233 Z N"/>
        </draw:custom-shape>
        <draw:custom-shape draw:style-name="gr38" draw:text-style-name="P1" draw:layer="layout" svg:width="0.584cm" svg:height="1.045cm" svg:x="1.817cm" svg:y="20.902cm">
          <text:p text:style-name="P1">1</text:p>
          <draw:enhanced-geometry svg:viewBox="0 0 640 861" draw:text-areas="257 295 414 566" draw:type="non-primitive" draw:enhanced-path="M 640 233 L 221 293 506 12 367 0 29 406 431 347 145 645 99 520 0 861 326 765 209 711 640 233 640 233 Z N"/>
        </draw:custom-shape>
        <draw:custom-shape draw:style-name="gr38" draw:text-style-name="P1" draw:layer="layout" svg:width="0.584cm" svg:height="1.045cm" svg:x="2.516cm" svg:y="20.901cm">
          <text:p text:style-name="P1">2</text:p>
          <draw:enhanced-geometry svg:viewBox="0 0 640 861" draw:text-areas="257 295 414 566" draw:type="non-primitive" draw:enhanced-path="M 640 233 L 221 293 506 12 367 0 29 406 431 347 145 645 99 520 0 861 326 765 209 711 640 233 640 233 Z N"/>
        </draw:custom-shape>
        <draw:custom-shape draw:style-name="gr38" draw:text-style-name="P1" draw:layer="layout" svg:width="0.584cm" svg:height="1.045cm" svg:x="3.216cm" svg:y="20.955cm">
          <text:p text:style-name="P1">4</text:p>
          <draw:enhanced-geometry svg:viewBox="0 0 640 861" draw:text-areas="257 295 414 566" draw:type="non-primitive" draw:enhanced-path="M 640 233 L 221 293 506 12 367 0 29 406 431 347 145 645 99 520 0 861 326 765 209 711 640 233 640 233 Z N"/>
        </draw:custom-shape>
        <draw:line draw:style-name="gr18" draw:text-style-name="P1" draw:layer="layout" svg:x1="9.3cm" svg:y1="16.8cm" svg:x2="12.3cm" svg:y2="16.8cm">
          <text:p/>
        </draw:line>
        <draw:line draw:style-name="gr25" draw:text-style-name="P1" draw:layer="layout" svg:x1="9.2cm" svg:y1="17.2cm" svg:x2="12.2cm" svg:y2="17.2cm">
          <text:p/>
        </draw:line>
        <draw:custom-shape draw:style-name="gr39" draw:text-style-name="P1" draw:layer="layout" svg:width="0.584cm" svg:height="1.045cm" svg:x="10.216cm" svg:y="17.5cm">
          <text:p text:style-name="P1">1</text:p>
          <draw:enhanced-geometry svg:viewBox="0 0 640 861" draw:text-areas="257 295 414 566" draw:type="non-primitive" draw:enhanced-path="M 640 233 L 221 293 506 12 367 0 29 406 431 347 145 645 99 520 0 861 326 765 209 711 640 233 640 233 Z N"/>
        </draw:custom-shape>
        <draw:line draw:style-name="gr25" draw:text-style-name="P1" draw:layer="layout" svg:x1="13cm" svg:y1="17.7cm" svg:x2="11.2cm" svg:y2="20.2cm">
          <text:p/>
        </draw:line>
        <draw:custom-shape draw:style-name="gr39" draw:text-style-name="P1" draw:layer="layout" svg:width="0.584cm" svg:height="1.045cm" svg:x="11.4cm" svg:y="18.1cm">
          <text:p text:style-name="P1">3</text:p>
          <draw:enhanced-geometry svg:viewBox="0 0 640 861" draw:text-areas="257 295 414 566" draw:type="non-primitive" draw:enhanced-path="M 640 233 L 221 293 506 12 367 0 29 406 431 347 145 645 99 520 0 861 326 765 209 711 640 233 640 233 Z N"/>
        </draw:custom-shape>
        <draw:line draw:style-name="gr18" draw:text-style-name="P1" draw:layer="layout" svg:x1="13.4cm" svg:y1="17.8cm" svg:x2="11.6cm" svg:y2="20.3cm">
          <text:p/>
        </draw:line>
        <draw:custom-shape draw:style-name="gr2" draw:text-style-name="P1" draw:layer="layout" svg:width="3cm" svg:height="1.5cm" svg:x="1.299cm" svg:y="29.3cm">
          <text:p/>
          <draw:enhanced-geometry svg:viewBox="0 0 21600 21600" draw:type="rectangle" draw:enhanced-path="M 0 0 L 21600 0 21600 21600 0 21600 0 0 Z N"/>
        </draw:custom-shape>
        <draw:custom-shape draw:style-name="gr1" draw:text-style-name="P1" draw:layer="layout" svg:width="1.1cm" svg:height="1.1cm" svg:x="7.601cm" svg:y="26.29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1" draw:layer="layout" svg:width="1.1cm" svg:height="1.1cm" svg:x="13.1cm" svg:y="26.29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6" draw:text-style-name="P1" draw:layer="layout" svg:width="1.1cm" svg:height="1.1cm" svg:x="13.4cm" svg:y="27.722cm">
          <text:p text:style-name="P1">1</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7" draw:text-style-name="P1" draw:layer="layout" svg:width="1cm" svg:height="1.2cm" svg:x="9.3cm" svg:y="32.5cm">
          <text:p text:style-name="P1">3</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1" draw:layer="layout" svg:width="1.1cm" svg:height="1.1cm" svg:x="10.299cm" svg:y="30.79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9" draw:layer="layout" svg:width="1.2cm" svg:height="1.3cm" svg:x="10.599cm" svg:y="32.399cm">
          <text:p>4</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4354.18575593503"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8" draw:text-style-name="P1" draw:layer="layout" svg:width="1.4cm" svg:height="1.4cm" svg:x="14.501cm" svg:y="26.199cm">
          <text:p/>
          <draw:enhanced-geometry svg:viewBox="0 0 21600 21600" draw:text-areas="?f7 ?f7 ?f8 ?f8"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draw:custom-shape draw:style-name="gr9" draw:text-style-name="P1" draw:layer="layout" svg:width="1.1cm" svg:height="1.2cm" svg:x="6.001cm" svg:y="26.299cm">
          <text:p/>
          <draw:enhanced-geometry svg:viewBox="0 0 21600 21600" draw:mirror-horizontal="false" draw:mirror-vertical="false" draw:path-stretchpoint-x="10800" draw:path-stretchpoint-y="10800" draw:text-areas="?f0 ?f0 ?f1 ?f2" draw:type="quad-bevel" draw:modifiers="3962.94277929155"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29" draw:text-style-name="P1" draw:layer="layout" svg:width="1.3cm" svg:height="1.3cm" svg:x="8.599cm" svg:y="30.799cm">
          <text:p/>
          <draw:enhanced-geometry svg:viewBox="0 0 21600 21600" draw:path-stretchpoint-x="10800" draw:path-stretchpoint-y="10800" draw:text-areas="?f24 ?f26 ?f25 ?f27" draw:type="col-60da8460" draw:modifiers="3001.6348773842"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10" draw:text-style-name="P1" draw:layer="layout" svg:width="2.3cm" svg:height="2.3cm" svg:x="1.699cm" svg:y="28.1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38" draw:text-style-name="P1" draw:layer="layout" svg:width="0.584cm" svg:height="1.045cm" svg:x="17.499cm" svg:y="29cm">
          <text:p text:style-name="P1">1</text:p>
          <draw:enhanced-geometry svg:viewBox="0 0 640 861" draw:text-areas="257 295 414 566" draw:type="non-primitive" draw:enhanced-path="M 640 233 L 221 293 506 12 367 0 29 406 431 347 145 645 99 520 0 861 326 765 209 711 640 233 640 233 Z N"/>
        </draw:custom-shape>
        <draw:custom-shape draw:style-name="gr12" draw:text-style-name="P1" draw:layer="layout" svg:width="2.4cm" svg:height="1cm" svg:x="17.299cm" svg:y="30.3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8" draw:text-style-name="P1" draw:layer="layout" svg:width="0.584cm" svg:height="1.045cm" svg:x="18.198cm" svg:y="28.999cm">
          <text:p text:style-name="P1">3</text:p>
          <draw:enhanced-geometry svg:viewBox="0 0 640 861" draw:text-areas="257 295 414 566" draw:type="non-primitive" draw:enhanced-path="M 640 233 L 221 293 506 12 367 0 29 406 431 347 145 645 99 520 0 861 326 765 209 711 640 233 640 233 Z N"/>
        </draw:custom-shape>
        <draw:custom-shape draw:style-name="gr38" draw:text-style-name="P1" draw:layer="layout" svg:width="0.584cm" svg:height="1.045cm" svg:x="18.898cm" svg:y="28.999cm">
          <text:p text:style-name="P1">5</text:p>
          <draw:enhanced-geometry svg:viewBox="0 0 640 861" draw:text-areas="257 295 414 566" draw:type="non-primitive" draw:enhanced-path="M 640 233 L 221 293 506 12 367 0 29 406 431 347 145 645 99 520 0 861 326 765 209 711 640 233 640 233 Z N"/>
        </draw:custom-shape>
        <draw:custom-shape draw:style-name="gr38" draw:text-style-name="P1" draw:layer="layout" svg:width="0.584cm" svg:height="1.045cm" svg:x="1.816cm" svg:y="31.101cm">
          <text:p text:style-name="P1">1</text:p>
          <draw:enhanced-geometry svg:viewBox="0 0 640 861" draw:text-areas="257 295 414 566" draw:type="non-primitive" draw:enhanced-path="M 640 233 L 221 293 506 12 367 0 29 406 431 347 145 645 99 520 0 861 326 765 209 711 640 233 640 233 Z N"/>
        </draw:custom-shape>
        <draw:custom-shape draw:style-name="gr38" draw:text-style-name="P1" draw:layer="layout" svg:width="0.584cm" svg:height="1.045cm" svg:x="2.515cm" svg:y="31.1cm">
          <text:p text:style-name="P1">2</text:p>
          <draw:enhanced-geometry svg:viewBox="0 0 640 861" draw:text-areas="257 295 414 566" draw:type="non-primitive" draw:enhanced-path="M 640 233 L 221 293 506 12 367 0 29 406 431 347 145 645 99 520 0 861 326 765 209 711 640 233 640 233 Z N"/>
        </draw:custom-shape>
        <draw:custom-shape draw:style-name="gr38" draw:text-style-name="P1" draw:layer="layout" svg:width="0.584cm" svg:height="1.045cm" svg:x="3.215cm" svg:y="31.154cm">
          <text:p text:style-name="P1">4</text:p>
          <draw:enhanced-geometry svg:viewBox="0 0 640 861" draw:text-areas="257 295 414 566" draw:type="non-primitive" draw:enhanced-path="M 640 233 L 221 293 506 12 367 0 29 406 431 347 145 645 99 520 0 861 326 765 209 711 640 233 640 233 Z N"/>
        </draw:custom-shape>
        <draw:custom-shape draw:style-name="gr17" draw:text-style-name="P1" draw:layer="layout" svg:width="1cm" svg:height="1.2cm" svg:x="12.799cm" svg:y="19.099cm">
          <text:p text:style-name="P1">3</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1" draw:layer="layout" svg:width="3cm" svg:height="1.5cm" svg:x="1.298cm" svg:y="39.3cm">
          <text:p/>
          <draw:enhanced-geometry svg:viewBox="0 0 21600 21600" draw:type="rectangle" draw:enhanced-path="M 0 0 L 21600 0 21600 21600 0 21600 0 0 Z N"/>
        </draw:custom-shape>
        <draw:custom-shape draw:style-name="gr1" draw:text-style-name="P1" draw:layer="layout" svg:width="1.1cm" svg:height="1.1cm" svg:x="7.6cm" svg:y="36.89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1" draw:layer="layout" svg:width="1.1cm" svg:height="1.1cm" svg:x="13.099cm" svg:y="36.59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6" draw:text-style-name="P1" draw:layer="layout" svg:width="1.1cm" svg:height="1.1cm" svg:x="11.6cm" svg:y="35.2cm">
          <text:p text:style-name="P1">1</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7" draw:text-style-name="P1" draw:layer="layout" svg:width="1cm" svg:height="1.2cm" svg:x="9.299cm" svg:y="43.1cm">
          <text:p text:style-name="P1">3</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1" draw:layer="layout" svg:width="1.1cm" svg:height="1.1cm" svg:x="10.298cm" svg:y="41.39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9" draw:layer="layout" svg:width="1.2cm" svg:height="1.3cm" svg:x="10.598cm" svg:y="42.999cm">
          <text:p>4</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4354.18575593503"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8" draw:text-style-name="P1" draw:layer="layout" svg:width="1.4cm" svg:height="1.4cm" svg:x="13cm" svg:y="34.9cm">
          <text:p/>
          <draw:enhanced-geometry svg:viewBox="0 0 21600 21600" draw:text-areas="?f7 ?f7 ?f8 ?f8"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draw:custom-shape draw:style-name="gr9" draw:text-style-name="P1" draw:layer="layout" svg:width="1.1cm" svg:height="1.2cm" svg:x="6cm" svg:y="36.899cm">
          <text:p/>
          <draw:enhanced-geometry svg:viewBox="0 0 21600 21600" draw:mirror-horizontal="false" draw:mirror-vertical="false" draw:path-stretchpoint-x="10800" draw:path-stretchpoint-y="10800" draw:text-areas="?f0 ?f0 ?f1 ?f2" draw:type="quad-bevel" draw:modifiers="3962.94277929155"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29" draw:text-style-name="P1" draw:layer="layout" svg:width="1.3cm" svg:height="1.3cm" svg:x="8.598cm" svg:y="41.399cm">
          <text:p/>
          <draw:enhanced-geometry svg:viewBox="0 0 21600 21600" draw:path-stretchpoint-x="10800" draw:path-stretchpoint-y="10800" draw:text-areas="?f24 ?f26 ?f25 ?f27" draw:type="col-60da8460" draw:modifiers="3001.6348773842"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10" draw:text-style-name="P1" draw:layer="layout" svg:width="2.3cm" svg:height="2.3cm" svg:x="1.698cm" svg:y="38.1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38" draw:text-style-name="P1" draw:layer="layout" svg:width="0.584cm" svg:height="1.045cm" svg:x="12.9cm" svg:y="40.4cm">
          <text:p text:style-name="P1">1</text:p>
          <draw:enhanced-geometry svg:viewBox="0 0 640 861" draw:text-areas="257 295 414 566" draw:type="non-primitive" draw:enhanced-path="M 640 233 L 221 293 506 12 367 0 29 406 431 347 145 645 99 520 0 861 326 765 209 711 640 233 640 233 Z N"/>
        </draw:custom-shape>
        <draw:custom-shape draw:style-name="gr12" draw:text-style-name="P1" draw:layer="layout" svg:width="2.4cm" svg:height="1cm" svg:x="17.298cm" svg:y="40.9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8" draw:text-style-name="P1" draw:layer="layout" svg:width="0.584cm" svg:height="1.045cm" svg:x="14.416cm" svg:y="38.455cm">
          <text:p text:style-name="P1">3</text:p>
          <draw:enhanced-geometry svg:viewBox="0 0 640 861" draw:mirror-horizontal="false" draw:mirror-vertical="false" draw:text-areas="257 295 414 566" draw:type="non-primitive" draw:enhanced-path="M 640 233 L 221 293 506 12 367 0 29 406 431 347 145 645 99 520 0 861 326 765 209 711 640 233 640 233 Z N"/>
        </draw:custom-shape>
        <draw:custom-shape draw:style-name="gr38" draw:text-style-name="P1" draw:layer="layout" svg:width="0.584cm" svg:height="1.045cm" svg:x="18.897cm" svg:y="39.599cm">
          <text:p text:style-name="P1">5</text:p>
          <draw:enhanced-geometry svg:viewBox="0 0 640 861" draw:text-areas="257 295 414 566" draw:type="non-primitive" draw:enhanced-path="M 640 233 L 221 293 506 12 367 0 29 406 431 347 145 645 99 520 0 861 326 765 209 711 640 233 640 233 Z N"/>
        </draw:custom-shape>
        <draw:custom-shape draw:style-name="gr38" draw:text-style-name="P1" draw:layer="layout" svg:width="0.584cm" svg:height="1.045cm" svg:x="1.815cm" svg:y="41.101cm">
          <text:p text:style-name="P1">1</text:p>
          <draw:enhanced-geometry svg:viewBox="0 0 640 861" draw:text-areas="257 295 414 566" draw:type="non-primitive" draw:enhanced-path="M 640 233 L 221 293 506 12 367 0 29 406 431 347 145 645 99 520 0 861 326 765 209 711 640 233 640 233 Z N"/>
        </draw:custom-shape>
        <draw:custom-shape draw:style-name="gr38" draw:text-style-name="P1" draw:layer="layout" svg:width="0.584cm" svg:height="1.045cm" svg:x="2.514cm" svg:y="41.1cm">
          <text:p text:style-name="P1">2</text:p>
          <draw:enhanced-geometry svg:viewBox="0 0 640 861" draw:text-areas="257 295 414 566" draw:type="non-primitive" draw:enhanced-path="M 640 233 L 221 293 506 12 367 0 29 406 431 347 145 645 99 520 0 861 326 765 209 711 640 233 640 233 Z N"/>
        </draw:custom-shape>
        <draw:custom-shape draw:style-name="gr38" draw:text-style-name="P1" draw:layer="layout" svg:width="0.584cm" svg:height="1.045cm" svg:x="3.214cm" svg:y="41.154cm">
          <text:p text:style-name="P1">4</text:p>
          <draw:enhanced-geometry svg:viewBox="0 0 640 861" draw:text-areas="257 295 414 566" draw:type="non-primitive" draw:enhanced-path="M 640 233 L 221 293 506 12 367 0 29 406 431 347 145 645 99 520 0 861 326 765 209 711 640 233 640 233 Z N"/>
        </draw:custom-shape>
        <draw:line draw:style-name="gr18" draw:text-style-name="P1" draw:layer="layout" svg:x1="16.99cm" svg:y1="40.3cm" svg:x2="14.3cm" svg:y2="37.7cm">
          <text:p/>
        </draw:line>
        <draw:line draw:style-name="gr25" draw:text-style-name="P1" draw:layer="layout" svg:x1="17.2cm" svg:y1="40.1cm" svg:x2="14.5cm" svg:y2="37.4cm">
          <text:p/>
        </draw:line>
        <draw:line draw:style-name="gr18" draw:text-style-name="P1" draw:layer="layout" svg:x1="17cm" svg:y1="41.6cm" svg:x2="8.8cm" svg:y2="38.4cm">
          <text:p/>
        </draw:line>
        <draw:line draw:style-name="gr25" draw:text-style-name="P1" draw:layer="layout" svg:x1="17.1cm" svg:y1="41.3cm" svg:x2="9.3cm" svg:y2="38.2cm">
          <text:p/>
        </draw:line>
        <draw:custom-shape draw:style-name="gr36" draw:layer="layout" svg:width="1.2cm" svg:height="1.3cm" svg:x="12cm" svg:y="27.7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4354.18575593503"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37" draw:text-style-name="P1" draw:layer="layout" svg:width="1cm" svg:height="1.2cm" svg:x="7.6cm" svg:y="2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9" draw:text-style-name="P1" draw:layer="layout" svg:width="0.584cm" svg:height="1.045cm" svg:x="7.817cm" svg:y="27.8cm">
          <text:p text:style-name="P1">1</text:p>
          <draw:enhanced-geometry svg:viewBox="0 0 640 861" draw:text-areas="257 295 414 566" draw:type="non-primitive" draw:enhanced-path="M 640 233 L 221 293 506 12 367 0 29 406 431 347 145 645 99 520 0 861 326 765 209 711 640 233 640 233 Z N"/>
        </draw:custom-shape>
        <draw:custom-shape draw:style-name="gr39" draw:text-style-name="P1" draw:layer="layout" svg:width="0.584cm" svg:height="1.045cm" svg:x="12.3cm" svg:y="27.9cm">
          <text:p text:style-name="P1">3</text:p>
          <draw:enhanced-geometry svg:viewBox="0 0 640 861" draw:text-areas="257 295 414 566" draw:type="non-primitive" draw:enhanced-path="M 640 233 L 221 293 506 12 367 0 29 406 431 347 145 645 99 520 0 861 326 765 209 711 640 233 640 233 Z N"/>
        </draw:custom-shape>
        <draw:custom-shape draw:style-name="gr36" draw:layer="layout" svg:width="1.2cm" svg:height="1.3cm" svg:x="15.8cm" svg:y="37.2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4354.18575593503"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37" draw:text-style-name="P1" draw:layer="layout" svg:width="1cm" svg:height="1.2cm" svg:x="11.2cm" svg:y="3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9" draw:text-style-name="P1" draw:layer="layout" svg:width="0.584cm" svg:height="1.045cm" svg:x="11.417cm" svg:y="37.8cm">
          <text:p text:style-name="P1">1</text:p>
          <draw:enhanced-geometry svg:viewBox="0 0 640 861" draw:text-areas="257 295 414 566" draw:type="non-primitive" draw:enhanced-path="M 640 233 L 221 293 506 12 367 0 29 406 431 347 145 645 99 520 0 861 326 765 209 711 640 233 640 233 Z N"/>
        </draw:custom-shape>
        <draw:custom-shape draw:style-name="gr39" draw:text-style-name="P1" draw:layer="layout" svg:width="0.584cm" svg:height="1.045cm" svg:x="16.1cm" svg:y="37.4cm">
          <text:p text:style-name="P1">3</text:p>
          <draw:enhanced-geometry svg:viewBox="0 0 640 861" draw:text-areas="257 295 414 566" draw:type="non-primitive" draw:enhanced-path="M 640 233 L 221 293 506 12 367 0 29 406 431 347 145 645 99 520 0 861 326 765 209 711 640 233 640 233 Z N"/>
        </draw:custom-shape>
      </draw:page>
      <draw:page draw:name="page11" draw:style-name="dp1" draw:master-page-name="Обычный">
        <draw:custom-shape draw:style-name="gr2" draw:text-style-name="P1" draw:layer="layout" svg:width="3cm" svg:height="1.5cm" svg:x="1.8cm" svg:y="5.9cm">
          <text:p/>
          <draw:enhanced-geometry svg:viewBox="0 0 21600 21600" draw:type="rectangle" draw:enhanced-path="M 0 0 L 21600 0 21600 21600 0 21600 0 0 Z N"/>
        </draw:custom-shape>
        <draw:custom-shape draw:style-name="gr1" draw:text-style-name="P1" draw:layer="layout" svg:width="1.1cm" svg:height="1.1cm" svg:x="8.102cm" svg:y="3.49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1" draw:layer="layout" svg:width="1.1cm" svg:height="1.1cm" svg:x="13.601cm" svg:y="3.19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6" draw:text-style-name="P1" draw:layer="layout" svg:width="1.1cm" svg:height="1.1cm" svg:x="13.1cm" svg:y="4.7cm">
          <text:p text:style-name="P1">1</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7" draw:text-style-name="P1" draw:layer="layout" svg:width="1cm" svg:height="1.2cm" svg:x="9.801cm" svg:y="9.7cm">
          <text:p text:style-name="P1">3</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1" draw:layer="layout" svg:width="1.1cm" svg:height="1.1cm" svg:x="10.8cm" svg:y="7.99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9" draw:layer="layout" svg:width="1.2cm" svg:height="1.3cm" svg:x="11.1cm" svg:y="9.599cm">
          <text:p>4</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4354.18575593503"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8" draw:text-style-name="P1" draw:layer="layout" svg:width="1.4cm" svg:height="1.4cm" svg:x="14.9cm" svg:y="3cm">
          <text:p/>
          <draw:enhanced-geometry svg:viewBox="0 0 21600 21600" draw:text-areas="?f7 ?f7 ?f8 ?f8"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draw:custom-shape draw:style-name="gr9" draw:text-style-name="P1" draw:layer="layout" svg:width="1.1cm" svg:height="1.2cm" svg:x="6.502cm" svg:y="3.499cm">
          <text:p/>
          <draw:enhanced-geometry svg:viewBox="0 0 21600 21600" draw:mirror-horizontal="false" draw:mirror-vertical="false" draw:path-stretchpoint-x="10800" draw:path-stretchpoint-y="10800" draw:text-areas="?f0 ?f0 ?f1 ?f2" draw:type="quad-bevel" draw:modifiers="3962.94277929155"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29" draw:text-style-name="P1" draw:layer="layout" svg:width="1.3cm" svg:height="1.3cm" svg:x="9.1cm" svg:y="7.999cm">
          <text:p/>
          <draw:enhanced-geometry svg:viewBox="0 0 21600 21600" draw:path-stretchpoint-x="10800" draw:path-stretchpoint-y="10800" draw:text-areas="?f24 ?f26 ?f25 ?f27" draw:type="col-60da8460" draw:modifiers="3001.6348773842"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10" draw:text-style-name="P1" draw:layer="layout" svg:width="2.3cm" svg:height="2.3cm" svg:x="2.2cm" svg:y="4.7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38" draw:text-style-name="P1" draw:layer="layout" svg:width="0.584cm" svg:height="1.045cm" svg:x="8.016cm" svg:y="5cm">
          <text:p text:style-name="P1">1</text:p>
          <draw:enhanced-geometry svg:viewBox="0 0 640 861" draw:text-areas="257 295 414 566" draw:type="non-primitive" draw:enhanced-path="M 640 233 L 221 293 506 12 367 0 29 406 431 347 145 645 99 520 0 861 326 765 209 711 640 233 640 233 Z N"/>
        </draw:custom-shape>
        <draw:custom-shape draw:style-name="gr12" draw:text-style-name="P1" draw:layer="layout" svg:width="2.4cm" svg:height="1cm" svg:x="17.5cm" svg:y="7.6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8" draw:text-style-name="P1" draw:layer="layout" svg:width="0.584cm" svg:height="1.045cm" svg:x="14.518cm" svg:y="4.755cm">
          <text:p text:style-name="P1">3</text:p>
          <draw:enhanced-geometry svg:viewBox="0 0 640 861" draw:mirror-horizontal="false" draw:mirror-vertical="false" draw:text-areas="257 295 414 566" draw:type="non-primitive" draw:enhanced-path="M 640 233 L 221 293 506 12 367 0 29 406 431 347 145 645 99 520 0 861 326 765 209 711 640 233 640 233 Z N"/>
        </draw:custom-shape>
        <draw:custom-shape draw:style-name="gr38" draw:text-style-name="P1" draw:layer="layout" svg:width="0.584cm" svg:height="1.045cm" svg:x="19.599cm" svg:y="6.299cm">
          <text:p text:style-name="P1">5</text:p>
          <draw:enhanced-geometry svg:viewBox="0 0 640 861" draw:text-areas="257 295 414 566" draw:type="non-primitive" draw:enhanced-path="M 640 233 L 221 293 506 12 367 0 29 406 431 347 145 645 99 520 0 861 326 765 209 711 640 233 640 233 Z N"/>
        </draw:custom-shape>
        <draw:custom-shape draw:style-name="gr38" draw:text-style-name="P1" draw:layer="layout" svg:width="0.584cm" svg:height="1.045cm" svg:x="2.317cm" svg:y="7.701cm">
          <text:p text:style-name="P1">1</text:p>
          <draw:enhanced-geometry svg:viewBox="0 0 640 861" draw:text-areas="257 295 414 566" draw:type="non-primitive" draw:enhanced-path="M 640 233 L 221 293 506 12 367 0 29 406 431 347 145 645 99 520 0 861 326 765 209 711 640 233 640 233 Z N"/>
        </draw:custom-shape>
        <draw:custom-shape draw:style-name="gr38" draw:text-style-name="P1" draw:layer="layout" svg:width="0.584cm" svg:height="1.045cm" svg:x="3.016cm" svg:y="7.7cm">
          <text:p text:style-name="P1">2</text:p>
          <draw:enhanced-geometry svg:viewBox="0 0 640 861" draw:text-areas="257 295 414 566" draw:type="non-primitive" draw:enhanced-path="M 640 233 L 221 293 506 12 367 0 29 406 431 347 145 645 99 520 0 861 326 765 209 711 640 233 640 233 Z N"/>
        </draw:custom-shape>
        <draw:custom-shape draw:style-name="gr38" draw:text-style-name="P1" draw:layer="layout" svg:width="0.584cm" svg:height="1.045cm" svg:x="3.716cm" svg:y="7.754cm">
          <text:p text:style-name="P1">4</text:p>
          <draw:enhanced-geometry svg:viewBox="0 0 640 861" draw:text-areas="257 295 414 566" draw:type="non-primitive" draw:enhanced-path="M 640 233 L 221 293 506 12 367 0 29 406 431 347 145 645 99 520 0 861 326 765 209 711 640 233 640 233 Z N"/>
        </draw:custom-shape>
        <draw:custom-shape draw:style-name="gr2" draw:text-style-name="P1" draw:layer="layout" svg:width="3cm" svg:height="1.5cm" svg:x="1.4cm" svg:y="17.1cm">
          <text:p/>
          <draw:enhanced-geometry svg:viewBox="0 0 21600 21600" draw:type="rectangle" draw:enhanced-path="M 0 0 L 21600 0 21600 21600 0 21600 0 0 Z N"/>
        </draw:custom-shape>
        <draw:custom-shape draw:style-name="gr1" draw:text-style-name="P1" draw:layer="layout" svg:width="1.1cm" svg:height="1.1cm" svg:x="7.702cm" svg:y="14.69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1" draw:layer="layout" svg:width="1.1cm" svg:height="1.1cm" svg:x="13.201cm" svg:y="14.39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6" draw:text-style-name="P1" draw:layer="layout" svg:width="1.1cm" svg:height="1.1cm" svg:x="12.7cm" svg:y="15.9cm">
          <text:p text:style-name="P1">1</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7" draw:text-style-name="P1" draw:layer="layout" svg:width="1cm" svg:height="1.2cm" svg:x="9.401cm" svg:y="21.8cm">
          <text:p text:style-name="P1">3</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1" draw:layer="layout" svg:width="1.1cm" svg:height="1.1cm" svg:x="10.4cm" svg:y="20.09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9" draw:layer="layout" svg:width="1.2cm" svg:height="1.3cm" svg:x="14.3cm" svg:y="20.5cm">
          <text:p>4</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4354.18575593503"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8" draw:text-style-name="P1" draw:layer="layout" svg:width="1.4cm" svg:height="1.4cm" svg:x="14.5cm" svg:y="14.2cm">
          <text:p/>
          <draw:enhanced-geometry svg:viewBox="0 0 21600 21600" draw:text-areas="?f7 ?f7 ?f8 ?f8"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draw:custom-shape draw:style-name="gr9" draw:text-style-name="P1" draw:layer="layout" svg:width="1.1cm" svg:height="1.2cm" svg:x="6.102cm" svg:y="14.699cm">
          <text:p/>
          <draw:enhanced-geometry svg:viewBox="0 0 21600 21600" draw:mirror-horizontal="false" draw:mirror-vertical="false" draw:path-stretchpoint-x="10800" draw:path-stretchpoint-y="10800" draw:text-areas="?f0 ?f0 ?f1 ?f2" draw:type="quad-bevel" draw:modifiers="3962.94277929155"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29" draw:text-style-name="P1" draw:layer="layout" svg:width="1.3cm" svg:height="1.3cm" svg:x="8.7cm" svg:y="20.099cm">
          <text:p/>
          <draw:enhanced-geometry svg:viewBox="0 0 21600 21600" draw:path-stretchpoint-x="10800" draw:path-stretchpoint-y="10800" draw:text-areas="?f24 ?f26 ?f25 ?f27" draw:type="col-60da8460" draw:modifiers="3001.6348773842"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10" draw:text-style-name="P1" draw:layer="layout" svg:width="2.3cm" svg:height="2.3cm" svg:x="1.8cm" svg:y="15.9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38" draw:text-style-name="P1" draw:layer="layout" svg:width="0.584cm" svg:height="1.045cm" svg:x="7.616cm" svg:y="16.2cm">
          <text:p text:style-name="P1">1</text:p>
          <draw:enhanced-geometry svg:viewBox="0 0 640 861" draw:text-areas="257 295 414 566" draw:type="non-primitive" draw:enhanced-path="M 640 233 L 221 293 506 12 367 0 29 406 431 347 145 645 99 520 0 861 326 765 209 711 640 233 640 233 Z N"/>
        </draw:custom-shape>
        <draw:custom-shape draw:style-name="gr12" draw:text-style-name="P1" draw:layer="layout" svg:width="2.4cm" svg:height="1cm" svg:x="17.1cm" svg:y="18.8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8" draw:text-style-name="P1" draw:layer="layout" svg:width="0.584cm" svg:height="1.045cm" svg:x="14.118cm" svg:y="15.955cm">
          <text:p text:style-name="P1">3</text:p>
          <draw:enhanced-geometry svg:viewBox="0 0 640 861" draw:mirror-horizontal="false" draw:mirror-vertical="false" draw:text-areas="257 295 414 566" draw:type="non-primitive" draw:enhanced-path="M 640 233 L 221 293 506 12 367 0 29 406 431 347 145 645 99 520 0 861 326 765 209 711 640 233 640 233 Z N"/>
        </draw:custom-shape>
        <draw:custom-shape draw:style-name="gr38" draw:text-style-name="P1" draw:layer="layout" svg:width="0.584cm" svg:height="1.045cm" svg:x="18.699cm" svg:y="17.499cm">
          <text:p text:style-name="P1">5</text:p>
          <draw:enhanced-geometry svg:viewBox="0 0 640 861" draw:text-areas="257 295 414 566" draw:type="non-primitive" draw:enhanced-path="M 640 233 L 221 293 506 12 367 0 29 406 431 347 145 645 99 520 0 861 326 765 209 711 640 233 640 233 Z N"/>
        </draw:custom-shape>
        <draw:custom-shape draw:style-name="gr38" draw:text-style-name="P1" draw:layer="layout" svg:width="0.584cm" svg:height="1.045cm" svg:x="1.917cm" svg:y="18.901cm">
          <text:p text:style-name="P1">1</text:p>
          <draw:enhanced-geometry svg:viewBox="0 0 640 861" draw:text-areas="257 295 414 566" draw:type="non-primitive" draw:enhanced-path="M 640 233 L 221 293 506 12 367 0 29 406 431 347 145 645 99 520 0 861 326 765 209 711 640 233 640 233 Z N"/>
        </draw:custom-shape>
        <draw:custom-shape draw:style-name="gr38" draw:text-style-name="P1" draw:layer="layout" svg:width="0.584cm" svg:height="1.045cm" svg:x="2.616cm" svg:y="18.9cm">
          <text:p text:style-name="P1">2</text:p>
          <draw:enhanced-geometry svg:viewBox="0 0 640 861" draw:text-areas="257 295 414 566" draw:type="non-primitive" draw:enhanced-path="M 640 233 L 221 293 506 12 367 0 29 406 431 347 145 645 99 520 0 861 326 765 209 711 640 233 640 233 Z N"/>
        </draw:custom-shape>
        <draw:custom-shape draw:style-name="gr38" draw:text-style-name="P1" draw:layer="layout" svg:width="0.584cm" svg:height="1.045cm" svg:x="3.316cm" svg:y="18.954cm">
          <text:p text:style-name="P1">4</text:p>
          <draw:enhanced-geometry svg:viewBox="0 0 640 861" draw:text-areas="257 295 414 566" draw:type="non-primitive" draw:enhanced-path="M 640 233 L 221 293 506 12 367 0 29 406 431 347 145 645 99 520 0 861 326 765 209 711 640 233 640 233 Z N"/>
        </draw:custom-shape>
        <draw:line draw:style-name="gr18" draw:text-style-name="P1" draw:layer="layout" svg:x1="11.9cm" svg:y1="20.801cm" svg:x2="17cm" svg:y2="19.6cm">
          <text:p/>
        </draw:line>
        <draw:line draw:style-name="gr25" draw:text-style-name="P1" draw:layer="layout" svg:x1="11.9cm" svg:y1="20.5cm" svg:x2="16.8cm" svg:y2="19.3cm">
          <text:p/>
        </draw:line>
        <draw:custom-shape draw:style-name="gr36" draw:layer="layout" svg:width="1.2cm" svg:height="1.3cm" svg:x="14.2cm" svg:y="18.1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4354.18575593503"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37" draw:text-style-name="P1" draw:layer="layout" svg:width="1cm" svg:height="1.2cm" svg:x="12.9cm" svg:y="18.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9" draw:text-style-name="P1" draw:layer="layout" svg:width="0.584cm" svg:height="1.045cm" svg:x="13.117cm" svg:y="18.7cm">
          <text:p text:style-name="P1">1</text:p>
          <draw:enhanced-geometry svg:viewBox="0 0 640 861" draw:text-areas="257 295 414 566" draw:type="non-primitive" draw:enhanced-path="M 640 233 L 221 293 506 12 367 0 29 406 431 347 145 645 99 520 0 861 326 765 209 711 640 233 640 233 Z N"/>
        </draw:custom-shape>
        <draw:custom-shape draw:style-name="gr39" draw:text-style-name="P1" draw:layer="layout" svg:width="0.584cm" svg:height="1.045cm" svg:x="14.5cm" svg:y="18.3cm">
          <text:p text:style-name="P1">3</text:p>
          <draw:enhanced-geometry svg:viewBox="0 0 640 861" draw:text-areas="257 295 414 566" draw:type="non-primitive" draw:enhanced-path="M 640 233 L 221 293 506 12 367 0 29 406 431 347 145 645 99 520 0 861 326 765 209 711 640 233 640 233 Z N"/>
        </draw:custom-shape>
        <draw:custom-shape draw:style-name="gr36" draw:layer="layout" svg:width="1.2cm" svg:height="1.3cm" svg:x="18.2cm" svg:y="6.1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4354.18575593503"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37" draw:text-style-name="P1" draw:layer="layout" svg:width="1cm" svg:height="1.2cm" svg:x="17cm" svg:y="6.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9" draw:text-style-name="P1" draw:layer="layout" svg:width="0.584cm" svg:height="1.045cm" svg:x="17.217cm" svg:y="6.3cm">
          <text:p text:style-name="P1">1</text:p>
          <draw:enhanced-geometry svg:viewBox="0 0 640 861" draw:text-areas="257 295 414 566" draw:type="non-primitive" draw:enhanced-path="M 640 233 L 221 293 506 12 367 0 29 406 431 347 145 645 99 520 0 861 326 765 209 711 640 233 640 233 Z N"/>
        </draw:custom-shape>
        <draw:custom-shape draw:style-name="gr39" draw:text-style-name="P1" draw:layer="layout" svg:width="0.584cm" svg:height="1.045cm" svg:x="18.5cm" svg:y="6.3cm">
          <text:p text:style-name="P1">3</text:p>
          <draw:enhanced-geometry svg:viewBox="0 0 640 861" draw:text-areas="257 295 414 566" draw:type="non-primitive" draw:enhanced-path="M 640 233 L 221 293 506 12 367 0 29 406 431 347 145 645 99 520 0 861 326 765 209 711 640 233 640 233 Z N"/>
        </draw:custom-shape>
        <draw:custom-shape draw:style-name="gr2" draw:text-style-name="P1" draw:layer="layout" svg:width="3cm" svg:height="1.5cm" svg:x="2.4cm" svg:y="27.3cm">
          <text:p/>
          <draw:enhanced-geometry svg:viewBox="0 0 21600 21600" draw:type="rectangle" draw:enhanced-path="M 0 0 L 21600 0 21600 21600 0 21600 0 0 Z N"/>
        </draw:custom-shape>
        <draw:custom-shape draw:style-name="gr1" draw:text-style-name="P1" draw:layer="layout" svg:width="1.1cm" svg:height="1.1cm" svg:x="8.702cm" svg:y="24.89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1" draw:layer="layout" svg:width="1.1cm" svg:height="1.1cm" svg:x="14.201cm" svg:y="24.59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6" draw:text-style-name="P1" draw:layer="layout" svg:width="1.1cm" svg:height="1.1cm" svg:x="13.7cm" svg:y="26.1cm">
          <text:p text:style-name="P1">1</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7" draw:text-style-name="P1" draw:layer="layout" svg:width="1cm" svg:height="1.2cm" svg:x="10.401cm" svg:y="32cm">
          <text:p text:style-name="P1">3</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1" draw:layer="layout" svg:width="1.1cm" svg:height="1.1cm" svg:x="11.4cm" svg:y="30.29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9" draw:layer="layout" svg:width="1.2cm" svg:height="1.3cm" svg:x="18.2cm" svg:y="27.5cm">
          <text:p>4</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4354.18575593503"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8" draw:text-style-name="P1" draw:layer="layout" svg:width="1.4cm" svg:height="1.4cm" svg:x="15.5cm" svg:y="24.4cm">
          <text:p/>
          <draw:enhanced-geometry svg:viewBox="0 0 21600 21600" draw:text-areas="?f7 ?f7 ?f8 ?f8"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draw:custom-shape draw:style-name="gr9" draw:text-style-name="P1" draw:layer="layout" svg:width="1.1cm" svg:height="1.2cm" svg:x="7.102cm" svg:y="24.899cm">
          <text:p/>
          <draw:enhanced-geometry svg:viewBox="0 0 21600 21600" draw:mirror-horizontal="false" draw:mirror-vertical="false" draw:path-stretchpoint-x="10800" draw:path-stretchpoint-y="10800" draw:text-areas="?f0 ?f0 ?f1 ?f2" draw:type="quad-bevel" draw:modifiers="3962.94277929155"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29" draw:text-style-name="P1" draw:layer="layout" svg:width="1.3cm" svg:height="1.3cm" svg:x="9.7cm" svg:y="30.299cm">
          <text:p/>
          <draw:enhanced-geometry svg:viewBox="0 0 21600 21600" draw:path-stretchpoint-x="10800" draw:path-stretchpoint-y="10800" draw:text-areas="?f24 ?f26 ?f25 ?f27" draw:type="col-60da8460" draw:modifiers="3001.6348773842"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10" draw:text-style-name="P1" draw:layer="layout" svg:width="2.3cm" svg:height="2.3cm" svg:x="2.8cm" svg:y="26.1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38" draw:text-style-name="P1" draw:layer="layout" svg:width="0.584cm" svg:height="1.045cm" svg:x="8.616cm" svg:y="26.4cm">
          <text:p text:style-name="P1">1</text:p>
          <draw:enhanced-geometry svg:viewBox="0 0 640 861" draw:text-areas="257 295 414 566" draw:type="non-primitive" draw:enhanced-path="M 640 233 L 221 293 506 12 367 0 29 406 431 347 145 645 99 520 0 861 326 765 209 711 640 233 640 233 Z N"/>
        </draw:custom-shape>
        <draw:custom-shape draw:style-name="gr12" draw:text-style-name="P1" draw:layer="layout" svg:width="2.4cm" svg:height="1cm" svg:x="18.1cm" svg:y="29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8" draw:text-style-name="P1" draw:layer="layout" svg:width="0.584cm" svg:height="1.045cm" svg:x="15.118cm" svg:y="26.155cm">
          <text:p text:style-name="P1">3</text:p>
          <draw:enhanced-geometry svg:viewBox="0 0 640 861" draw:mirror-horizontal="false" draw:mirror-vertical="false" draw:text-areas="257 295 414 566" draw:type="non-primitive" draw:enhanced-path="M 640 233 L 221 293 506 12 367 0 29 406 431 347 145 645 99 520 0 861 326 765 209 711 640 233 640 233 Z N"/>
        </draw:custom-shape>
        <draw:custom-shape draw:style-name="gr38" draw:text-style-name="P1" draw:layer="layout" svg:width="0.584cm" svg:height="1.045cm" svg:x="19.699cm" svg:y="27.699cm">
          <text:p text:style-name="P1">5</text:p>
          <draw:enhanced-geometry svg:viewBox="0 0 640 861" draw:text-areas="257 295 414 566" draw:type="non-primitive" draw:enhanced-path="M 640 233 L 221 293 506 12 367 0 29 406 431 347 145 645 99 520 0 861 326 765 209 711 640 233 640 233 Z N"/>
        </draw:custom-shape>
        <draw:custom-shape draw:style-name="gr38" draw:text-style-name="P1" draw:layer="layout" svg:width="0.584cm" svg:height="1.045cm" svg:x="2.917cm" svg:y="29.101cm">
          <text:p text:style-name="P1">1</text:p>
          <draw:enhanced-geometry svg:viewBox="0 0 640 861" draw:text-areas="257 295 414 566" draw:type="non-primitive" draw:enhanced-path="M 640 233 L 221 293 506 12 367 0 29 406 431 347 145 645 99 520 0 861 326 765 209 711 640 233 640 233 Z N"/>
        </draw:custom-shape>
        <draw:custom-shape draw:style-name="gr38" draw:text-style-name="P1" draw:layer="layout" svg:width="0.584cm" svg:height="1.045cm" svg:x="3.616cm" svg:y="29.1cm">
          <text:p text:style-name="P1">2</text:p>
          <draw:enhanced-geometry svg:viewBox="0 0 640 861" draw:text-areas="257 295 414 566" draw:type="non-primitive" draw:enhanced-path="M 640 233 L 221 293 506 12 367 0 29 406 431 347 145 645 99 520 0 861 326 765 209 711 640 233 640 233 Z N"/>
        </draw:custom-shape>
        <draw:custom-shape draw:style-name="gr38" draw:text-style-name="P1" draw:layer="layout" svg:width="0.584cm" svg:height="1.045cm" svg:x="4.316cm" svg:y="29.154cm">
          <text:p text:style-name="P1">4</text:p>
          <draw:enhanced-geometry svg:viewBox="0 0 640 861" draw:text-areas="257 295 414 566" draw:type="non-primitive" draw:enhanced-path="M 640 233 L 221 293 506 12 367 0 29 406 431 347 145 645 99 520 0 861 326 765 209 711 640 233 640 233 Z N"/>
        </draw:custom-shape>
        <draw:custom-shape draw:style-name="gr36" draw:layer="layout" svg:width="1.2cm" svg:height="1.3cm" svg:x="8cm" svg:y="30.2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4354.18575593503"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37" draw:text-style-name="P1" draw:layer="layout" svg:width="1cm" svg:height="1.2cm" svg:x="6.7cm" svg:y="3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9" draw:text-style-name="P1" draw:layer="layout" svg:width="0.584cm" svg:height="1.045cm" svg:x="6.917cm" svg:y="30.8cm">
          <text:p text:style-name="P1">1</text:p>
          <draw:enhanced-geometry svg:viewBox="0 0 640 861" draw:text-areas="257 295 414 566" draw:type="non-primitive" draw:enhanced-path="M 640 233 L 221 293 506 12 367 0 29 406 431 347 145 645 99 520 0 861 326 765 209 711 640 233 640 233 Z N"/>
        </draw:custom-shape>
        <draw:custom-shape draw:style-name="gr39" draw:text-style-name="P1" draw:layer="layout" svg:width="0.584cm" svg:height="1.045cm" svg:x="8.3cm" svg:y="30.4cm">
          <text:p text:style-name="P1">3</text:p>
          <draw:enhanced-geometry svg:viewBox="0 0 640 861" draw:text-areas="257 295 414 566" draw:type="non-primitive" draw:enhanced-path="M 640 233 L 221 293 506 12 367 0 29 406 431 347 145 645 99 520 0 861 326 765 209 711 640 233 640 233 Z N"/>
        </draw:custom-shape>
        <draw:custom-shape draw:style-name="gr2" draw:text-style-name="P1" draw:layer="layout" svg:width="3cm" svg:height="1.5cm" svg:x="2.399cm" svg:y="37.899cm">
          <text:p/>
          <draw:enhanced-geometry svg:viewBox="0 0 21600 21600" draw:type="rectangle" draw:enhanced-path="M 0 0 L 21600 0 21600 21600 0 21600 0 0 Z N"/>
        </draw:custom-shape>
        <draw:custom-shape draw:style-name="gr1" draw:text-style-name="P1" draw:layer="layout" svg:width="1.1cm" svg:height="1.1cm" svg:x="8.701cm" svg:y="35.49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1" draw:layer="layout" svg:width="1.1cm" svg:height="1.1cm" svg:x="14.2cm" svg:y="35.19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6" draw:text-style-name="P1" draw:layer="layout" svg:width="1.1cm" svg:height="1.1cm" svg:x="8.6cm" svg:y="37cm">
          <text:p text:style-name="P1">1</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7" draw:text-style-name="P1" draw:layer="layout" svg:width="1cm" svg:height="1.2cm" svg:x="14.3cm" svg:y="36.6cm">
          <text:p text:style-name="P1">3</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1" draw:layer="layout" svg:width="1.1cm" svg:height="1.1cm" svg:x="11.399cm" svg:y="40.89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9" draw:layer="layout" svg:width="1.2cm" svg:height="1.3cm" svg:x="11.9cm" svg:y="42.4cm">
          <text:p>4</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4354.18575593503"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8" draw:text-style-name="P1" draw:layer="layout" svg:width="1.4cm" svg:height="1.4cm" svg:x="15.499cm" svg:y="34.999cm">
          <text:p/>
          <draw:enhanced-geometry svg:viewBox="0 0 21600 21600" draw:text-areas="?f7 ?f7 ?f8 ?f8"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draw:custom-shape draw:style-name="gr9" draw:text-style-name="P1" draw:layer="layout" svg:width="1.1cm" svg:height="1.2cm" svg:x="7.101cm" svg:y="35.498cm">
          <text:p/>
          <draw:enhanced-geometry svg:viewBox="0 0 21600 21600" draw:mirror-horizontal="false" draw:mirror-vertical="false" draw:path-stretchpoint-x="10800" draw:path-stretchpoint-y="10800" draw:text-areas="?f0 ?f0 ?f1 ?f2" draw:type="quad-bevel" draw:modifiers="3962.94277929155"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29" draw:text-style-name="P1" draw:layer="layout" svg:width="1.3cm" svg:height="1.3cm" svg:x="9.699cm" svg:y="40.898cm">
          <text:p/>
          <draw:enhanced-geometry svg:viewBox="0 0 21600 21600" draw:path-stretchpoint-x="10800" draw:path-stretchpoint-y="10800" draw:text-areas="?f24 ?f26 ?f25 ?f27" draw:type="col-60da8460" draw:modifiers="3001.6348773842"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10" draw:text-style-name="P1" draw:layer="layout" svg:width="2.3cm" svg:height="2.3cm" svg:x="2.799cm" svg:y="36.699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38" draw:text-style-name="P1" draw:layer="layout" svg:width="0.584cm" svg:height="1.045cm" svg:x="18.316cm" svg:y="37.1cm">
          <text:p text:style-name="P1">1</text:p>
          <draw:enhanced-geometry svg:viewBox="0 0 640 861" draw:text-areas="257 295 414 566" draw:type="non-primitive" draw:enhanced-path="M 640 233 L 221 293 506 12 367 0 29 406 431 347 145 645 99 520 0 861 326 765 209 711 640 233 640 233 Z N"/>
        </draw:custom-shape>
        <draw:custom-shape draw:style-name="gr12" draw:text-style-name="P1" draw:layer="layout" svg:width="2.4cm" svg:height="1cm" svg:x="18.099cm" svg:y="39.599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8" draw:text-style-name="P1" draw:layer="layout" svg:width="0.584cm" svg:height="1.045cm" svg:x="19cm" svg:y="37cm">
          <text:p text:style-name="P1">3</text:p>
          <draw:enhanced-geometry svg:viewBox="0 0 640 861" draw:mirror-horizontal="false" draw:mirror-vertical="false" draw:text-areas="257 295 414 566" draw:type="non-primitive" draw:enhanced-path="M 640 233 L 221 293 506 12 367 0 29 406 431 347 145 645 99 520 0 861 326 765 209 711 640 233 640 233 Z N"/>
        </draw:custom-shape>
        <draw:custom-shape draw:style-name="gr38" draw:text-style-name="P1" draw:layer="layout" svg:width="0.584cm" svg:height="1.045cm" svg:x="19.698cm" svg:y="38.298cm">
          <text:p text:style-name="P1">5</text:p>
          <draw:enhanced-geometry svg:viewBox="0 0 640 861" draw:text-areas="257 295 414 566" draw:type="non-primitive" draw:enhanced-path="M 640 233 L 221 293 506 12 367 0 29 406 431 347 145 645 99 520 0 861 326 765 209 711 640 233 640 233 Z N"/>
        </draw:custom-shape>
        <draw:custom-shape draw:style-name="gr38" draw:text-style-name="P1" draw:layer="layout" svg:width="0.584cm" svg:height="1.045cm" svg:x="2.916cm" svg:y="39.7cm">
          <text:p text:style-name="P1">1</text:p>
          <draw:enhanced-geometry svg:viewBox="0 0 640 861" draw:text-areas="257 295 414 566" draw:type="non-primitive" draw:enhanced-path="M 640 233 L 221 293 506 12 367 0 29 406 431 347 145 645 99 520 0 861 326 765 209 711 640 233 640 233 Z N"/>
        </draw:custom-shape>
        <draw:custom-shape draw:style-name="gr38" draw:text-style-name="P1" draw:layer="layout" svg:width="0.584cm" svg:height="1.045cm" svg:x="3.615cm" svg:y="39.699cm">
          <text:p text:style-name="P1">2</text:p>
          <draw:enhanced-geometry svg:viewBox="0 0 640 861" draw:text-areas="257 295 414 566" draw:type="non-primitive" draw:enhanced-path="M 640 233 L 221 293 506 12 367 0 29 406 431 347 145 645 99 520 0 861 326 765 209 711 640 233 640 233 Z N"/>
        </draw:custom-shape>
        <draw:custom-shape draw:style-name="gr38" draw:text-style-name="P1" draw:layer="layout" svg:width="0.584cm" svg:height="1.045cm" svg:x="4.315cm" svg:y="39.753cm">
          <text:p text:style-name="P1">4</text:p>
          <draw:enhanced-geometry svg:viewBox="0 0 640 861" draw:text-areas="257 295 414 566" draw:type="non-primitive" draw:enhanced-path="M 640 233 L 221 293 506 12 367 0 29 406 431 347 145 645 99 520 0 861 326 765 209 711 640 233 640 233 Z N"/>
        </draw:custom-shape>
        <draw:custom-shape draw:style-name="gr39" draw:text-style-name="P1" draw:layer="layout" svg:width="0.584cm" svg:height="1.045cm" svg:x="18cm" svg:y="38.3cm">
          <text:p text:style-name="P1">1</text:p>
          <draw:enhanced-geometry svg:viewBox="0 0 640 861" draw:text-areas="257 295 414 566" draw:type="non-primitive" draw:enhanced-path="M 640 233 L 221 293 506 12 367 0 29 406 431 347 145 645 99 520 0 861 326 765 209 711 640 233 640 233 Z N"/>
        </draw:custom-shape>
        <draw:custom-shape draw:style-name="gr39" draw:text-style-name="P1" draw:layer="layout" svg:width="0.584cm" svg:height="1.045cm" svg:x="18.883cm" svg:y="38.3cm">
          <text:p text:style-name="P1">3</text:p>
          <draw:enhanced-geometry svg:viewBox="0 0 640 861" draw:text-areas="257 295 414 566" draw:type="non-primitive" draw:enhanced-path="M 640 233 L 221 293 506 12 367 0 29 406 431 347 145 645 99 520 0 861 326 765 209 711 640 233 640 233 Z N"/>
        </draw:custom-shape>
      </draw:page>
      <draw:page draw:name="page12" draw:style-name="dp1" draw:master-page-name="Обычный">
        <draw:custom-shape draw:style-name="gr5" draw:text-style-name="P1" draw:layer="controls" svg:width="0.6cm" svg:height="1.3cm" svg:x="-3.3cm" svg:y="37.898cm">
          <text:p/>
          <draw:enhanced-geometry svg:viewBox="0 0 21600 21600" draw:glue-points="10800 0 ?f1 10800 0 21600 10800 21600 21600 21600 ?f7 10800" draw:text-areas="?f1 10800 ?f2 18000 ?f3 7200 ?f4 21600"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7" draw:text-style-name="P6" draw:layer="controls" svg:width="1.1cm" svg:height="1.2cm" svg:x="15.1cm" svg:y="18.1cm">
          <text:p/>
          <draw:enhanced-geometry svg:viewBox="0 0 21600 21600" draw:glue-points="?f6 10800 10800 21600 ?f5 10800 10800 0" draw:text-areas="?f3 ?f3 ?f4 ?f4" draw:mirror-horizontal="false" draw:mirror-vertical="false"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40" draw:text-style-name="P1" draw:layer="controls" svg:width="1.412cm" svg:height="1.133cm" svg:x="3.335cm" svg:y="6.728cm">
          <text:p/>
          <draw:enhanced-geometry svg:viewBox="0 0 21600 21600" draw:type="rectangle" draw:enhanced-path="M 0 0 L 21600 0 21600 21600 0 21600 0 0 Z N"/>
        </draw:custom-shape>
        <draw:custom-shape draw:style-name="gr41" draw:text-style-name="P1" draw:layer="controls" svg:width="1.976cm" svg:height="0.661cm" svg:x="3.053cm" svg:y="6.067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2" draw:text-style-name="P1" draw:layer="controls" svg:width="2.165cm" svg:height="0.755cm" svg:x="2.3cm" svg:y="6.917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 draw:text-style-name="P1" draw:layer="controls" svg:width="2.712cm" svg:height="0.839cm" svg:x="2.688cm" svg:y="7.861cm">
          <text:p/>
          <draw:enhanced-geometry svg:viewBox="0 0 21600 21600" draw:type="rectangle" draw:enhanced-path="M 0 0 L 21600 0 21600 21600 0 21600 0 0 Z N"/>
        </draw:custom-shape>
        <draw:custom-shape draw:style-name="gr43" draw:text-style-name="P6" draw:layer="layout" svg:width="2.5cm" svg:height="1.2cm" svg:x="18.9cm" svg:y="7.1cm">
          <text:p/>
          <draw:enhanced-geometry svg:viewBox="0 0 21600 21600" draw:glue-points="?f6 10800 10800 21600 ?f5 10800 10800 0" draw:text-areas="?f3 ?f3 ?f4 ?f4" draw:mirror-horizontal="false" draw:mirror-vertical="false"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 draw:text-style-name="P1" draw:layer="layout" svg:width="1.1cm" svg:height="1.1cm" svg:x="9.102cm" svg:y="2.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1" draw:layer="layout" svg:width="1.1cm" svg:height="1.1cm" svg:x="14.601cm" svg:y="2.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6" draw:text-style-name="P7" draw:layer="layout" svg:width="1.1cm" svg:height="1.1cm" svg:x="9.001cm" svg:y="4.101cm">
          <text:p text:style-name="P7">1</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7" draw:text-style-name="P7" draw:layer="layout" svg:width="1cm" svg:height="1.2cm" svg:x="14.701cm" svg:y="4.101cm">
          <text:p text:style-name="P7">3</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1" draw:layer="layout" svg:width="1.1cm" svg:height="1.1cm" svg:x="11.9cm" svg:y="8.09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9" draw:text-style-name="P8" draw:layer="layout" svg:width="1.2cm" svg:height="1.3cm" svg:x="11.901cm" svg:y="9.601cm">
          <text:p text:style-name="P8">4</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4354.18575593503"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8" draw:text-style-name="P1" draw:layer="layout" svg:width="1.4cm" svg:height="1.4cm" svg:x="15.9cm" svg:y="2.6cm">
          <text:p/>
          <draw:enhanced-geometry svg:viewBox="0 0 21600 21600" draw:text-areas="?f7 ?f7 ?f8 ?f8"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draw:custom-shape draw:style-name="gr9" draw:text-style-name="P1" draw:layer="layout" svg:width="1.1cm" svg:height="1.2cm" svg:x="7.502cm" svg:y="2.6cm">
          <text:p/>
          <draw:enhanced-geometry svg:viewBox="0 0 21600 21600" draw:mirror-horizontal="false" draw:mirror-vertical="false" draw:path-stretchpoint-x="10800" draw:path-stretchpoint-y="10800" draw:text-areas="?f0 ?f0 ?f1 ?f2" draw:type="quad-bevel" draw:modifiers="3962.94277929155"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29" draw:text-style-name="P1" draw:layer="layout" svg:width="1.3cm" svg:height="1.3cm" svg:x="10.2cm" svg:y="8.099cm">
          <text:p/>
          <draw:enhanced-geometry svg:viewBox="0 0 21600 21600" draw:path-stretchpoint-x="10800" draw:path-stretchpoint-y="10800" draw:text-areas="?f24 ?f26 ?f25 ?f27" draw:type="col-60da8460" draw:modifiers="3001.6348773842"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10" draw:text-style-name="P1" draw:layer="layout" svg:width="2.3cm" svg:height="2.3cm" svg:x="19cm" svg:y="5.5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44" draw:text-style-name="P1" draw:layer="controls" svg:width="1.788cm" svg:height="1.794cm" svg:x="3.712cm" svg:y="5.5cm">
          <text:p/>
          <draw:enhanced-geometry svg:viewBox="0 0 21600 21600" draw:text-areas="?f0 ?f0 ?f4 ?f4" draw:type="quad-arrow-callout" draw:modifiers="8100 9507.35906692585 2700 9400" draw:enhanced-path="M ?f0 ?f0 L ?f3 ?f0 ?f3 ?f2 ?f1 ?f2 10800 0 ?f5 ?f2 ?f7 ?f2 ?f7 ?f0 ?f4 ?f0 ?f4 ?f3 ?f6 ?f3 ?f6 ?f1 21600 10800 ?f6 ?f5 ?f6 ?f7 ?f4 ?f7 ?f4 ?f4 ?f7 ?f4 ?f7 ?f6 ?f5 ?f6 10800 21600 ?f1 ?f6 ?f3 ?f6 ?f3 ?f4 ?f0 ?f4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
            <draw:handle draw:handle-position="$1 top" draw:handle-range-x-minimum="$0" draw:handle-range-x-maximum="10800"/>
            <draw:handle draw:handle-position="$3 $2" draw:handle-range-x-minimum="$1" draw:handle-range-x-maximum="10800" draw:handle-range-y-minimum="0" draw:handle-range-y-maximum="$0"/>
          </draw:enhanced-geometry>
        </draw:custom-shape>
        <draw:custom-shape draw:style-name="gr38" draw:text-style-name="P1" draw:layer="controls" svg:width="0.584cm" svg:height="1.045cm" svg:x="2.917cm" svg:y="8.9cm">
          <text:p text:style-name="P1">1</text:p>
          <draw:enhanced-geometry svg:viewBox="0 0 640 861" draw:text-areas="257 295 414 566" draw:type="non-primitive" draw:enhanced-path="M 640 233 L 221 293 506 12 367 0 29 406 431 347 145 645 99 520 0 861 326 765 209 711 640 233 640 233 Z N"/>
        </draw:custom-shape>
        <draw:custom-shape draw:style-name="gr38" draw:text-style-name="P1" draw:layer="controls" svg:width="0.584cm" svg:height="1.045cm" svg:x="3.616cm" svg:y="8.899cm">
          <text:p text:style-name="P1">2</text:p>
          <draw:enhanced-geometry svg:viewBox="0 0 640 861" draw:text-areas="257 295 414 566" draw:type="non-primitive" draw:enhanced-path="M 640 233 L 221 293 506 12 367 0 29 406 431 347 145 645 99 520 0 861 326 765 209 711 640 233 640 233 Z N"/>
        </draw:custom-shape>
        <draw:custom-shape draw:style-name="gr38" draw:text-style-name="P1" draw:layer="controls" svg:width="0.584cm" svg:height="1.045cm" svg:x="4.316cm" svg:y="8.953cm">
          <text:p text:style-name="P1">4</text:p>
          <draw:enhanced-geometry svg:viewBox="0 0 640 861" draw:text-areas="257 295 414 566" draw:type="non-primitive" draw:enhanced-path="M 640 233 L 221 293 506 12 367 0 29 406 431 347 145 645 99 520 0 861 326 765 209 711 640 233 640 233 Z N"/>
        </draw:custom-shape>
        <draw:custom-shape draw:style-name="gr39" draw:text-style-name="P1" draw:layer="controls" svg:width="0.584cm" svg:height="1.045cm" svg:x="19.1cm" svg:y="8.601cm">
          <text:p text:style-name="P1">1</text:p>
          <draw:enhanced-geometry svg:viewBox="0 0 640 861" draw:text-areas="257 295 414 566" draw:type="non-primitive" draw:enhanced-path="M 640 233 L 221 293 506 12 367 0 29 406 431 347 145 645 99 520 0 861 326 765 209 711 640 233 640 233 Z N"/>
        </draw:custom-shape>
        <draw:custom-shape draw:style-name="gr39" draw:text-style-name="P1" draw:layer="controls" svg:width="0.584cm" svg:height="1.045cm" svg:x="19.799cm" svg:y="8.601cm">
          <text:p text:style-name="P1">3</text:p>
          <draw:enhanced-geometry svg:viewBox="0 0 640 861" draw:text-areas="257 295 414 566" draw:type="non-primitive" draw:enhanced-path="M 640 233 L 221 293 506 12 367 0 29 406 431 347 145 645 99 520 0 861 326 765 209 711 640 233 640 233 Z N"/>
        </draw:custom-shape>
        <draw:custom-shape draw:style-name="gr39" draw:text-style-name="P1" draw:layer="controls" svg:width="0.584cm" svg:height="1.045cm" svg:x="20.499cm" svg:y="8.601cm">
          <text:p text:style-name="P1">4</text:p>
          <draw:enhanced-geometry svg:viewBox="0 0 640 861" draw:text-areas="257 295 414 566" draw:type="non-primitive" draw:enhanced-path="M 640 233 L 221 293 506 12 367 0 29 406 431 347 145 645 99 520 0 861 326 765 209 711 640 233 640 233 Z N"/>
        </draw:custom-shape>
        <draw:custom-shape draw:style-name="gr43" draw:text-style-name="P6" draw:layer="controls" svg:width="2.5cm" svg:height="1.2cm" svg:x="18.898cm" svg:y="18.2cm">
          <text:p/>
          <draw:enhanced-geometry svg:viewBox="0 0 21600 21600" draw:glue-points="?f6 10800 10800 21600 ?f5 10800 10800 0" draw:text-areas="?f3 ?f3 ?f4 ?f4" draw:mirror-horizontal="false" draw:mirror-vertical="false"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 draw:text-style-name="P1" draw:layer="controls" svg:width="1.1cm" svg:height="1.1cm" svg:x="9.1cm" svg:y="13.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1" draw:layer="controls" svg:width="1.1cm" svg:height="1.1cm" svg:x="14.599cm" svg:y="13.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6" draw:text-style-name="P7" draw:layer="controls" svg:width="1.1cm" svg:height="1.1cm" svg:x="11.8cm" svg:y="14.8cm">
          <text:p text:style-name="P7">1</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7" draw:text-style-name="P7" draw:layer="controls" svg:width="1cm" svg:height="1.2cm" svg:x="14.699cm" svg:y="15.101cm">
          <text:p text:style-name="P7">3</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1" draw:layer="controls" svg:width="1.1cm" svg:height="1.1cm" svg:x="11.898cm" svg:y="20.09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9" draw:text-style-name="P8" draw:layer="controls" svg:width="1.2cm" svg:height="1.3cm" svg:x="15.8cm" svg:y="20.4cm">
          <text:p text:style-name="P8">4</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mirror-horizontal="false" draw:mirror-vertical="false" draw:type="frame" draw:modifiers="4354.18575593503"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45" draw:text-style-name="P1" draw:layer="controls" svg:width="1.4cm" svg:height="1.4cm" svg:x="15.898cm" svg:y="13.6cm">
          <text:p/>
          <draw:enhanced-geometry svg:viewBox="0 0 21600 21600" draw:text-areas="?f7 ?f7 ?f8 ?f8"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draw:custom-shape draw:style-name="gr9" draw:text-style-name="P1" draw:layer="controls" svg:width="1.1cm" svg:height="1.2cm" svg:x="7.5cm" svg:y="13.6cm">
          <text:p/>
          <draw:enhanced-geometry svg:viewBox="0 0 21600 21600" draw:mirror-horizontal="false" draw:mirror-vertical="false" draw:path-stretchpoint-x="10800" draw:path-stretchpoint-y="10800" draw:text-areas="?f0 ?f0 ?f1 ?f2" draw:type="quad-bevel" draw:modifiers="3962.94277929155"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29" draw:text-style-name="P1" draw:layer="controls" svg:width="1.3cm" svg:height="1.3cm" svg:x="10.198cm" svg:y="20.099cm">
          <text:p/>
          <draw:enhanced-geometry svg:viewBox="0 0 21600 21600" draw:path-stretchpoint-x="10800" draw:path-stretchpoint-y="10800" draw:text-areas="?f24 ?f26 ?f25 ?f27" draw:type="col-60da8460" draw:modifiers="3001.6348773842"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10" draw:text-style-name="P1" draw:layer="controls" svg:width="2.3cm" svg:height="2.3cm" svg:x="18.998cm" svg:y="16.6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40" draw:text-style-name="P1" draw:layer="controls" svg:width="1.412cm" svg:height="1.133cm" svg:x="3.333cm" svg:y="17.828cm">
          <text:p/>
          <draw:enhanced-geometry svg:viewBox="0 0 21600 21600" draw:type="rectangle" draw:enhanced-path="M 0 0 L 21600 0 21600 21600 0 21600 0 0 Z N"/>
        </draw:custom-shape>
        <draw:custom-shape draw:style-name="gr41" draw:text-style-name="P1" draw:layer="controls" svg:width="1.976cm" svg:height="0.661cm" svg:x="3.051cm" svg:y="17.167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2" draw:text-style-name="P1" draw:layer="controls" svg:width="2.165cm" svg:height="0.755cm" svg:x="2.298cm" svg:y="18.017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 draw:text-style-name="P1" draw:layer="controls" svg:width="2.712cm" svg:height="0.839cm" svg:x="2.686cm" svg:y="18.961cm">
          <text:p/>
          <draw:enhanced-geometry svg:viewBox="0 0 21600 21600" draw:type="rectangle" draw:enhanced-path="M 0 0 L 21600 0 21600 21600 0 21600 0 0 Z N"/>
        </draw:custom-shape>
        <draw:custom-shape draw:style-name="gr44" draw:text-style-name="P1" draw:layer="controls" svg:width="1.788cm" svg:height="1.794cm" svg:x="3.71cm" svg:y="16.6cm">
          <text:p/>
          <draw:enhanced-geometry svg:viewBox="0 0 21600 21600" draw:text-areas="?f0 ?f0 ?f4 ?f4" draw:type="quad-arrow-callout" draw:modifiers="8100 9507.35906692585 2700 9400" draw:enhanced-path="M ?f0 ?f0 L ?f3 ?f0 ?f3 ?f2 ?f1 ?f2 10800 0 ?f5 ?f2 ?f7 ?f2 ?f7 ?f0 ?f4 ?f0 ?f4 ?f3 ?f6 ?f3 ?f6 ?f1 21600 10800 ?f6 ?f5 ?f6 ?f7 ?f4 ?f7 ?f4 ?f4 ?f7 ?f4 ?f7 ?f6 ?f5 ?f6 10800 21600 ?f1 ?f6 ?f3 ?f6 ?f3 ?f4 ?f0 ?f4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
            <draw:handle draw:handle-position="$1 top" draw:handle-range-x-minimum="$0" draw:handle-range-x-maximum="10800"/>
            <draw:handle draw:handle-position="$3 $2" draw:handle-range-x-minimum="$1" draw:handle-range-x-maximum="10800" draw:handle-range-y-minimum="0" draw:handle-range-y-maximum="$0"/>
          </draw:enhanced-geometry>
        </draw:custom-shape>
        <draw:custom-shape draw:style-name="gr38" draw:text-style-name="P1" draw:layer="controls" svg:width="0.584cm" svg:height="1.045cm" svg:x="2.915cm" svg:y="20cm">
          <text:p text:style-name="P1">1</text:p>
          <draw:enhanced-geometry svg:viewBox="0 0 640 861" draw:text-areas="257 295 414 566" draw:type="non-primitive" draw:enhanced-path="M 640 233 L 221 293 506 12 367 0 29 406 431 347 145 645 99 520 0 861 326 765 209 711 640 233 640 233 Z N"/>
        </draw:custom-shape>
        <draw:custom-shape draw:style-name="gr38" draw:text-style-name="P1" draw:layer="controls" svg:width="0.584cm" svg:height="1.045cm" svg:x="3.614cm" svg:y="19.999cm">
          <text:p text:style-name="P1">2</text:p>
          <draw:enhanced-geometry svg:viewBox="0 0 640 861" draw:text-areas="257 295 414 566" draw:type="non-primitive" draw:enhanced-path="M 640 233 L 221 293 506 12 367 0 29 406 431 347 145 645 99 520 0 861 326 765 209 711 640 233 640 233 Z N"/>
        </draw:custom-shape>
        <draw:custom-shape draw:style-name="gr38" draw:text-style-name="P1" draw:layer="controls" svg:width="0.584cm" svg:height="1.045cm" svg:x="4.314cm" svg:y="20.053cm">
          <text:p text:style-name="P1">4</text:p>
          <draw:enhanced-geometry svg:viewBox="0 0 640 861" draw:text-areas="257 295 414 566" draw:type="non-primitive" draw:enhanced-path="M 640 233 L 221 293 506 12 367 0 29 406 431 347 145 645 99 520 0 861 326 765 209 711 640 233 640 233 Z N"/>
        </draw:custom-shape>
        <draw:custom-shape draw:style-name="gr39" draw:text-style-name="P1" draw:layer="controls" svg:width="0.584cm" svg:height="1.045cm" svg:x="19.098cm" svg:y="19.701cm">
          <text:p text:style-name="P1">1</text:p>
          <draw:enhanced-geometry svg:viewBox="0 0 640 861" draw:text-areas="257 295 414 566" draw:type="non-primitive" draw:enhanced-path="M 640 233 L 221 293 506 12 367 0 29 406 431 347 145 645 99 520 0 861 326 765 209 711 640 233 640 233 Z N"/>
        </draw:custom-shape>
        <draw:custom-shape draw:style-name="gr39" draw:text-style-name="P1" draw:layer="controls" svg:width="0.584cm" svg:height="1.045cm" svg:x="19.797cm" svg:y="19.701cm">
          <text:p text:style-name="P1">3</text:p>
          <draw:enhanced-geometry svg:viewBox="0 0 640 861" draw:text-areas="257 295 414 566" draw:type="non-primitive" draw:enhanced-path="M 640 233 L 221 293 506 12 367 0 29 406 431 347 145 645 99 520 0 861 326 765 209 711 640 233 640 233 Z N"/>
        </draw:custom-shape>
        <draw:custom-shape draw:style-name="gr39" draw:text-style-name="P1" draw:layer="controls" svg:width="0.584cm" svg:height="1.045cm" svg:x="15.443cm" svg:y="18.16cm">
          <text:p text:style-name="P1">4</text:p>
          <draw:enhanced-geometry svg:viewBox="0 0 640 861" draw:text-areas="257 295 414 566" draw:type="non-primitive" draw:enhanced-path="M 640 233 L 221 293 506 12 367 0 29 406 431 347 145 645 99 520 0 861 326 765 209 711 640 233 640 233 Z N"/>
        </draw:custom-shape>
        <draw:line draw:style-name="gr25" draw:text-style-name="P1" draw:layer="controls" svg:x1="10.6cm" svg:y1="14.2cm" svg:x2="14.1cm" svg:y2="14.2cm">
          <text:p/>
        </draw:line>
        <draw:line draw:style-name="gr18" draw:text-style-name="P1" draw:layer="controls" svg:x1="10.6cm" svg:y1="14.6cm" svg:x2="14.1cm" svg:y2="14.6cm">
          <text:p/>
        </draw:line>
        <draw:line draw:style-name="gr25" draw:text-style-name="P1" draw:layer="controls" svg:x1="13.4cm" svg:y1="20.1cm" svg:x2="18.6cm" svg:y2="18.9cm">
          <text:p/>
        </draw:line>
        <draw:line draw:style-name="gr18" draw:text-style-name="P1" draw:layer="controls" svg:x1="13.6cm" svg:y1="20.5cm" svg:x2="18.8cm" svg:y2="19.3cm">
          <text:p/>
        </draw:line>
        <draw:custom-shape draw:style-name="gr37" draw:text-style-name="P7" draw:layer="controls" svg:width="1cm" svg:height="1.2cm" svg:x="11.9cm" svg:y="12.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9" draw:text-style-name="P1" draw:layer="controls" svg:width="0.584cm" svg:height="1.045cm" svg:x="12.1cm" svg:y="12.855cm">
          <text:p text:style-name="P1">1</text:p>
          <draw:enhanced-geometry svg:viewBox="0 0 640 861" draw:text-areas="257 295 414 566" draw:type="non-primitive" draw:enhanced-path="M 640 233 L 221 293 506 12 367 0 29 406 431 347 145 645 99 520 0 861 326 765 209 711 640 233 640 233 Z N"/>
        </draw:custom-shape>
        <draw:custom-shape draw:style-name="gr37" draw:text-style-name="P6" draw:layer="controls" svg:width="1.1cm" svg:height="1.2cm" svg:x="11.8cm" svg:y="31.6cm">
          <text:p/>
          <draw:enhanced-geometry svg:viewBox="0 0 21600 21600" draw:glue-points="?f6 10800 10800 21600 ?f5 10800 10800 0" draw:text-areas="?f3 ?f3 ?f4 ?f4" draw:mirror-horizontal="false" draw:mirror-vertical="false"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43" draw:text-style-name="P6" draw:layer="controls" svg:width="2.5cm" svg:height="1.2cm" svg:x="18.8cm" svg:y="28.3cm">
          <text:p/>
          <draw:enhanced-geometry svg:viewBox="0 0 21600 21600" draw:glue-points="?f6 10800 10800 21600 ?f5 10800 10800 0" draw:text-areas="?f3 ?f3 ?f4 ?f4" draw:mirror-horizontal="false" draw:mirror-vertical="false"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 draw:text-style-name="P1" draw:layer="controls" svg:width="1.1cm" svg:height="1.1cm" svg:x="9.002cm" svg:y="23.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1" draw:layer="controls" svg:width="1.1cm" svg:height="1.1cm" svg:x="14.501cm" svg:y="23.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6" draw:text-style-name="P7" draw:layer="controls" svg:width="1.1cm" svg:height="1.1cm" svg:x="13.7cm" svg:y="25.3cm">
          <text:p text:style-name="P7">1</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7" draw:text-style-name="P7" draw:layer="controls" svg:width="1cm" svg:height="1.2cm" svg:x="15.101cm" svg:y="25.201cm">
          <text:p text:style-name="P7">3</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1" draw:layer="controls" svg:width="1.1cm" svg:height="1.1cm" svg:x="11.8cm" svg:y="30.19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9" draw:text-style-name="P8" draw:layer="controls" svg:width="1.2cm" svg:height="1.3cm" svg:x="21.7cm" svg:y="28.3cm">
          <text:p text:style-name="P8">4</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mirror-horizontal="false" draw:mirror-vertical="false" draw:type="frame" draw:modifiers="4354.18575593503"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8" draw:text-style-name="P1" draw:layer="controls" svg:width="1.4cm" svg:height="1.4cm" svg:x="15.8cm" svg:y="23.7cm">
          <text:p/>
          <draw:enhanced-geometry svg:viewBox="0 0 21600 21600" draw:text-areas="?f7 ?f7 ?f8 ?f8"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draw:custom-shape draw:style-name="gr9" draw:text-style-name="P1" draw:layer="controls" svg:width="1.1cm" svg:height="1.2cm" svg:x="7.402cm" svg:y="23.7cm">
          <text:p/>
          <draw:enhanced-geometry svg:viewBox="0 0 21600 21600" draw:mirror-horizontal="false" draw:mirror-vertical="false" draw:path-stretchpoint-x="10800" draw:path-stretchpoint-y="10800" draw:text-areas="?f0 ?f0 ?f1 ?f2" draw:type="quad-bevel" draw:modifiers="3962.94277929155"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29" draw:text-style-name="P1" draw:layer="controls" svg:width="1.3cm" svg:height="1.3cm" svg:x="10.1cm" svg:y="30.199cm">
          <text:p/>
          <draw:enhanced-geometry svg:viewBox="0 0 21600 21600" draw:path-stretchpoint-x="10800" draw:path-stretchpoint-y="10800" draw:text-areas="?f24 ?f26 ?f25 ?f27" draw:type="col-60da8460" draw:modifiers="3001.6348773842"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10" draw:text-style-name="P1" draw:layer="controls" svg:width="2.3cm" svg:height="2.3cm" svg:x="18.9cm" svg:y="26.7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40" draw:text-style-name="P1" draw:layer="controls" svg:width="1.412cm" svg:height="1.133cm" svg:x="3.235cm" svg:y="27.928cm">
          <text:p/>
          <draw:enhanced-geometry svg:viewBox="0 0 21600 21600" draw:type="rectangle" draw:enhanced-path="M 0 0 L 21600 0 21600 21600 0 21600 0 0 Z N"/>
        </draw:custom-shape>
        <draw:custom-shape draw:style-name="gr41" draw:text-style-name="P1" draw:layer="controls" svg:width="1.976cm" svg:height="0.661cm" svg:x="2.953cm" svg:y="27.267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2" draw:text-style-name="P1" draw:layer="controls" svg:width="2.165cm" svg:height="0.755cm" svg:x="2.2cm" svg:y="28.117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 draw:text-style-name="P1" draw:layer="controls" svg:width="2.712cm" svg:height="0.839cm" svg:x="2.588cm" svg:y="29.061cm">
          <text:p/>
          <draw:enhanced-geometry svg:viewBox="0 0 21600 21600" draw:type="rectangle" draw:enhanced-path="M 0 0 L 21600 0 21600 21600 0 21600 0 0 Z N"/>
        </draw:custom-shape>
        <draw:custom-shape draw:style-name="gr44" draw:text-style-name="P1" draw:layer="controls" svg:width="1.788cm" svg:height="1.794cm" svg:x="3.612cm" svg:y="26.7cm">
          <text:p/>
          <draw:enhanced-geometry svg:viewBox="0 0 21600 21600" draw:text-areas="?f0 ?f0 ?f4 ?f4" draw:type="quad-arrow-callout" draw:modifiers="8100 9507.35906692585 2700 9400" draw:enhanced-path="M ?f0 ?f0 L ?f3 ?f0 ?f3 ?f2 ?f1 ?f2 10800 0 ?f5 ?f2 ?f7 ?f2 ?f7 ?f0 ?f4 ?f0 ?f4 ?f3 ?f6 ?f3 ?f6 ?f1 21600 10800 ?f6 ?f5 ?f6 ?f7 ?f4 ?f7 ?f4 ?f4 ?f7 ?f4 ?f7 ?f6 ?f5 ?f6 10800 21600 ?f1 ?f6 ?f3 ?f6 ?f3 ?f4 ?f0 ?f4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
            <draw:handle draw:handle-position="$1 top" draw:handle-range-x-minimum="$0" draw:handle-range-x-maximum="10800"/>
            <draw:handle draw:handle-position="$3 $2" draw:handle-range-x-minimum="$1" draw:handle-range-x-maximum="10800" draw:handle-range-y-minimum="0" draw:handle-range-y-maximum="$0"/>
          </draw:enhanced-geometry>
        </draw:custom-shape>
        <draw:custom-shape draw:style-name="gr38" draw:text-style-name="P1" draw:layer="controls" svg:width="0.584cm" svg:height="1.045cm" svg:x="2.817cm" svg:y="30.1cm">
          <text:p text:style-name="P1">1</text:p>
          <draw:enhanced-geometry svg:viewBox="0 0 640 861" draw:text-areas="257 295 414 566" draw:type="non-primitive" draw:enhanced-path="M 640 233 L 221 293 506 12 367 0 29 406 431 347 145 645 99 520 0 861 326 765 209 711 640 233 640 233 Z N"/>
        </draw:custom-shape>
        <draw:custom-shape draw:style-name="gr38" draw:text-style-name="P1" draw:layer="controls" svg:width="0.584cm" svg:height="1.045cm" svg:x="3.516cm" svg:y="30.099cm">
          <text:p text:style-name="P1">2</text:p>
          <draw:enhanced-geometry svg:viewBox="0 0 640 861" draw:text-areas="257 295 414 566" draw:type="non-primitive" draw:enhanced-path="M 640 233 L 221 293 506 12 367 0 29 406 431 347 145 645 99 520 0 861 326 765 209 711 640 233 640 233 Z N"/>
        </draw:custom-shape>
        <draw:custom-shape draw:style-name="gr38" draw:text-style-name="P1" draw:layer="controls" svg:width="0.584cm" svg:height="1.045cm" svg:x="4.216cm" svg:y="30.153cm">
          <text:p text:style-name="P1">4</text:p>
          <draw:enhanced-geometry svg:viewBox="0 0 640 861" draw:text-areas="257 295 414 566" draw:type="non-primitive" draw:enhanced-path="M 640 233 L 221 293 506 12 367 0 29 406 431 347 145 645 99 520 0 861 326 765 209 711 640 233 640 233 Z N"/>
        </draw:custom-shape>
        <draw:custom-shape draw:style-name="gr39" draw:text-style-name="P1" draw:layer="controls" svg:width="0.584cm" svg:height="1.045cm" svg:x="19cm" svg:y="29.801cm">
          <text:p text:style-name="P1">1</text:p>
          <draw:enhanced-geometry svg:viewBox="0 0 640 861" draw:text-areas="257 295 414 566" draw:type="non-primitive" draw:enhanced-path="M 640 233 L 221 293 506 12 367 0 29 406 431 347 145 645 99 520 0 861 326 765 209 711 640 233 640 233 Z N"/>
        </draw:custom-shape>
        <draw:custom-shape draw:style-name="gr39" draw:text-style-name="P1" draw:layer="controls" svg:width="0.584cm" svg:height="1.045cm" svg:x="19.699cm" svg:y="29.801cm">
          <text:p text:style-name="P1">3</text:p>
          <draw:enhanced-geometry svg:viewBox="0 0 640 861" draw:text-areas="257 295 414 566" draw:type="non-primitive" draw:enhanced-path="M 640 233 L 221 293 506 12 367 0 29 406 431 347 145 645 99 520 0 861 326 765 209 711 640 233 640 233 Z N"/>
        </draw:custom-shape>
        <draw:custom-shape draw:style-name="gr39" draw:text-style-name="P1" draw:layer="controls" svg:width="0.584cm" svg:height="1.045cm" svg:x="12.143cm" svg:y="31.66cm">
          <text:p text:style-name="P1">4</text:p>
          <draw:enhanced-geometry svg:viewBox="0 0 640 861" draw:text-areas="257 295 414 566" draw:type="non-primitive" draw:enhanced-path="M 640 233 L 221 293 506 12 367 0 29 406 431 347 145 645 99 520 0 861 326 765 209 711 640 233 640 233 Z N"/>
        </draw:custom-shape>
        <draw:custom-shape draw:style-name="gr37" draw:text-style-name="P7" draw:layer="controls" svg:width="1cm" svg:height="1.2cm" svg:x="9cm" svg:y="25.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9" draw:text-style-name="P1" draw:layer="controls" svg:width="0.584cm" svg:height="1.045cm" svg:x="9.2cm" svg:y="25.155cm">
          <text:p text:style-name="P1">1</text:p>
          <draw:enhanced-geometry svg:viewBox="0 0 640 861" draw:text-areas="257 295 414 566" draw:type="non-primitive" draw:enhanced-path="M 640 233 L 221 293 506 12 367 0 29 406 431 347 145 645 99 520 0 861 326 765 209 711 640 233 640 233 Z N"/>
        </draw:custom-shape>
        <draw:custom-shape draw:style-name="gr37" draw:text-style-name="P6" draw:layer="controls" svg:width="1.1cm" svg:height="1.2cm" svg:x="12.7cm" svg:y="37.2cm">
          <text:p/>
          <draw:enhanced-geometry svg:viewBox="0 0 21600 21600" draw:glue-points="?f6 10800 10800 21600 ?f5 10800 10800 0" draw:text-areas="?f3 ?f3 ?f4 ?f4" draw:mirror-horizontal="false" draw:mirror-vertical="false"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43" draw:text-style-name="P6" draw:layer="controls" svg:width="2.5cm" svg:height="1.2cm" svg:x="18.8cm" svg:y="39cm">
          <text:p/>
          <draw:enhanced-geometry svg:viewBox="0 0 21600 21600" draw:glue-points="?f6 10800 10800 21600 ?f5 10800 10800 0" draw:text-areas="?f3 ?f3 ?f4 ?f4" draw:mirror-horizontal="false" draw:mirror-vertical="false"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 draw:text-style-name="P1" draw:layer="controls" svg:width="1.1cm" svg:height="1.1cm" svg:x="9.002cm" svg:y="34.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1" draw:layer="controls" svg:width="1.1cm" svg:height="1.1cm" svg:x="14.501cm" svg:y="34.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6" draw:text-style-name="P7" draw:layer="controls" svg:width="1.1cm" svg:height="1.1cm" svg:x="13.1cm" svg:y="34.5cm">
          <text:p text:style-name="P7">1</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7" draw:text-style-name="P7" draw:layer="controls" svg:width="1cm" svg:height="1.2cm" svg:x="14.4cm" svg:y="38.1cm">
          <text:p text:style-name="P7">3</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1" draw:layer="controls" svg:width="1.1cm" svg:height="1.1cm" svg:x="11.8cm" svg:y="40.89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9" draw:text-style-name="P8" draw:layer="controls" svg:width="1.2cm" svg:height="1.3cm" svg:x="21.7cm" svg:y="39cm">
          <text:p text:style-name="P8">4</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mirror-horizontal="false" draw:mirror-vertical="false" draw:type="frame" draw:modifiers="4354.18575593503"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8" draw:text-style-name="P1" draw:layer="controls" svg:width="1.4cm" svg:height="1.4cm" svg:x="15.8cm" svg:y="34.4cm">
          <text:p/>
          <draw:enhanced-geometry svg:viewBox="0 0 21600 21600" draw:text-areas="?f7 ?f7 ?f8 ?f8"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draw:custom-shape draw:style-name="gr9" draw:text-style-name="P1" draw:layer="controls" svg:width="1.1cm" svg:height="1.2cm" svg:x="7.602cm" svg:y="34.4cm">
          <text:p/>
          <draw:enhanced-geometry svg:viewBox="0 0 21600 21600" draw:mirror-horizontal="false" draw:mirror-vertical="false" draw:path-stretchpoint-x="10800" draw:path-stretchpoint-y="10800" draw:text-areas="?f0 ?f0 ?f1 ?f2" draw:type="quad-bevel" draw:modifiers="3962.94277929155"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29" draw:text-style-name="P1" draw:layer="controls" svg:width="1.3cm" svg:height="1.3cm" svg:x="10.2cm" svg:y="40.899cm">
          <text:p/>
          <draw:enhanced-geometry svg:viewBox="0 0 21600 21600" draw:path-stretchpoint-x="10800" draw:path-stretchpoint-y="10800" draw:text-areas="?f24 ?f26 ?f25 ?f27" draw:type="col-60da8460" draw:modifiers="3001.6348773842"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10" draw:text-style-name="P1" draw:layer="controls" svg:width="2.3cm" svg:height="2.3cm" svg:x="18.9cm" svg:y="37.4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40" draw:text-style-name="P1" draw:layer="controls" svg:width="1.412cm" svg:height="1.133cm" svg:x="3.235cm" svg:y="38.628cm">
          <text:p/>
          <draw:enhanced-geometry svg:viewBox="0 0 21600 21600" draw:type="rectangle" draw:enhanced-path="M 0 0 L 21600 0 21600 21600 0 21600 0 0 Z N"/>
        </draw:custom-shape>
        <draw:custom-shape draw:style-name="gr41" draw:text-style-name="P1" draw:layer="controls" svg:width="1.976cm" svg:height="0.661cm" svg:x="2.953cm" svg:y="37.967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2" draw:text-style-name="P1" draw:layer="controls" svg:width="2.165cm" svg:height="0.755cm" svg:x="2.2cm" svg:y="38.817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 draw:text-style-name="P1" draw:layer="controls" svg:width="2.712cm" svg:height="0.839cm" svg:x="2.588cm" svg:y="39.761cm">
          <text:p/>
          <draw:enhanced-geometry svg:viewBox="0 0 21600 21600" draw:type="rectangle" draw:enhanced-path="M 0 0 L 21600 0 21600 21600 0 21600 0 0 Z N"/>
        </draw:custom-shape>
        <draw:custom-shape draw:style-name="gr44" draw:text-style-name="P1" draw:layer="controls" svg:width="1.788cm" svg:height="1.794cm" svg:x="3.612cm" svg:y="37.4cm">
          <text:p/>
          <draw:enhanced-geometry svg:viewBox="0 0 21600 21600" draw:text-areas="?f0 ?f0 ?f4 ?f4" draw:type="quad-arrow-callout" draw:modifiers="8100 9507.35906692585 2700 9400" draw:enhanced-path="M ?f0 ?f0 L ?f3 ?f0 ?f3 ?f2 ?f1 ?f2 10800 0 ?f5 ?f2 ?f7 ?f2 ?f7 ?f0 ?f4 ?f0 ?f4 ?f3 ?f6 ?f3 ?f6 ?f1 21600 10800 ?f6 ?f5 ?f6 ?f7 ?f4 ?f7 ?f4 ?f4 ?f7 ?f4 ?f7 ?f6 ?f5 ?f6 10800 21600 ?f1 ?f6 ?f3 ?f6 ?f3 ?f4 ?f0 ?f4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
            <draw:handle draw:handle-position="$1 top" draw:handle-range-x-minimum="$0" draw:handle-range-x-maximum="10800"/>
            <draw:handle draw:handle-position="$3 $2" draw:handle-range-x-minimum="$1" draw:handle-range-x-maximum="10800" draw:handle-range-y-minimum="0" draw:handle-range-y-maximum="$0"/>
          </draw:enhanced-geometry>
        </draw:custom-shape>
        <draw:custom-shape draw:style-name="gr38" draw:text-style-name="P1" draw:layer="controls" svg:width="0.584cm" svg:height="1.045cm" svg:x="7.316cm" svg:y="37.9cm">
          <text:p text:style-name="P1">1</text:p>
          <draw:enhanced-geometry svg:viewBox="0 0 640 861" draw:text-areas="257 295 414 566" draw:type="non-primitive" draw:enhanced-path="M 640 233 L 221 293 506 12 367 0 29 406 431 347 145 645 99 520 0 861 326 765 209 711 640 233 640 233 Z N"/>
        </draw:custom-shape>
        <draw:custom-shape draw:style-name="gr38" draw:text-style-name="P1" draw:layer="controls" svg:width="0.584cm" svg:height="1.045cm" svg:x="3.516cm" svg:y="40.799cm">
          <text:p text:style-name="P1">2</text:p>
          <draw:enhanced-geometry svg:viewBox="0 0 640 861" draw:text-areas="257 295 414 566" draw:type="non-primitive" draw:enhanced-path="M 640 233 L 221 293 506 12 367 0 29 406 431 347 145 645 99 520 0 861 326 765 209 711 640 233 640 233 Z N"/>
        </draw:custom-shape>
        <draw:custom-shape draw:style-name="gr38" draw:text-style-name="P1" draw:layer="controls" svg:width="0.584cm" svg:height="1.045cm" svg:x="4.216cm" svg:y="40.853cm">
          <text:p text:style-name="P1">4</text:p>
          <draw:enhanced-geometry svg:viewBox="0 0 640 861" draw:text-areas="257 295 414 566" draw:type="non-primitive" draw:enhanced-path="M 640 233 L 221 293 506 12 367 0 29 406 431 347 145 645 99 520 0 861 326 765 209 711 640 233 640 233 Z N"/>
        </draw:custom-shape>
        <draw:custom-shape draw:style-name="gr39" draw:text-style-name="P1" draw:layer="controls" svg:width="0.584cm" svg:height="1.045cm" svg:x="19cm" svg:y="40.501cm">
          <text:p text:style-name="P1">1</text:p>
          <draw:enhanced-geometry svg:viewBox="0 0 640 861" draw:text-areas="257 295 414 566" draw:type="non-primitive" draw:enhanced-path="M 640 233 L 221 293 506 12 367 0 29 406 431 347 145 645 99 520 0 861 326 765 209 711 640 233 640 233 Z N"/>
        </draw:custom-shape>
        <draw:custom-shape draw:style-name="gr39" draw:text-style-name="P1" draw:layer="controls" svg:width="0.584cm" svg:height="1.045cm" svg:x="19.699cm" svg:y="40.501cm">
          <text:p text:style-name="P1">3</text:p>
          <draw:enhanced-geometry svg:viewBox="0 0 640 861" draw:text-areas="257 295 414 566" draw:type="non-primitive" draw:enhanced-path="M 640 233 L 221 293 506 12 367 0 29 406 431 347 145 645 99 520 0 861 326 765 209 711 640 233 640 233 Z N"/>
        </draw:custom-shape>
        <draw:custom-shape draw:style-name="gr39" draw:text-style-name="P1" draw:layer="controls" svg:width="0.584cm" svg:height="1.045cm" svg:x="13.043cm" svg:y="37.26cm">
          <text:p text:style-name="P1">3</text:p>
          <draw:enhanced-geometry svg:viewBox="0 0 640 861" draw:text-areas="257 295 414 566" draw:type="non-primitive" draw:enhanced-path="M 640 233 L 221 293 506 12 367 0 29 406 431 347 145 645 99 520 0 861 326 765 209 711 640 233 640 233 Z N"/>
        </draw:custom-shape>
        <draw:line draw:style-name="gr25" draw:text-style-name="P1" draw:layer="controls" svg:x1="5.6cm" svg:y1="39.1cm" svg:x2="8.8cm" svg:y2="35.9cm">
          <text:p/>
        </draw:line>
        <draw:line draw:style-name="gr18" draw:text-style-name="P1" draw:layer="controls" svg:x1="5.9cm" svg:y1="39.4cm" svg:x2="9cm" svg:y2="36.3cm">
          <text:p/>
        </draw:line>
        <draw:line draw:style-name="gr25" draw:text-style-name="P1" draw:layer="controls" svg:x1="14.9cm" svg:y1="35.9cm" svg:x2="12.8cm" svg:y2="40.479cm">
          <text:p/>
        </draw:line>
        <draw:line draw:style-name="gr18" draw:text-style-name="P1" draw:layer="controls" svg:x1="15.2cm" svg:y1="36.1cm" svg:x2="13.1cm" svg:y2="40.7cm">
          <text:p/>
        </draw:line>
        <draw:custom-shape draw:style-name="gr37" draw:text-style-name="P7" draw:layer="controls" svg:width="1cm" svg:height="1.2cm" svg:x="6.1cm" svg:y="36.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9" draw:text-style-name="P1" draw:layer="controls" svg:width="0.584cm" svg:height="1.045cm" svg:x="6.3cm" svg:y="36.355cm">
          <text:p text:style-name="P1">1</text:p>
          <draw:enhanced-geometry svg:viewBox="0 0 640 861" draw:text-areas="257 295 414 566" draw:type="non-primitive" draw:enhanced-path="M 640 233 L 221 293 506 12 367 0 29 406 431 347 145 645 99 520 0 861 326 765 209 711 640 233 640 233 Z N"/>
        </draw:custom-shape>
        <draw:custom-shape draw:style-name="gr6" draw:text-style-name="P1" draw:layer="controls" svg:width="0.4cm" svg:height="1cm" svg:x="-3.199cm" svg:y="39.2cm">
          <text:p/>
          <draw:enhanced-geometry svg:viewBox="0 0 21600 21600" draw:glue-points="10800 0 ?f1 10800 0 21600 10800 21600 21600 21600 ?f7 10800" draw:text-areas="?f1 10800 ?f2 18000 ?f3 7200 ?f4 21600"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7" draw:text-style-name="P6" draw:layer="controls" svg:width="1.1cm" svg:height="1.2cm" svg:x="14.5cm" svg:y="45.7cm">
          <text:p/>
          <draw:enhanced-geometry svg:viewBox="0 0 21600 21600" draw:glue-points="?f6 10800 10800 21600 ?f5 10800 10800 0" draw:text-areas="?f3 ?f3 ?f4 ?f4" draw:mirror-horizontal="false" draw:mirror-vertical="false"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43" draw:text-style-name="P6" draw:layer="controls" svg:width="2.5cm" svg:height="1.2cm" svg:x="18.8cm" svg:y="48.9cm">
          <text:p/>
          <draw:enhanced-geometry svg:viewBox="0 0 21600 21600" draw:glue-points="?f6 10800 10800 21600 ?f5 10800 10800 0" draw:text-areas="?f3 ?f3 ?f4 ?f4" draw:mirror-horizontal="false" draw:mirror-vertical="false"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 draw:text-style-name="P1" draw:layer="controls" svg:width="1.1cm" svg:height="1.1cm" svg:x="9.002cm" svg:y="44.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1" draw:layer="controls" svg:width="1.1cm" svg:height="1.1cm" svg:x="14.501cm" svg:y="44.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6" draw:text-style-name="P7" draw:layer="controls" svg:width="1.1cm" svg:height="1.1cm" svg:x="13.1cm" svg:y="44.4cm">
          <text:p text:style-name="P7">1</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7" draw:text-style-name="P7" draw:layer="controls" svg:width="1cm" svg:height="1.2cm" svg:x="12.5cm" svg:y="52.3cm">
          <text:p text:style-name="P7">3</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1" draw:layer="controls" svg:width="1.1cm" svg:height="1.1cm" svg:x="11.8cm" svg:y="50.79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9" draw:text-style-name="P8" draw:layer="controls" svg:width="1.2cm" svg:height="1.3cm" svg:x="21.7cm" svg:y="48.9cm">
          <text:p text:style-name="P8">4</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mirror-horizontal="false" draw:mirror-vertical="false" draw:type="frame" draw:modifiers="4354.18575593503"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8" draw:text-style-name="P1" draw:layer="controls" svg:width="1.4cm" svg:height="1.4cm" svg:x="15.8cm" svg:y="44.3cm">
          <text:p/>
          <draw:enhanced-geometry svg:viewBox="0 0 21600 21600" draw:text-areas="?f7 ?f7 ?f8 ?f8"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draw:custom-shape draw:style-name="gr9" draw:text-style-name="P1" draw:layer="controls" svg:width="1.1cm" svg:height="1.2cm" svg:x="7.602cm" svg:y="44.3cm">
          <text:p/>
          <draw:enhanced-geometry svg:viewBox="0 0 21600 21600" draw:mirror-horizontal="false" draw:mirror-vertical="false" draw:path-stretchpoint-x="10800" draw:path-stretchpoint-y="10800" draw:text-areas="?f0 ?f0 ?f1 ?f2" draw:type="quad-bevel" draw:modifiers="3962.94277929155"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29" draw:text-style-name="P1" draw:layer="controls" svg:width="1.3cm" svg:height="1.3cm" svg:x="10.2cm" svg:y="50.799cm">
          <text:p/>
          <draw:enhanced-geometry svg:viewBox="0 0 21600 21600" draw:path-stretchpoint-x="10800" draw:path-stretchpoint-y="10800" draw:text-areas="?f24 ?f26 ?f25 ?f27" draw:type="col-60da8460" draw:modifiers="3001.6348773842"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10" draw:text-style-name="P1" draw:layer="controls" svg:width="2.3cm" svg:height="2.3cm" svg:x="18.9cm" svg:y="47.3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40" draw:text-style-name="P1" draw:layer="controls" svg:width="1.412cm" svg:height="1.133cm" svg:x="3.235cm" svg:y="48.528cm">
          <text:p/>
          <draw:enhanced-geometry svg:viewBox="0 0 21600 21600" draw:type="rectangle" draw:enhanced-path="M 0 0 L 21600 0 21600 21600 0 21600 0 0 Z N"/>
        </draw:custom-shape>
        <draw:custom-shape draw:style-name="gr41" draw:text-style-name="P1" draw:layer="controls" svg:width="1.976cm" svg:height="0.661cm" svg:x="2.953cm" svg:y="47.867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2" draw:text-style-name="P1" draw:layer="controls" svg:width="2.165cm" svg:height="0.755cm" svg:x="2.2cm" svg:y="48.717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 draw:text-style-name="P1" draw:layer="controls" svg:width="2.712cm" svg:height="0.839cm" svg:x="2.588cm" svg:y="49.661cm">
          <text:p/>
          <draw:enhanced-geometry svg:viewBox="0 0 21600 21600" draw:type="rectangle" draw:enhanced-path="M 0 0 L 21600 0 21600 21600 0 21600 0 0 Z N"/>
        </draw:custom-shape>
        <draw:custom-shape draw:style-name="gr44" draw:text-style-name="P1" draw:layer="controls" svg:width="1.788cm" svg:height="1.794cm" svg:x="3.612cm" svg:y="47.3cm">
          <text:p/>
          <draw:enhanced-geometry svg:viewBox="0 0 21600 21600" draw:text-areas="?f0 ?f0 ?f4 ?f4" draw:type="quad-arrow-callout" draw:modifiers="8100 9507.35906692585 2700 9400" draw:enhanced-path="M ?f0 ?f0 L ?f3 ?f0 ?f3 ?f2 ?f1 ?f2 10800 0 ?f5 ?f2 ?f7 ?f2 ?f7 ?f0 ?f4 ?f0 ?f4 ?f3 ?f6 ?f3 ?f6 ?f1 21600 10800 ?f6 ?f5 ?f6 ?f7 ?f4 ?f7 ?f4 ?f4 ?f7 ?f4 ?f7 ?f6 ?f5 ?f6 10800 21600 ?f1 ?f6 ?f3 ?f6 ?f3 ?f4 ?f0 ?f4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
            <draw:handle draw:handle-position="$1 top" draw:handle-range-x-minimum="$0" draw:handle-range-x-maximum="10800"/>
            <draw:handle draw:handle-position="$3 $2" draw:handle-range-x-minimum="$1" draw:handle-range-x-maximum="10800" draw:handle-range-y-minimum="0" draw:handle-range-y-maximum="$0"/>
          </draw:enhanced-geometry>
        </draw:custom-shape>
        <draw:custom-shape draw:style-name="gr38" draw:text-style-name="P1" draw:layer="controls" svg:width="0.584cm" svg:height="1.045cm" svg:x="3.516cm" svg:y="50.699cm">
          <text:p text:style-name="P1">2</text:p>
          <draw:enhanced-geometry svg:viewBox="0 0 640 861" draw:text-areas="257 295 414 566" draw:type="non-primitive" draw:enhanced-path="M 640 233 L 221 293 506 12 367 0 29 406 431 347 145 645 99 520 0 861 326 765 209 711 640 233 640 233 Z N"/>
        </draw:custom-shape>
        <draw:custom-shape draw:style-name="gr38" draw:text-style-name="P1" draw:layer="controls" svg:width="0.584cm" svg:height="1.045cm" svg:x="4.216cm" svg:y="50.753cm">
          <text:p text:style-name="P1">4</text:p>
          <draw:enhanced-geometry svg:viewBox="0 0 640 861" draw:text-areas="257 295 414 566" draw:type="non-primitive" draw:enhanced-path="M 640 233 L 221 293 506 12 367 0 29 406 431 347 145 645 99 520 0 861 326 765 209 711 640 233 640 233 Z N"/>
        </draw:custom-shape>
        <draw:custom-shape draw:style-name="gr39" draw:text-style-name="P1" draw:layer="controls" svg:width="0.584cm" svg:height="1.045cm" svg:x="19cm" svg:y="50.401cm">
          <text:p text:style-name="P1">1</text:p>
          <draw:enhanced-geometry svg:viewBox="0 0 640 861" draw:text-areas="257 295 414 566" draw:type="non-primitive" draw:enhanced-path="M 640 233 L 221 293 506 12 367 0 29 406 431 347 145 645 99 520 0 861 326 765 209 711 640 233 640 233 Z N"/>
        </draw:custom-shape>
        <draw:custom-shape draw:style-name="gr39" draw:text-style-name="P1" draw:layer="controls" svg:width="0.584cm" svg:height="1.045cm" svg:x="19.699cm" svg:y="50.401cm">
          <text:p text:style-name="P1">3</text:p>
          <draw:enhanced-geometry svg:viewBox="0 0 640 861" draw:text-areas="257 295 414 566" draw:type="non-primitive" draw:enhanced-path="M 640 233 L 221 293 506 12 367 0 29 406 431 347 145 645 99 520 0 861 326 765 209 711 640 233 640 233 Z N"/>
        </draw:custom-shape>
        <draw:custom-shape draw:style-name="gr39" draw:text-style-name="P1" draw:layer="controls" svg:width="0.584cm" svg:height="1.045cm" svg:x="14.843cm" svg:y="45.76cm">
          <text:p text:style-name="P1">3</text:p>
          <draw:enhanced-geometry svg:viewBox="0 0 640 861" draw:text-areas="257 295 414 566" draw:mirror-horizontal="false" draw:mirror-vertical="false" draw:type="non-primitive" draw:enhanced-path="M 640 233 L 221 293 506 12 367 0 29 406 431 347 145 645 99 520 0 861 326 765 209 711 640 233 640 233 Z N"/>
        </draw:custom-shape>
        <draw:custom-shape draw:style-name="gr37" draw:text-style-name="P7" draw:layer="controls" svg:width="1cm" svg:height="1.2cm" svg:x="2.2cm" svg:y="5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9" draw:text-style-name="P1" draw:layer="controls" svg:width="0.584cm" svg:height="1.045cm" svg:x="2.4cm" svg:y="50.755cm">
          <text:p text:style-name="P1">1</text:p>
          <draw:enhanced-geometry svg:viewBox="0 0 640 861" draw:text-areas="257 295 414 566" draw:type="non-primitive" draw:enhanced-path="M 640 233 L 221 293 506 12 367 0 29 406 431 347 145 645 99 520 0 861 326 765 209 711 640 233 640 233 Z N"/>
        </draw:custom-shape>
        <draw:custom-shape draw:style-name="gr16" draw:text-style-name="P7" draw:layer="controls" svg:width="1.1cm" svg:height="1.1cm" svg:x="8.199cm" svg:y="45.799cm">
          <text:p text:style-name="P7">1</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6" draw:text-style-name="P7" draw:layer="controls" svg:width="1.1cm" svg:height="1.1cm" svg:x="9.599cm" svg:y="45.799cm">
          <text:p text:style-name="P7">1</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7" draw:text-style-name="P6" draw:layer="controls" svg:width="1.1cm" svg:height="1.2cm" svg:x="11.8cm" svg:y="42.3cm">
          <text:p/>
          <draw:enhanced-geometry svg:viewBox="0 0 21600 21600" draw:glue-points="?f6 10800 10800 21600 ?f5 10800 10800 0" draw:text-areas="?f3 ?f3 ?f4 ?f4" draw:mirror-horizontal="false" draw:mirror-vertical="false"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9" draw:text-style-name="P1" draw:layer="controls" svg:width="0.584cm" svg:height="1.045cm" svg:x="12.143cm" svg:y="42.36cm">
          <text:p text:style-name="P1">1</text:p>
          <draw:enhanced-geometry svg:viewBox="0 0 640 861" draw:text-areas="257 295 414 566" draw:type="non-primitive" draw:enhanced-path="M 640 233 L 221 293 506 12 367 0 29 406 431 347 145 645 99 520 0 861 326 765 209 711 640 233 640 233 Z N"/>
        </draw:custom-shape>
        <draw:custom-shape draw:style-name="gr37" draw:text-style-name="P6" draw:layer="controls" svg:width="1.1cm" svg:height="1.2cm" svg:x="11.2cm" svg:y="52.3cm">
          <text:p/>
          <draw:enhanced-geometry svg:viewBox="0 0 21600 21600" draw:glue-points="?f6 10800 10800 21600 ?f5 10800 10800 0" draw:text-areas="?f3 ?f3 ?f4 ?f4" draw:mirror-horizontal="false" draw:mirror-vertical="false"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9" draw:text-style-name="P1" draw:layer="controls" svg:width="0.584cm" svg:height="1.045cm" svg:x="11.543cm" svg:y="52.36cm">
          <text:p text:style-name="P1">1</text:p>
          <draw:enhanced-geometry svg:viewBox="0 0 640 861" draw:text-areas="257 295 414 566" draw:type="non-primitive" draw:enhanced-path="M 640 233 L 221 293 506 12 367 0 29 406 431 347 145 645 99 520 0 861 326 765 209 711 640 233 640 233 Z N"/>
        </draw:custom-shape>
      </draw:page>
      <draw:page draw:name="page13" draw:style-name="dp1" draw:master-page-name="Обычный">
        <draw:custom-shape draw:style-name="gr37" draw:text-style-name="P6" draw:layer="controls" svg:width="1.1cm" svg:height="1.2cm" svg:x="16.9cm" svg:y="5.1cm">
          <text:p/>
          <draw:enhanced-geometry svg:viewBox="0 0 21600 21600" draw:glue-points="?f6 10800 10800 21600 ?f5 10800 10800 0" draw:text-areas="?f3 ?f3 ?f4 ?f4" draw:mirror-horizontal="false" draw:mirror-vertical="false"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43" draw:text-style-name="P6" draw:layer="controls" svg:width="2.5cm" svg:height="1.2cm" svg:x="20.2cm" svg:y="6.7cm">
          <text:p/>
          <draw:enhanced-geometry svg:viewBox="0 0 21600 21600" draw:glue-points="?f6 10800 10800 21600 ?f5 10800 10800 0" draw:text-areas="?f3 ?f3 ?f4 ?f4" draw:mirror-horizontal="false" draw:mirror-vertical="false"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 draw:text-style-name="P1" draw:layer="controls" svg:width="1.1cm" svg:height="1.1cm" svg:x="10.402cm" svg:y="2.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1" draw:layer="controls" svg:width="1.1cm" svg:height="1.1cm" svg:x="15.901cm" svg:y="2.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6" draw:text-style-name="P7" draw:layer="controls" svg:width="1.1cm" svg:height="1.1cm" svg:x="14.5cm" svg:y="2.2cm">
          <text:p text:style-name="P7">1</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7" draw:text-style-name="P7" draw:layer="controls" svg:width="1cm" svg:height="1.2cm" svg:x="13.3cm" svg:y="10.1cm">
          <text:p text:style-name="P7">3</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1" draw:layer="controls" svg:width="1.1cm" svg:height="1.1cm" svg:x="13.2cm" svg:y="8.59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9" draw:text-style-name="P8" draw:layer="controls" svg:width="1.2cm" svg:height="1.3cm" svg:x="23.1cm" svg:y="6.7cm">
          <text:p text:style-name="P8">4</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mirror-horizontal="false" draw:mirror-vertical="false" draw:type="frame" draw:modifiers="4354.18575593503"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8" draw:text-style-name="P1" draw:layer="controls" svg:width="1.4cm" svg:height="1.4cm" svg:x="17.2cm" svg:y="2.1cm">
          <text:p/>
          <draw:enhanced-geometry svg:viewBox="0 0 21600 21600" draw:text-areas="?f7 ?f7 ?f8 ?f8"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draw:custom-shape draw:style-name="gr9" draw:text-style-name="P1" draw:layer="controls" svg:width="1.1cm" svg:height="1.2cm" svg:x="9.002cm" svg:y="2.1cm">
          <text:p/>
          <draw:enhanced-geometry svg:viewBox="0 0 21600 21600" draw:mirror-horizontal="false" draw:mirror-vertical="false" draw:path-stretchpoint-x="10800" draw:path-stretchpoint-y="10800" draw:text-areas="?f0 ?f0 ?f1 ?f2" draw:type="quad-bevel" draw:modifiers="3962.94277929155"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29" draw:text-style-name="P1" draw:layer="controls" svg:width="1.3cm" svg:height="1.3cm" svg:x="11.6cm" svg:y="8.599cm">
          <text:p/>
          <draw:enhanced-geometry svg:viewBox="0 0 21600 21600" draw:path-stretchpoint-x="10800" draw:path-stretchpoint-y="10800" draw:text-areas="?f24 ?f26 ?f25 ?f27" draw:type="col-60da8460" draw:modifiers="3001.6348773842"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10" draw:text-style-name="P1" draw:layer="controls" svg:width="2.3cm" svg:height="2.3cm" svg:x="20.3cm" svg:y="5.1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40" draw:text-style-name="P1" draw:layer="controls" svg:width="1.412cm" svg:height="1.133cm" svg:x="4.635cm" svg:y="6.328cm">
          <text:p/>
          <draw:enhanced-geometry svg:viewBox="0 0 21600 21600" draw:type="rectangle" draw:enhanced-path="M 0 0 L 21600 0 21600 21600 0 21600 0 0 Z N"/>
        </draw:custom-shape>
        <draw:custom-shape draw:style-name="gr41" draw:text-style-name="P1" draw:layer="controls" svg:width="1.976cm" svg:height="0.661cm" svg:x="4.353cm" svg:y="5.667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2" draw:text-style-name="P1" draw:layer="controls" svg:width="2.165cm" svg:height="0.755cm" svg:x="3.6cm" svg:y="6.517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 draw:text-style-name="P1" draw:layer="controls" svg:width="2.712cm" svg:height="0.839cm" svg:x="3.988cm" svg:y="7.461cm">
          <text:p/>
          <draw:enhanced-geometry svg:viewBox="0 0 21600 21600" draw:type="rectangle" draw:enhanced-path="M 0 0 L 21600 0 21600 21600 0 21600 0 0 Z N"/>
        </draw:custom-shape>
        <draw:custom-shape draw:style-name="gr44" draw:text-style-name="P1" draw:layer="controls" svg:width="1.788cm" svg:height="1.794cm" svg:x="5.012cm" svg:y="5.1cm">
          <text:p/>
          <draw:enhanced-geometry svg:viewBox="0 0 21600 21600" draw:text-areas="?f0 ?f0 ?f4 ?f4" draw:type="quad-arrow-callout" draw:modifiers="8100 9507.35906692585 2700 9400" draw:enhanced-path="M ?f0 ?f0 L ?f3 ?f0 ?f3 ?f2 ?f1 ?f2 10800 0 ?f5 ?f2 ?f7 ?f2 ?f7 ?f0 ?f4 ?f0 ?f4 ?f3 ?f6 ?f3 ?f6 ?f1 21600 10800 ?f6 ?f5 ?f6 ?f7 ?f4 ?f7 ?f4 ?f4 ?f7 ?f4 ?f7 ?f6 ?f5 ?f6 10800 21600 ?f1 ?f6 ?f3 ?f6 ?f3 ?f4 ?f0 ?f4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
            <draw:handle draw:handle-position="$1 top" draw:handle-range-x-minimum="$0" draw:handle-range-x-maximum="10800"/>
            <draw:handle draw:handle-position="$3 $2" draw:handle-range-x-minimum="$1" draw:handle-range-x-maximum="10800" draw:handle-range-y-minimum="0" draw:handle-range-y-maximum="$0"/>
          </draw:enhanced-geometry>
        </draw:custom-shape>
        <draw:custom-shape draw:style-name="gr38" draw:text-style-name="P1" draw:layer="controls" svg:width="0.584cm" svg:height="1.045cm" svg:x="4.916cm" svg:y="8.499cm">
          <text:p text:style-name="P1">2</text:p>
          <draw:enhanced-geometry svg:viewBox="0 0 640 861" draw:text-areas="257 295 414 566" draw:type="non-primitive" draw:enhanced-path="M 640 233 L 221 293 506 12 367 0 29 406 431 347 145 645 99 520 0 861 326 765 209 711 640 233 640 233 Z N"/>
        </draw:custom-shape>
        <draw:custom-shape draw:style-name="gr38" draw:text-style-name="P1" draw:layer="controls" svg:width="0.584cm" svg:height="1.045cm" svg:x="5.616cm" svg:y="8.553cm">
          <text:p text:style-name="P1">4</text:p>
          <draw:enhanced-geometry svg:viewBox="0 0 640 861" draw:text-areas="257 295 414 566" draw:type="non-primitive" draw:enhanced-path="M 640 233 L 221 293 506 12 367 0 29 406 431 347 145 645 99 520 0 861 326 765 209 711 640 233 640 233 Z N"/>
        </draw:custom-shape>
        <draw:custom-shape draw:style-name="gr39" draw:text-style-name="P1" draw:layer="controls" svg:width="0.584cm" svg:height="1.045cm" svg:x="20.4cm" svg:y="8.201cm">
          <text:p text:style-name="P1">1</text:p>
          <draw:enhanced-geometry svg:viewBox="0 0 640 861" draw:text-areas="257 295 414 566" draw:type="non-primitive" draw:enhanced-path="M 640 233 L 221 293 506 12 367 0 29 406 431 347 145 645 99 520 0 861 326 765 209 711 640 233 640 233 Z N"/>
        </draw:custom-shape>
        <draw:custom-shape draw:style-name="gr39" draw:text-style-name="P1" draw:layer="controls" svg:width="0.584cm" svg:height="1.045cm" svg:x="21.099cm" svg:y="8.201cm">
          <text:p text:style-name="P1">3</text:p>
          <draw:enhanced-geometry svg:viewBox="0 0 640 861" draw:text-areas="257 295 414 566" draw:type="non-primitive" draw:enhanced-path="M 640 233 L 221 293 506 12 367 0 29 406 431 347 145 645 99 520 0 861 326 765 209 711 640 233 640 233 Z N"/>
        </draw:custom-shape>
        <draw:custom-shape draw:style-name="gr39" draw:text-style-name="P1" draw:layer="controls" svg:width="0.584cm" svg:height="1.045cm" svg:x="17.243cm" svg:y="5.16cm">
          <text:p text:style-name="P1">3</text:p>
          <draw:enhanced-geometry svg:viewBox="0 0 640 861" draw:text-areas="257 295 414 566" draw:mirror-horizontal="false" draw:mirror-vertical="false" draw:type="non-primitive" draw:enhanced-path="M 640 233 L 221 293 506 12 367 0 29 406 431 347 145 645 99 520 0 861 326 765 209 711 640 233 640 233 Z N"/>
        </draw:custom-shape>
        <draw:line draw:style-name="gr25" draw:text-style-name="P1" draw:layer="controls" svg:x1="19.9cm" svg:y1="7.5cm" svg:x2="14.6cm" svg:y2="8.9cm">
          <text:p/>
        </draw:line>
        <draw:line draw:style-name="gr18" draw:text-style-name="P1" draw:layer="controls" svg:x1="20cm" svg:y1="7.9cm" svg:x2="14.7cm" svg:y2="9.3cm">
          <text:p/>
        </draw:line>
        <draw:custom-shape draw:style-name="gr37" draw:text-style-name="P7" draw:layer="controls" svg:width="1cm" svg:height="1.2cm" svg:x="3.6cm" svg:y="8.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9" draw:text-style-name="P1" draw:layer="controls" svg:width="0.584cm" svg:height="1.045cm" svg:x="3.8cm" svg:y="8.655cm">
          <text:p text:style-name="P1">1</text:p>
          <draw:enhanced-geometry svg:viewBox="0 0 640 861" draw:text-areas="257 295 414 566" draw:type="non-primitive" draw:enhanced-path="M 640 233 L 221 293 506 12 367 0 29 406 431 347 145 645 99 520 0 861 326 765 209 711 640 233 640 233 Z N"/>
        </draw:custom-shape>
        <draw:custom-shape draw:style-name="gr16" draw:text-style-name="P7" draw:layer="controls" svg:width="1.1cm" svg:height="1.1cm" svg:x="11.8cm" svg:y="2.1cm">
          <text:p text:style-name="P7">1</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6" draw:text-style-name="P7" draw:layer="controls" svg:width="1.1cm" svg:height="1.1cm" svg:x="9.3cm" svg:y="5.2cm">
          <text:p text:style-name="P7">1</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7" draw:text-style-name="P6" draw:layer="controls" svg:width="1.1cm" svg:height="1.2cm" svg:x="15.7cm" svg:y="7cm">
          <text:p/>
          <draw:enhanced-geometry svg:viewBox="0 0 21600 21600" draw:glue-points="?f6 10800 10800 21600 ?f5 10800 10800 0" draw:text-areas="?f3 ?f3 ?f4 ?f4" draw:mirror-horizontal="false" draw:mirror-vertical="false"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9" draw:text-style-name="P1" draw:layer="controls" svg:width="0.584cm" svg:height="1.045cm" svg:x="16.043cm" svg:y="7.06cm">
          <text:p text:style-name="P1">1</text:p>
          <draw:enhanced-geometry svg:viewBox="0 0 640 861" draw:text-areas="257 295 414 566" draw:type="non-primitive" draw:enhanced-path="M 640 233 L 221 293 506 12 367 0 29 406 431 347 145 645 99 520 0 861 326 765 209 711 640 233 640 233 Z N"/>
        </draw:custom-shape>
        <draw:line draw:style-name="gr25" draw:text-style-name="P1" draw:layer="controls" svg:x1="19.6cm" svg:y1="6.3cm" svg:x2="16.8cm" svg:y2="3.5cm">
          <text:p/>
        </draw:line>
        <draw:line draw:style-name="gr18" draw:text-style-name="P1" draw:layer="controls" svg:x1="19.9cm" svg:y1="6.1cm" svg:x2="17.1cm" svg:y2="3.3cm">
          <text:p/>
        </draw:line>
        <draw:custom-shape draw:style-name="gr38" draw:text-style-name="P1" draw:layer="controls" svg:width="0.584cm" svg:height="1.045cm" svg:x="18.7cm" svg:y="3.7cm">
          <text:p text:style-name="P1">3</text:p>
          <draw:enhanced-geometry svg:viewBox="0 0 640 861" draw:text-areas="257 295 414 566" draw:type="non-primitive" draw:enhanced-path="M 640 233 L 221 293 506 12 367 0 29 406 431 347 145 645 99 520 0 861 326 765 209 711 640 233 640 233 Z N"/>
        </draw:custom-shape>
        <draw:custom-shape draw:style-name="gr38" draw:text-style-name="P1" draw:layer="controls" svg:width="0.584cm" svg:height="1.045cm" svg:x="17.2cm" svg:y="8.755cm">
          <text:p text:style-name="P1">1</text:p>
          <draw:enhanced-geometry svg:viewBox="0 0 640 861" draw:text-areas="257 295 414 566" draw:type="non-primitive" draw:enhanced-path="M 640 233 L 221 293 506 12 367 0 29 406 431 347 145 645 99 520 0 861 326 765 209 711 640 233 640 233 Z N"/>
        </draw:custom-shape>
        <draw:line draw:style-name="gr18" draw:text-style-name="P1" draw:layer="controls" svg:x1="10.6cm" svg:y1="3.8cm" svg:x2="7.1cm" svg:y2="7.4cm">
          <text:p/>
        </draw:line>
        <draw:line draw:style-name="gr25" draw:text-style-name="P1" draw:layer="controls" svg:x1="10.4cm" svg:y1="3.5cm" svg:x2="6.9cm" svg:y2="7cm">
          <text:p/>
        </draw:line>
        <draw:custom-shape draw:style-name="gr46" draw:text-style-name="P1" draw:layer="controls" svg:width="1.265cm" svg:height="1.2cm" svg:x="7.435cm" svg:y="4.2cm">
          <text:p/>
          <draw:enhanced-geometry svg:viewBox="0 0 21600 21600" draw:glue-points="?f6 0 10800 ?f8 ?f11 10800 ?f9 21600 10800 ?f10 ?f5 10800" draw:text-areas="?f3 ?f3 ?f4 ?f4" draw:mirror-horizontal="false" draw:mirror-vertical="false" draw:type="parallelogram" draw:modifiers="9230.3317535545"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39" draw:text-style-name="P1" draw:layer="controls" svg:width="0.584cm" svg:height="1.045cm" svg:x="7.8cm" svg:y="4.3cm">
          <text:p text:style-name="P1">1</text:p>
          <draw:enhanced-geometry svg:viewBox="0 0 640 861" draw:text-areas="257 295 414 566" draw:type="non-primitive" draw:enhanced-path="M 640 233 L 221 293 506 12 367 0 29 406 431 347 145 645 99 520 0 861 326 765 209 711 640 233 640 233 Z N"/>
        </draw:custom-shape>
        <draw:custom-shape draw:style-name="gr43" draw:text-style-name="P6" draw:layer="controls" svg:width="2.5cm" svg:height="1.2cm" svg:x="19.2cm" svg:y="17.8cm">
          <text:p/>
          <draw:enhanced-geometry svg:viewBox="0 0 21600 21600" draw:glue-points="?f6 10800 10800 21600 ?f5 10800 10800 0" draw:text-areas="?f3 ?f3 ?f4 ?f4" draw:mirror-horizontal="false" draw:mirror-vertical="false"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 draw:text-style-name="P1" draw:layer="controls" svg:width="1.1cm" svg:height="1.1cm" svg:x="9.402cm" svg:y="13.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1" draw:layer="controls" svg:width="1.1cm" svg:height="1.1cm" svg:x="14.901cm" svg:y="13.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6" draw:text-style-name="P7" draw:layer="controls" svg:width="1.1cm" svg:height="1.1cm" svg:x="13.5cm" svg:y="13.3cm">
          <text:p text:style-name="P7">1</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7" draw:text-style-name="P7" draw:layer="controls" svg:width="1cm" svg:height="1.2cm" svg:x="12cm" svg:y="21.2cm">
          <text:p text:style-name="P7">3</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1" draw:layer="controls" svg:width="1.1cm" svg:height="1.1cm" svg:x="12.2cm" svg:y="19.69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9" draw:text-style-name="P8" draw:layer="controls" svg:width="1.2cm" svg:height="1.3cm" svg:x="22.1cm" svg:y="17.8cm">
          <text:p text:style-name="P8">4</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mirror-horizontal="false" draw:mirror-vertical="false" draw:type="frame" draw:modifiers="4354.18575593503"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8" draw:text-style-name="P1" draw:layer="controls" svg:width="1.4cm" svg:height="1.4cm" svg:x="16.2cm" svg:y="13.2cm">
          <text:p/>
          <draw:enhanced-geometry svg:viewBox="0 0 21600 21600" draw:text-areas="?f7 ?f7 ?f8 ?f8"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draw:custom-shape draw:style-name="gr9" draw:text-style-name="P1" draw:layer="controls" svg:width="1.1cm" svg:height="1.2cm" svg:x="8.002cm" svg:y="13.2cm">
          <text:p/>
          <draw:enhanced-geometry svg:viewBox="0 0 21600 21600" draw:mirror-horizontal="false" draw:mirror-vertical="false" draw:path-stretchpoint-x="10800" draw:path-stretchpoint-y="10800" draw:text-areas="?f0 ?f0 ?f1 ?f2" draw:type="quad-bevel" draw:modifiers="3962.94277929155"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29" draw:text-style-name="P1" draw:layer="controls" svg:width="1.3cm" svg:height="1.3cm" svg:x="10.6cm" svg:y="19.699cm">
          <text:p/>
          <draw:enhanced-geometry svg:viewBox="0 0 21600 21600" draw:path-stretchpoint-x="10800" draw:path-stretchpoint-y="10800" draw:text-areas="?f24 ?f26 ?f25 ?f27" draw:type="col-60da8460" draw:modifiers="3001.6348773842"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10" draw:text-style-name="P1" draw:layer="controls" svg:width="2.3cm" svg:height="2.3cm" svg:x="19.3cm" svg:y="16.2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40" draw:text-style-name="P1" draw:layer="controls" svg:width="1.412cm" svg:height="1.133cm" svg:x="3.635cm" svg:y="17.428cm">
          <text:p/>
          <draw:enhanced-geometry svg:viewBox="0 0 21600 21600" draw:type="rectangle" draw:enhanced-path="M 0 0 L 21600 0 21600 21600 0 21600 0 0 Z N"/>
        </draw:custom-shape>
        <draw:custom-shape draw:style-name="gr41" draw:text-style-name="P1" draw:layer="controls" svg:width="1.976cm" svg:height="0.661cm" svg:x="3.353cm" svg:y="16.767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2" draw:text-style-name="P1" draw:layer="controls" svg:width="2.165cm" svg:height="0.755cm" svg:x="2.6cm" svg:y="17.617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 draw:text-style-name="P1" draw:layer="controls" svg:width="2.712cm" svg:height="0.839cm" svg:x="2.988cm" svg:y="18.561cm">
          <text:p/>
          <draw:enhanced-geometry svg:viewBox="0 0 21600 21600" draw:type="rectangle" draw:enhanced-path="M 0 0 L 21600 0 21600 21600 0 21600 0 0 Z N"/>
        </draw:custom-shape>
        <draw:custom-shape draw:style-name="gr44" draw:text-style-name="P1" draw:layer="controls" svg:width="1.788cm" svg:height="1.794cm" svg:x="4.012cm" svg:y="16.2cm">
          <text:p/>
          <draw:enhanced-geometry svg:viewBox="0 0 21600 21600" draw:text-areas="?f0 ?f0 ?f4 ?f4" draw:type="quad-arrow-callout" draw:modifiers="8100 9507.35906692585 2700 9400" draw:enhanced-path="M ?f0 ?f0 L ?f3 ?f0 ?f3 ?f2 ?f1 ?f2 10800 0 ?f5 ?f2 ?f7 ?f2 ?f7 ?f0 ?f4 ?f0 ?f4 ?f3 ?f6 ?f3 ?f6 ?f1 21600 10800 ?f6 ?f5 ?f6 ?f7 ?f4 ?f7 ?f4 ?f4 ?f7 ?f4 ?f7 ?f6 ?f5 ?f6 10800 21600 ?f1 ?f6 ?f3 ?f6 ?f3 ?f4 ?f0 ?f4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
            <draw:handle draw:handle-position="$1 top" draw:handle-range-x-minimum="$0" draw:handle-range-x-maximum="10800"/>
            <draw:handle draw:handle-position="$3 $2" draw:handle-range-x-minimum="$1" draw:handle-range-x-maximum="10800" draw:handle-range-y-minimum="0" draw:handle-range-y-maximum="$0"/>
          </draw:enhanced-geometry>
        </draw:custom-shape>
        <draw:custom-shape draw:style-name="gr38" draw:text-style-name="P1" draw:layer="controls" svg:width="0.584cm" svg:height="1.045cm" svg:x="5.016cm" svg:y="19.753cm">
          <text:p text:style-name="P1">5</text:p>
          <draw:enhanced-geometry svg:viewBox="0 0 640 861" draw:text-areas="257 295 414 566" draw:type="non-primitive" draw:enhanced-path="M 640 233 L 221 293 506 12 367 0 29 406 431 347 145 645 99 520 0 861 326 765 209 711 640 233 640 233 Z N"/>
        </draw:custom-shape>
        <draw:custom-shape draw:style-name="gr39" draw:text-style-name="P1" draw:layer="controls" svg:width="0.584cm" svg:height="1.045cm" svg:x="20.099cm" svg:y="19.301cm">
          <text:p text:style-name="P1">1</text:p>
          <draw:enhanced-geometry svg:viewBox="0 0 640 861" draw:text-areas="257 295 414 566" draw:type="non-primitive" draw:enhanced-path="M 640 233 L 221 293 506 12 367 0 29 406 431 347 145 645 99 520 0 861 326 765 209 711 640 233 640 233 Z N"/>
        </draw:custom-shape>
        <draw:line draw:style-name="gr25" draw:text-style-name="P1" draw:layer="controls" svg:x1="16.1cm" svg:y1="14.6cm" svg:x2="19cm" svg:y2="17.7cm">
          <text:p/>
        </draw:line>
        <draw:line draw:style-name="gr18" draw:text-style-name="P1" draw:layer="controls" svg:x1="15.8cm" svg:y1="14.8cm" svg:x2="18.7cm" svg:y2="17.9cm">
          <text:p/>
        </draw:line>
        <draw:custom-shape draw:style-name="gr37" draw:text-style-name="P7" draw:layer="controls" svg:width="1cm" svg:height="1.2cm" svg:x="10.3cm" svg:y="15.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9" draw:text-style-name="P1" draw:layer="controls" svg:width="0.584cm" svg:height="1.045cm" svg:x="10.5cm" svg:y="15.355cm">
          <text:p text:style-name="P1">1</text:p>
          <draw:enhanced-geometry svg:viewBox="0 0 640 861" draw:text-areas="257 295 414 566" draw:type="non-primitive" draw:enhanced-path="M 640 233 L 221 293 506 12 367 0 29 406 431 347 145 645 99 520 0 861 326 765 209 711 640 233 640 233 Z N"/>
        </draw:custom-shape>
        <draw:custom-shape draw:style-name="gr16" draw:text-style-name="P7" draw:layer="controls" svg:width="1.1cm" svg:height="1.1cm" svg:x="10.8cm" svg:y="13.2cm">
          <text:p text:style-name="P7">1</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6" draw:text-style-name="P7" draw:layer="controls" svg:width="1.1cm" svg:height="1.1cm" svg:x="3.8cm" svg:y="19.7cm">
          <text:p text:style-name="P7">1</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7" draw:text-style-name="P6" draw:layer="controls" svg:width="1.1cm" svg:height="1.2cm" svg:x="17.7cm" svg:y="15.2cm">
          <text:p/>
          <draw:enhanced-geometry svg:viewBox="0 0 21600 21600" draw:glue-points="?f6 10800 10800 21600 ?f5 10800 10800 0" draw:text-areas="?f3 ?f3 ?f4 ?f4" draw:mirror-horizontal="false" draw:mirror-vertical="false"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9" draw:text-style-name="P1" draw:layer="controls" svg:width="0.584cm" svg:height="1.045cm" svg:x="18.043cm" svg:y="15.26cm">
          <text:p text:style-name="P1">3</text:p>
          <draw:enhanced-geometry svg:viewBox="0 0 640 861" draw:text-areas="257 295 414 566" draw:type="non-primitive" draw:enhanced-path="M 640 233 L 221 293 506 12 367 0 29 406 431 347 145 645 99 520 0 861 326 765 209 711 640 233 640 233 Z N"/>
        </draw:custom-shape>
        <draw:line draw:style-name="gr18" draw:text-style-name="P1" draw:layer="controls" svg:x1="6.2cm" svg:y1="18.4cm" svg:x2="9.6cm" svg:y2="14.9cm">
          <text:p/>
        </draw:line>
        <draw:line draw:style-name="gr25" draw:text-style-name="P1" draw:layer="controls" svg:x1="6cm" svg:y1="18.1cm" svg:x2="9.4cm" svg:y2="14.6cm">
          <text:p/>
        </draw:line>
        <draw:custom-shape draw:style-name="gr46" draw:text-style-name="P1" draw:layer="controls" svg:width="1.265cm" svg:height="1.2cm" svg:x="6.535cm" svg:y="15.4cm">
          <text:p/>
          <draw:enhanced-geometry svg:viewBox="0 0 21600 21600" draw:glue-points="?f6 0 10800 ?f8 ?f11 10800 ?f9 21600 10800 ?f10 ?f5 10800" draw:text-areas="?f3 ?f3 ?f4 ?f4" draw:type="parallelogram" draw:modifiers="9230.3317535545"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39" draw:text-style-name="P1" draw:layer="controls" svg:width="0.584cm" svg:height="1.045cm" svg:x="6.9cm" svg:y="15.5cm">
          <text:p text:style-name="P1">1</text:p>
          <draw:enhanced-geometry svg:viewBox="0 0 640 861" draw:text-areas="257 295 414 566" draw:type="non-primitive" draw:enhanced-path="M 640 233 L 221 293 506 12 367 0 29 406 431 347 145 645 99 520 0 861 326 765 209 711 640 233 640 233 Z N"/>
        </draw:custom-shape>
        <draw:custom-shape draw:style-name="gr38" draw:text-style-name="P1" draw:layer="controls" svg:width="0.584cm" svg:height="1.045cm" svg:x="7.716cm" svg:y="16.8cm">
          <text:p text:style-name="P1">1</text:p>
          <draw:enhanced-geometry svg:viewBox="0 0 640 861" draw:text-areas="257 295 414 566" draw:type="non-primitive" draw:enhanced-path="M 640 233 L 221 293 506 12 367 0 29 406 431 347 145 645 99 520 0 861 326 765 209 711 640 233 640 233 Z N"/>
        </draw:custom-shape>
        <draw:custom-shape draw:style-name="gr17" draw:text-style-name="P7" draw:layer="controls" svg:width="1cm" svg:height="1.2cm" svg:x="11cm" svg:y="17.3cm">
          <text:p text:style-name="P7">3</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7" draw:text-style-name="P7" draw:layer="controls" svg:width="1cm" svg:height="1.2cm" svg:x="16.1cm" svg:y="16.3cm">
          <text:p text:style-name="P7">3</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25" draw:text-style-name="P1" draw:layer="controls" svg:x1="14.8cm" svg:y1="14.9cm" svg:x2="6.3cm" svg:y2="19cm">
          <text:p/>
        </draw:line>
        <draw:line draw:style-name="gr18" draw:text-style-name="P1" draw:layer="controls" svg:x1="14.8cm" svg:y1="15.3cm" svg:x2="6.3cm" svg:y2="19.4cm">
          <text:p/>
        </draw:line>
        <draw:custom-shape draw:style-name="gr46" draw:text-style-name="P1" draw:layer="controls" svg:width="1.265cm" svg:height="1.2cm" svg:x="11.4cm" svg:y="14.8cm">
          <text:p/>
          <draw:enhanced-geometry svg:viewBox="0 0 21600 21600" draw:glue-points="?f6 0 10800 ?f8 ?f11 10800 ?f9 21600 10800 ?f10 ?f5 10800" draw:text-areas="?f3 ?f3 ?f4 ?f4" draw:type="parallelogram" draw:modifiers="9230.3317535545"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39" draw:text-style-name="P1" draw:layer="controls" svg:width="0.584cm" svg:height="1.045cm" svg:x="11.765cm" svg:y="14.9cm">
          <text:p text:style-name="P1">2</text:p>
          <draw:enhanced-geometry svg:viewBox="0 0 640 861" draw:text-areas="257 295 414 566" draw:type="non-primitive" draw:enhanced-path="M 640 233 L 221 293 506 12 367 0 29 406 431 347 145 645 99 520 0 861 326 765 209 711 640 233 640 233 Z N"/>
        </draw:custom-shape>
        <draw:custom-shape draw:style-name="gr19" draw:text-style-name="P8" draw:layer="controls" svg:width="1.2cm" svg:height="1.3cm" svg:x="13.2cm" svg:y="21.2cm">
          <text:p text:style-name="P8">2</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mirror-horizontal="false" draw:mirror-vertical="false" draw:type="frame" draw:modifiers="4354.18575593503"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line draw:style-name="gr25" draw:text-style-name="P1" draw:layer="controls" svg:x1="19.1cm" svg:y1="18.7cm" svg:x2="13.8cm" svg:y2="20.1cm">
          <text:p/>
        </draw:line>
        <draw:line draw:style-name="gr18" draw:text-style-name="P1" draw:layer="controls" svg:x1="19.2cm" svg:y1="19.1cm" svg:x2="13.9cm" svg:y2="20.5cm">
          <text:p/>
        </draw:line>
        <draw:custom-shape draw:style-name="gr38" draw:text-style-name="P1" draw:layer="controls" svg:width="0.584cm" svg:height="1.045cm" svg:x="16.4cm" svg:y="19.955cm">
          <text:p text:style-name="P1">3</text:p>
          <draw:enhanced-geometry svg:viewBox="0 0 640 861" draw:text-areas="257 295 414 566" draw:type="non-primitive" draw:enhanced-path="M 640 233 L 221 293 506 12 367 0 29 406 431 347 145 645 99 520 0 861 326 765 209 711 640 233 640 233 Z N"/>
        </draw:custom-shape>
        <draw:custom-shape draw:style-name="gr36" draw:text-style-name="P8" draw:layer="controls" svg:width="1.2cm" svg:height="1.3cm" svg:x="15.1cm" svg:y="18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mirror-horizontal="false" draw:mirror-vertical="false" draw:type="frame" draw:modifiers="4354.18575593503"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39" draw:text-style-name="P1" draw:layer="controls" svg:width="0.584cm" svg:height="1.045cm" svg:x="15.416cm" svg:y="18.155cm">
          <text:p text:style-name="P1">3</text:p>
          <draw:enhanced-geometry svg:viewBox="0 0 640 861" draw:text-areas="257 295 414 566" draw:type="non-primitive" draw:enhanced-path="M 640 233 L 221 293 506 12 367 0 29 406 431 347 145 645 99 520 0 861 326 765 209 711 640 233 640 233 Z N"/>
        </draw:custom-shape>
        <draw:custom-shape draw:style-name="gr43" draw:text-style-name="P6" draw:layer="controls" svg:width="2.5cm" svg:height="1.2cm" svg:x="19.2cm" svg:y="29.3cm">
          <text:p/>
          <draw:enhanced-geometry svg:viewBox="0 0 21600 21600" draw:glue-points="?f6 10800 10800 21600 ?f5 10800 10800 0" draw:text-areas="?f3 ?f3 ?f4 ?f4" draw:mirror-horizontal="false" draw:mirror-vertical="false"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 draw:text-style-name="P1" draw:layer="controls" svg:width="1.1cm" svg:height="1.1cm" svg:x="9.402cm" svg:y="24.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1" draw:layer="controls" svg:width="1.1cm" svg:height="1.1cm" svg:x="15.101cm" svg:y="24.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6" draw:text-style-name="P7" draw:layer="controls" svg:width="1.1cm" svg:height="1.1cm" svg:x="13.7cm" svg:y="24.8cm">
          <text:p text:style-name="P7">1</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7" draw:text-style-name="P7" draw:layer="controls" svg:width="1cm" svg:height="1.2cm" svg:x="10.8cm" svg:y="32.7cm">
          <text:p text:style-name="P7">3</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1" draw:layer="controls" svg:width="1.1cm" svg:height="1.1cm" svg:x="12.2cm" svg:y="31.19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9" draw:text-style-name="P8" draw:layer="controls" svg:width="1.2cm" svg:height="1.3cm" svg:x="22.1cm" svg:y="29.3cm">
          <text:p text:style-name="P8">4</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mirror-horizontal="false" draw:mirror-vertical="false" draw:type="frame" draw:modifiers="4354.18575593503"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8" draw:text-style-name="P1" draw:layer="controls" svg:width="1.4cm" svg:height="1.4cm" svg:x="16.4cm" svg:y="24.7cm">
          <text:p/>
          <draw:enhanced-geometry svg:viewBox="0 0 21600 21600" draw:text-areas="?f7 ?f7 ?f8 ?f8"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draw:custom-shape draw:style-name="gr9" draw:text-style-name="P1" draw:layer="controls" svg:width="1.1cm" svg:height="1.2cm" svg:x="8.002cm" svg:y="24.7cm">
          <text:p/>
          <draw:enhanced-geometry svg:viewBox="0 0 21600 21600" draw:mirror-horizontal="false" draw:mirror-vertical="false" draw:path-stretchpoint-x="10800" draw:path-stretchpoint-y="10800" draw:text-areas="?f0 ?f0 ?f1 ?f2" draw:type="quad-bevel" draw:modifiers="3962.94277929155"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29" draw:text-style-name="P1" draw:layer="controls" svg:width="1.3cm" svg:height="1.3cm" svg:x="10.7cm" svg:y="30.999cm">
          <text:p/>
          <draw:enhanced-geometry svg:viewBox="0 0 21600 21600" draw:path-stretchpoint-x="10800" draw:path-stretchpoint-y="10800" draw:text-areas="?f24 ?f26 ?f25 ?f27" draw:type="col-60da8460" draw:modifiers="3001.6348773842"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10" draw:text-style-name="P1" draw:layer="controls" svg:width="2.3cm" svg:height="2.3cm" svg:x="19.3cm" svg:y="27.7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40" draw:text-style-name="P1" draw:layer="controls" svg:width="1.412cm" svg:height="1.133cm" svg:x="3.635cm" svg:y="28.928cm">
          <text:p/>
          <draw:enhanced-geometry svg:viewBox="0 0 21600 21600" draw:type="rectangle" draw:enhanced-path="M 0 0 L 21600 0 21600 21600 0 21600 0 0 Z N"/>
        </draw:custom-shape>
        <draw:custom-shape draw:style-name="gr41" draw:text-style-name="P1" draw:layer="controls" svg:width="1.976cm" svg:height="0.661cm" svg:x="3.353cm" svg:y="28.267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2" draw:text-style-name="P1" draw:layer="controls" svg:width="2.165cm" svg:height="0.755cm" svg:x="2.6cm" svg:y="29.117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 draw:text-style-name="P1" draw:layer="controls" svg:width="2.712cm" svg:height="0.839cm" svg:x="2.988cm" svg:y="30.061cm">
          <text:p/>
          <draw:enhanced-geometry svg:viewBox="0 0 21600 21600" draw:type="rectangle" draw:enhanced-path="M 0 0 L 21600 0 21600 21600 0 21600 0 0 Z N"/>
        </draw:custom-shape>
        <draw:custom-shape draw:style-name="gr44" draw:text-style-name="P1" draw:layer="controls" svg:width="1.788cm" svg:height="1.794cm" svg:x="4.012cm" svg:y="27.7cm">
          <text:p/>
          <draw:enhanced-geometry svg:viewBox="0 0 21600 21600" draw:text-areas="?f0 ?f0 ?f4 ?f4" draw:type="quad-arrow-callout" draw:modifiers="8100 9507.35906692585 2700 9400" draw:enhanced-path="M ?f0 ?f0 L ?f3 ?f0 ?f3 ?f2 ?f1 ?f2 10800 0 ?f5 ?f2 ?f7 ?f2 ?f7 ?f0 ?f4 ?f0 ?f4 ?f3 ?f6 ?f3 ?f6 ?f1 21600 10800 ?f6 ?f5 ?f6 ?f7 ?f4 ?f7 ?f4 ?f4 ?f7 ?f4 ?f7 ?f6 ?f5 ?f6 10800 21600 ?f1 ?f6 ?f3 ?f6 ?f3 ?f4 ?f0 ?f4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
            <draw:handle draw:handle-position="$1 top" draw:handle-range-x-minimum="$0" draw:handle-range-x-maximum="10800"/>
            <draw:handle draw:handle-position="$3 $2" draw:handle-range-x-minimum="$1" draw:handle-range-x-maximum="10800" draw:handle-range-y-minimum="0" draw:handle-range-y-maximum="$0"/>
          </draw:enhanced-geometry>
        </draw:custom-shape>
        <draw:custom-shape draw:style-name="gr38" draw:text-style-name="P1" draw:layer="controls" svg:width="0.584cm" svg:height="1.045cm" svg:x="5.016cm" svg:y="31.253cm">
          <text:p text:style-name="P1">5</text:p>
          <draw:enhanced-geometry svg:viewBox="0 0 640 861" draw:text-areas="257 295 414 566" draw:type="non-primitive" draw:enhanced-path="M 640 233 L 221 293 506 12 367 0 29 406 431 347 145 645 99 520 0 861 326 765 209 711 640 233 640 233 Z N"/>
        </draw:custom-shape>
        <draw:custom-shape draw:style-name="gr39" draw:text-style-name="P1" draw:layer="controls" svg:width="0.584cm" svg:height="1.045cm" svg:x="20.099cm" svg:y="30.801cm">
          <text:p text:style-name="P1">1</text:p>
          <draw:enhanced-geometry svg:viewBox="0 0 640 861" draw:text-areas="257 295 414 566" draw:type="non-primitive" draw:enhanced-path="M 640 233 L 221 293 506 12 367 0 29 406 431 347 145 645 99 520 0 861 326 765 209 711 640 233 640 233 Z N"/>
        </draw:custom-shape>
        <draw:custom-shape draw:style-name="gr16" draw:text-style-name="P7" draw:layer="controls" svg:width="1.1cm" svg:height="1.1cm" svg:x="10.8cm" svg:y="24.7cm">
          <text:p text:style-name="P7">1</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6" draw:text-style-name="P7" draw:layer="controls" svg:width="1.1cm" svg:height="1.1cm" svg:x="3.8cm" svg:y="31.2cm">
          <text:p text:style-name="P7">1</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7" draw:text-style-name="P6" draw:layer="controls" svg:width="1.1cm" svg:height="1.2cm" svg:x="15.6cm" svg:y="26.2cm">
          <text:p/>
          <draw:enhanced-geometry svg:viewBox="0 0 21600 21600" draw:glue-points="?f6 10800 10800 21600 ?f5 10800 10800 0" draw:text-areas="?f3 ?f3 ?f4 ?f4" draw:mirror-horizontal="false" draw:mirror-vertical="false"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9" draw:text-style-name="P1" draw:layer="controls" svg:width="0.584cm" svg:height="1.045cm" svg:x="15.943cm" svg:y="26.26cm">
          <text:p text:style-name="P1">3</text:p>
          <draw:enhanced-geometry svg:viewBox="0 0 640 861" draw:text-areas="257 295 414 566" draw:type="non-primitive" draw:enhanced-path="M 640 233 L 221 293 506 12 367 0 29 406 431 347 145 645 99 520 0 861 326 765 209 711 640 233 640 233 Z N"/>
        </draw:custom-shape>
        <draw:custom-shape draw:style-name="gr17" draw:text-style-name="P7" draw:layer="controls" svg:width="1cm" svg:height="1.2cm" svg:x="2.5cm" svg:y="31.2cm">
          <text:p text:style-name="P7">3</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7" draw:text-style-name="P7" draw:layer="controls" svg:width="1cm" svg:height="1.2cm" svg:x="21cm" svg:y="30.8cm">
          <text:p text:style-name="P7">3</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6" draw:text-style-name="P1" draw:layer="controls" svg:width="1.265cm" svg:height="1.2cm" svg:x="14.1cm" svg:y="26.2cm">
          <text:p/>
          <draw:enhanced-geometry svg:viewBox="0 0 21600 21600" draw:glue-points="?f6 0 10800 ?f8 ?f11 10800 ?f9 21600 10800 ?f10 ?f5 10800" draw:text-areas="?f3 ?f3 ?f4 ?f4" draw:type="parallelogram" draw:modifiers="9230.3317535545"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39" draw:text-style-name="P1" draw:layer="controls" svg:width="0.584cm" svg:height="1.045cm" svg:x="14.465cm" svg:y="26.3cm">
          <text:p text:style-name="P1">2</text:p>
          <draw:enhanced-geometry svg:viewBox="0 0 640 861" draw:text-areas="257 295 414 566" draw:type="non-primitive" draw:enhanced-path="M 640 233 L 221 293 506 12 367 0 29 406 431 347 145 645 99 520 0 861 326 765 209 711 640 233 640 233 Z N"/>
        </draw:custom-shape>
        <draw:custom-shape draw:style-name="gr19" draw:text-style-name="P8" draw:layer="controls" svg:width="1.2cm" svg:height="1.3cm" svg:x="12cm" svg:y="32.7cm">
          <text:p text:style-name="P8">4</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mirror-horizontal="false" draw:mirror-vertical="false" draw:type="frame" draw:modifiers="4354.18575593503"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36" draw:text-style-name="P8" draw:layer="controls" svg:width="1.2cm" svg:height="1.3cm" svg:x="18.6cm" svg:y="30.7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mirror-horizontal="false" draw:mirror-vertical="false" draw:type="frame" draw:modifiers="4354.18575593503"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39" draw:text-style-name="P1" draw:layer="controls" svg:width="0.584cm" svg:height="1.045cm" svg:x="18.916cm" svg:y="30.855cm">
          <text:p text:style-name="P1">3</text:p>
          <draw:enhanced-geometry svg:viewBox="0 0 640 861" draw:text-areas="257 295 414 566" draw:type="non-primitive" draw:enhanced-path="M 640 233 L 221 293 506 12 367 0 29 406 431 347 145 645 99 520 0 861 326 765 209 711 640 233 640 233 Z N"/>
        </draw:custom-shape>
        <draw:custom-shape draw:style-name="gr16" draw:text-style-name="P7" draw:layer="controls" svg:width="1.1cm" svg:height="1.1cm" svg:x="9.677cm" svg:y="26.304cm">
          <text:p text:style-name="P7">1</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6" draw:text-style-name="P7" draw:layer="controls" svg:width="1.1cm" svg:height="1.1cm" svg:x="8.3cm" svg:y="26.3cm">
          <text:p text:style-name="P7">1</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9" draw:text-style-name="P8" draw:layer="controls" svg:width="1.2cm" svg:height="1.3cm" svg:x="13.399cm" svg:y="32.699cm">
          <text:p text:style-name="P8">4</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mirror-horizontal="false" draw:mirror-vertical="false" draw:type="frame" draw:modifiers="4354.18575593503"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43" draw:text-style-name="P6" draw:layer="controls" svg:width="2.5cm" svg:height="1.2cm" svg:x="19.1cm" svg:y="40.8cm">
          <text:p/>
          <draw:enhanced-geometry svg:viewBox="0 0 21600 21600" draw:glue-points="?f6 10800 10800 21600 ?f5 10800 10800 0" draw:text-areas="?f3 ?f3 ?f4 ?f4" draw:mirror-horizontal="false" draw:mirror-vertical="false"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 draw:text-style-name="P1" draw:layer="controls" svg:width="1.1cm" svg:height="1.1cm" svg:x="8.602cm" svg:y="36.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1" draw:layer="controls" svg:width="1.1cm" svg:height="1.1cm" svg:x="14.301cm" svg:y="36.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6" draw:text-style-name="P7" draw:layer="controls" svg:width="1.1cm" svg:height="1.1cm" svg:x="12.9cm" svg:y="36.3cm">
          <text:p text:style-name="P7">1</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7" draw:text-style-name="P7" draw:layer="controls" svg:width="1cm" svg:height="1.2cm" svg:x="10.7cm" svg:y="44.2cm">
          <text:p text:style-name="P7">3</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1" draw:layer="controls" svg:width="1.1cm" svg:height="1.1cm" svg:x="12.1cm" svg:y="42.69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9" draw:text-style-name="P8" draw:layer="controls" svg:width="1.2cm" svg:height="1.3cm" svg:x="21.9cm" svg:y="40.9cm">
          <text:p text:style-name="P8">4</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mirror-horizontal="false" draw:mirror-vertical="false" draw:type="frame" draw:modifiers="4354.18575593503"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8" draw:text-style-name="P1" draw:layer="controls" svg:width="1.4cm" svg:height="1.4cm" svg:x="15.6cm" svg:y="36.2cm">
          <text:p/>
          <draw:enhanced-geometry svg:viewBox="0 0 21600 21600" draw:text-areas="?f7 ?f7 ?f8 ?f8"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draw:custom-shape draw:style-name="gr9" draw:text-style-name="P1" draw:layer="controls" svg:width="1.1cm" svg:height="1.2cm" svg:x="7.202cm" svg:y="36.2cm">
          <text:p/>
          <draw:enhanced-geometry svg:viewBox="0 0 21600 21600" draw:mirror-horizontal="false" draw:mirror-vertical="false" draw:path-stretchpoint-x="10800" draw:path-stretchpoint-y="10800" draw:text-areas="?f0 ?f0 ?f1 ?f2" draw:type="quad-bevel" draw:modifiers="3962.94277929155"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29" draw:text-style-name="P1" draw:layer="controls" svg:width="1.3cm" svg:height="1.3cm" svg:x="10.6cm" svg:y="42.499cm">
          <text:p/>
          <draw:enhanced-geometry svg:viewBox="0 0 21600 21600" draw:path-stretchpoint-x="10800" draw:path-stretchpoint-y="10800" draw:text-areas="?f24 ?f26 ?f25 ?f27" draw:type="col-60da8460" draw:modifiers="3001.6348773842"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10" draw:text-style-name="P1" draw:layer="controls" svg:width="2.3cm" svg:height="2.3cm" svg:x="19.2cm" svg:y="39.2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40" draw:text-style-name="P1" draw:layer="controls" svg:width="1.412cm" svg:height="1.133cm" svg:x="3.535cm" svg:y="40.428cm">
          <text:p/>
          <draw:enhanced-geometry svg:viewBox="0 0 21600 21600" draw:type="rectangle" draw:enhanced-path="M 0 0 L 21600 0 21600 21600 0 21600 0 0 Z N"/>
        </draw:custom-shape>
        <draw:custom-shape draw:style-name="gr41" draw:text-style-name="P1" draw:layer="controls" svg:width="1.976cm" svg:height="0.661cm" svg:x="3.253cm" svg:y="39.767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2" draw:text-style-name="P1" draw:layer="controls" svg:width="2.165cm" svg:height="0.755cm" svg:x="2.5cm" svg:y="40.617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 draw:text-style-name="P1" draw:layer="controls" svg:width="2.712cm" svg:height="0.839cm" svg:x="2.888cm" svg:y="41.561cm">
          <text:p/>
          <draw:enhanced-geometry svg:viewBox="0 0 21600 21600" draw:type="rectangle" draw:enhanced-path="M 0 0 L 21600 0 21600 21600 0 21600 0 0 Z N"/>
        </draw:custom-shape>
        <draw:custom-shape draw:style-name="gr44" draw:text-style-name="P1" draw:layer="controls" svg:width="1.788cm" svg:height="1.794cm" svg:x="3.912cm" svg:y="39.2cm">
          <text:p/>
          <draw:enhanced-geometry svg:viewBox="0 0 21600 21600" draw:text-areas="?f0 ?f0 ?f4 ?f4" draw:type="quad-arrow-callout" draw:modifiers="8100 9507.35906692585 2700 9400" draw:enhanced-path="M ?f0 ?f0 L ?f3 ?f0 ?f3 ?f2 ?f1 ?f2 10800 0 ?f5 ?f2 ?f7 ?f2 ?f7 ?f0 ?f4 ?f0 ?f4 ?f3 ?f6 ?f3 ?f6 ?f1 21600 10800 ?f6 ?f5 ?f6 ?f7 ?f4 ?f7 ?f4 ?f4 ?f7 ?f4 ?f7 ?f6 ?f5 ?f6 10800 21600 ?f1 ?f6 ?f3 ?f6 ?f3 ?f4 ?f0 ?f4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
            <draw:handle draw:handle-position="$1 top" draw:handle-range-x-minimum="$0" draw:handle-range-x-maximum="10800"/>
            <draw:handle draw:handle-position="$3 $2" draw:handle-range-x-minimum="$1" draw:handle-range-x-maximum="10800" draw:handle-range-y-minimum="0" draw:handle-range-y-maximum="$0"/>
          </draw:enhanced-geometry>
        </draw:custom-shape>
        <draw:custom-shape draw:style-name="gr38" draw:text-style-name="P1" draw:layer="controls" svg:width="0.584cm" svg:height="1.045cm" svg:x="4.916cm" svg:y="42.753cm">
          <text:p text:style-name="P1">3</text:p>
          <draw:enhanced-geometry svg:viewBox="0 0 640 861" draw:text-areas="257 295 414 566" draw:type="non-primitive" draw:enhanced-path="M 640 233 L 221 293 506 12 367 0 29 406 431 347 145 645 99 520 0 861 326 765 209 711 640 233 640 233 Z N"/>
        </draw:custom-shape>
        <draw:custom-shape draw:style-name="gr16" draw:text-style-name="P7" draw:layer="controls" svg:width="1.1cm" svg:height="1.1cm" svg:x="10cm" svg:y="36.2cm">
          <text:p text:style-name="P7">1</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6" draw:text-style-name="P7" draw:layer="controls" svg:width="1.1cm" svg:height="1.1cm" svg:x="3.7cm" svg:y="42.7cm">
          <text:p text:style-name="P7">1</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7" draw:text-style-name="P6" draw:layer="controls" svg:width="1.1cm" svg:height="1.2cm" svg:x="17.4cm" svg:y="37.9cm">
          <text:p/>
          <draw:enhanced-geometry svg:viewBox="0 0 21600 21600" draw:glue-points="?f6 10800 10800 21600 ?f5 10800 10800 0" draw:text-areas="?f3 ?f3 ?f4 ?f4" draw:mirror-horizontal="false" draw:mirror-vertical="false"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9" draw:text-style-name="P1" draw:layer="controls" svg:width="0.584cm" svg:height="1.045cm" svg:x="17.743cm" svg:y="37.96cm">
          <text:p text:style-name="P1">3</text:p>
          <draw:enhanced-geometry svg:viewBox="0 0 640 861" draw:text-areas="257 295 414 566" draw:type="non-primitive" draw:enhanced-path="M 640 233 L 221 293 506 12 367 0 29 406 431 347 145 645 99 520 0 861 326 765 209 711 640 233 640 233 Z N"/>
        </draw:custom-shape>
        <draw:custom-shape draw:style-name="gr17" draw:text-style-name="P7" draw:layer="controls" svg:width="1cm" svg:height="1.2cm" svg:x="2.4cm" svg:y="42.7cm">
          <text:p text:style-name="P7">3</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7" draw:text-style-name="P7" draw:layer="controls" svg:width="1cm" svg:height="1.2cm" svg:x="20.6cm" svg:y="42.5cm">
          <text:p text:style-name="P7">3</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6" draw:text-style-name="P1" draw:layer="controls" svg:width="1.265cm" svg:height="1.2cm" svg:x="8.035cm" svg:y="41.1cm">
          <text:p/>
          <draw:enhanced-geometry svg:viewBox="0 0 21600 21600" draw:glue-points="?f6 0 10800 ?f8 ?f11 10800 ?f9 21600 10800 ?f10 ?f5 10800" draw:text-areas="?f3 ?f3 ?f4 ?f4" draw:type="parallelogram" draw:modifiers="9230.3317535545"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39" draw:text-style-name="P1" draw:layer="controls" svg:width="0.584cm" svg:height="1.045cm" svg:x="8.4cm" svg:y="41.2cm">
          <text:p text:style-name="P1">2</text:p>
          <draw:enhanced-geometry svg:viewBox="0 0 640 861" draw:text-areas="257 295 414 566" draw:type="non-primitive" draw:enhanced-path="M 640 233 L 221 293 506 12 367 0 29 406 431 347 145 645 99 520 0 861 326 765 209 711 640 233 640 233 Z N"/>
        </draw:custom-shape>
        <draw:custom-shape draw:style-name="gr19" draw:text-style-name="P8" draw:layer="controls" svg:width="1.2cm" svg:height="1.3cm" svg:x="11.9cm" svg:y="44.2cm">
          <text:p text:style-name="P8">4</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mirror-horizontal="false" draw:mirror-vertical="false" draw:type="frame" draw:modifiers="4354.18575593503"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36" draw:text-style-name="P8" draw:layer="controls" svg:width="1.2cm" svg:height="1.3cm" svg:x="14.7cm" svg:y="40.9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mirror-horizontal="false" draw:mirror-vertical="false" draw:type="frame" draw:modifiers="4354.18575593503"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39" draw:text-style-name="P1" draw:layer="controls" svg:width="0.584cm" svg:height="1.045cm" svg:x="15.016cm" svg:y="41.055cm">
          <text:p text:style-name="P1">3</text:p>
          <draw:enhanced-geometry svg:viewBox="0 0 640 861" draw:text-areas="257 295 414 566" draw:type="non-primitive" draw:enhanced-path="M 640 233 L 221 293 506 12 367 0 29 406 431 347 145 645 99 520 0 861 326 765 209 711 640 233 640 233 Z N"/>
        </draw:custom-shape>
        <draw:custom-shape draw:style-name="gr16" draw:text-style-name="P7" draw:layer="controls" svg:width="1.1cm" svg:height="1.1cm" svg:x="8.877cm" svg:y="37.804cm">
          <text:p text:style-name="P7">1</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6" draw:text-style-name="P7" draw:layer="controls" svg:width="1.1cm" svg:height="1.1cm" svg:x="7.5cm" svg:y="37.8cm">
          <text:p text:style-name="P7">1</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9" draw:text-style-name="P8" draw:layer="controls" svg:width="1.2cm" svg:height="1.3cm" svg:x="16.1cm" svg:y="43cm">
          <text:p text:style-name="P8">4</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mirror-horizontal="false" draw:mirror-vertical="false" draw:type="frame" draw:modifiers="4354.18575593503"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line draw:style-name="gr18" draw:text-style-name="P1" draw:layer="controls" svg:x1="18.6cm" svg:y1="40.7cm" svg:x2="15.4cm" svg:y2="37.6cm">
          <text:p/>
        </draw:line>
        <draw:line draw:style-name="gr25" draw:text-style-name="P1" draw:layer="controls" svg:x1="13.6cm" svg:y1="43cm" svg:x2="19cm" svg:y2="41.6cm">
          <text:p/>
        </draw:line>
        <draw:line draw:style-name="gr18" draw:text-style-name="P1" draw:layer="controls" svg:x1="13.8cm" svg:y1="43.4cm" svg:x2="19.2cm" svg:y2="42cm">
          <text:p/>
        </draw:line>
        <draw:custom-shape draw:style-name="gr37" draw:text-style-name="P6" draw:layer="controls" svg:width="1.1cm" svg:height="1.2cm" svg:x="16.1cm" svg:y="40.8cm">
          <text:p/>
          <draw:enhanced-geometry svg:viewBox="0 0 21600 21600" draw:glue-points="?f6 10800 10800 21600 ?f5 10800 10800 0" draw:text-areas="?f3 ?f3 ?f4 ?f4" draw:mirror-horizontal="false" draw:mirror-vertical="false"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9" draw:text-style-name="P1" draw:layer="controls" svg:width="0.584cm" svg:height="1.045cm" svg:x="16.443cm" svg:y="40.86cm">
          <text:p text:style-name="P1">1</text:p>
          <draw:enhanced-geometry svg:viewBox="0 0 640 861" draw:text-areas="257 295 414 566" draw:type="non-primitive" draw:enhanced-path="M 640 233 L 221 293 506 12 367 0 29 406 431 347 145 645 99 520 0 861 326 765 209 711 640 233 640 233 Z N"/>
        </draw:custom-shape>
        <draw:line draw:style-name="gr25" draw:text-style-name="P1" draw:layer="controls" svg:x1="18.9cm" svg:y1="40.5cm" svg:x2="15.6cm" svg:y2="37.3cm">
          <text:p/>
        </draw:line>
        <draw:custom-shape draw:style-name="gr38" draw:text-style-name="P1" draw:layer="controls" svg:width="0.584cm" svg:height="1.045cm" svg:x="16.116cm" svg:y="38.955cm">
          <text:p text:style-name="P1">3</text:p>
          <draw:enhanced-geometry svg:viewBox="0 0 640 861" draw:text-areas="257 295 414 566" draw:type="non-primitive" draw:enhanced-path="M 640 233 L 221 293 506 12 367 0 29 406 431 347 145 645 99 520 0 861 326 765 209 711 640 233 640 233 Z N"/>
        </draw:custom-shape>
        <draw:custom-shape draw:style-name="gr43" draw:text-style-name="P6" draw:layer="controls" svg:width="2.5cm" svg:height="1.2cm" svg:x="19.3cm" svg:y="52.2cm">
          <text:p/>
          <draw:enhanced-geometry svg:viewBox="0 0 21600 21600" draw:glue-points="?f6 10800 10800 21600 ?f5 10800 10800 0" draw:text-areas="?f3 ?f3 ?f4 ?f4" draw:mirror-horizontal="false" draw:mirror-vertical="false"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 draw:text-style-name="P1" draw:layer="controls" svg:width="1.1cm" svg:height="1.1cm" svg:x="8.802cm" svg:y="47.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1" draw:layer="controls" svg:width="1.1cm" svg:height="1.1cm" svg:x="14.501cm" svg:y="47.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6" draw:text-style-name="P7" draw:layer="controls" svg:width="1.1cm" svg:height="1.1cm" svg:x="13.1cm" svg:y="47.7cm">
          <text:p text:style-name="P7">1</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7" draw:text-style-name="P7" draw:layer="controls" svg:width="1cm" svg:height="1.2cm" svg:x="10.9cm" svg:y="55.6cm">
          <text:p text:style-name="P7">3</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1" draw:layer="controls" svg:width="1.1cm" svg:height="1.1cm" svg:x="12.3cm" svg:y="54.09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9" draw:text-style-name="P8" draw:layer="controls" svg:width="1.2cm" svg:height="1.3cm" svg:x="18.8cm" svg:y="53.8cm">
          <text:p text:style-name="P8">4</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mirror-horizontal="false" draw:mirror-vertical="false" draw:type="frame" draw:modifiers="4354.18575593503"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8" draw:text-style-name="P1" draw:layer="controls" svg:width="1.4cm" svg:height="1.4cm" svg:x="15.8cm" svg:y="47.6cm">
          <text:p/>
          <draw:enhanced-geometry svg:viewBox="0 0 21600 21600" draw:text-areas="?f7 ?f7 ?f8 ?f8"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draw:custom-shape draw:style-name="gr9" draw:text-style-name="P1" draw:layer="controls" svg:width="1.1cm" svg:height="1.2cm" svg:x="7.402cm" svg:y="47.6cm">
          <text:p/>
          <draw:enhanced-geometry svg:viewBox="0 0 21600 21600" draw:mirror-horizontal="false" draw:mirror-vertical="false" draw:path-stretchpoint-x="10800" draw:path-stretchpoint-y="10800" draw:text-areas="?f0 ?f0 ?f1 ?f2" draw:type="quad-bevel" draw:modifiers="3962.94277929155"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29" draw:text-style-name="P1" draw:layer="controls" svg:width="1.3cm" svg:height="1.3cm" svg:x="10.8cm" svg:y="53.899cm">
          <text:p/>
          <draw:enhanced-geometry svg:viewBox="0 0 21600 21600" draw:path-stretchpoint-x="10800" draw:path-stretchpoint-y="10800" draw:text-areas="?f24 ?f26 ?f25 ?f27" draw:type="col-60da8460" draw:modifiers="3001.6348773842"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10" draw:text-style-name="P1" draw:layer="controls" svg:width="2.3cm" svg:height="2.3cm" svg:x="19.4cm" svg:y="50.6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40" draw:text-style-name="P1" draw:layer="controls" svg:width="1.412cm" svg:height="1.133cm" svg:x="3.735cm" svg:y="51.828cm">
          <text:p/>
          <draw:enhanced-geometry svg:viewBox="0 0 21600 21600" draw:type="rectangle" draw:enhanced-path="M 0 0 L 21600 0 21600 21600 0 21600 0 0 Z N"/>
        </draw:custom-shape>
        <draw:custom-shape draw:style-name="gr41" draw:text-style-name="P1" draw:layer="controls" svg:width="1.976cm" svg:height="0.661cm" svg:x="3.453cm" svg:y="51.167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2" draw:text-style-name="P1" draw:layer="controls" svg:width="2.165cm" svg:height="0.755cm" svg:x="2.7cm" svg:y="52.017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 draw:text-style-name="P1" draw:layer="controls" svg:width="2.712cm" svg:height="0.839cm" svg:x="3.088cm" svg:y="52.961cm">
          <text:p/>
          <draw:enhanced-geometry svg:viewBox="0 0 21600 21600" draw:type="rectangle" draw:enhanced-path="M 0 0 L 21600 0 21600 21600 0 21600 0 0 Z N"/>
        </draw:custom-shape>
        <draw:custom-shape draw:style-name="gr44" draw:text-style-name="P1" draw:layer="controls" svg:width="1.788cm" svg:height="1.794cm" svg:x="4.112cm" svg:y="50.6cm">
          <text:p/>
          <draw:enhanced-geometry svg:viewBox="0 0 21600 21600" draw:text-areas="?f0 ?f0 ?f4 ?f4" draw:type="quad-arrow-callout" draw:modifiers="8100 9507.35906692585 2700 9400" draw:enhanced-path="M ?f0 ?f0 L ?f3 ?f0 ?f3 ?f2 ?f1 ?f2 10800 0 ?f5 ?f2 ?f7 ?f2 ?f7 ?f0 ?f4 ?f0 ?f4 ?f3 ?f6 ?f3 ?f6 ?f1 21600 10800 ?f6 ?f5 ?f6 ?f7 ?f4 ?f7 ?f4 ?f4 ?f7 ?f4 ?f7 ?f6 ?f5 ?f6 10800 21600 ?f1 ?f6 ?f3 ?f6 ?f3 ?f4 ?f0 ?f4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
            <draw:handle draw:handle-position="$1 top" draw:handle-range-x-minimum="$0" draw:handle-range-x-maximum="10800"/>
            <draw:handle draw:handle-position="$3 $2" draw:handle-range-x-minimum="$1" draw:handle-range-x-maximum="10800" draw:handle-range-y-minimum="0" draw:handle-range-y-maximum="$0"/>
          </draw:enhanced-geometry>
        </draw:custom-shape>
        <draw:custom-shape draw:style-name="gr38" draw:text-style-name="P1" draw:layer="controls" svg:width="0.584cm" svg:height="1.045cm" svg:x="5.316cm" svg:y="54.153cm">
          <text:p text:style-name="P1">3</text:p>
          <draw:enhanced-geometry svg:viewBox="0 0 640 861" draw:text-areas="257 295 414 566" draw:type="non-primitive" draw:enhanced-path="M 640 233 L 221 293 506 12 367 0 29 406 431 347 145 645 99 520 0 861 326 765 209 711 640 233 640 233 Z N"/>
        </draw:custom-shape>
        <draw:custom-shape draw:style-name="gr16" draw:text-style-name="P7" draw:layer="controls" svg:width="1.1cm" svg:height="1.1cm" svg:x="10.2cm" svg:y="47.6cm">
          <text:p text:style-name="P7">1</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6" draw:text-style-name="P7" draw:layer="controls" svg:width="1.1cm" svg:height="1.1cm" svg:x="4cm" svg:y="54.1cm">
          <text:p text:style-name="P7">1</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7" draw:text-style-name="P7" draw:layer="controls" svg:width="1cm" svg:height="1.2cm" svg:x="2.7cm" svg:y="54.1cm">
          <text:p text:style-name="P7">3</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7" draw:text-style-name="P7" draw:layer="controls" svg:width="1cm" svg:height="1.2cm" svg:x="21.6cm" svg:y="53.8cm">
          <text:p text:style-name="P7">3</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 draw:text-style-name="P8" draw:layer="controls" svg:width="1.2cm" svg:height="1.3cm" svg:x="12.1cm" svg:y="55.6cm">
          <text:p text:style-name="P8">4</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mirror-horizontal="false" draw:mirror-vertical="false" draw:type="frame" draw:modifiers="4354.18575593503"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6" draw:text-style-name="P7" draw:layer="controls" svg:width="1.1cm" svg:height="1.1cm" svg:x="9.077cm" svg:y="49.204cm">
          <text:p text:style-name="P7">1</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6" draw:text-style-name="P7" draw:layer="controls" svg:width="1.1cm" svg:height="1.1cm" svg:x="7.7cm" svg:y="49.2cm">
          <text:p text:style-name="P7">1</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9" draw:text-style-name="P8" draw:layer="controls" svg:width="1.2cm" svg:height="1.3cm" svg:x="20.2cm" svg:y="53.8cm">
          <text:p text:style-name="P8">4</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mirror-horizontal="false" draw:mirror-vertical="false" draw:type="frame" draw:modifiers="4354.18575593503"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37" draw:text-style-name="P6" draw:layer="controls" svg:width="1.1cm" svg:height="1.2cm" svg:x="13.5cm" svg:y="55.6cm">
          <text:p/>
          <draw:enhanced-geometry svg:viewBox="0 0 21600 21600" draw:glue-points="?f6 10800 10800 21600 ?f5 10800 10800 0" draw:text-areas="?f3 ?f3 ?f4 ?f4" draw:mirror-horizontal="false" draw:mirror-vertical="false"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9" draw:text-style-name="P1" draw:layer="controls" svg:width="0.584cm" svg:height="1.045cm" svg:x="13.843cm" svg:y="55.66cm">
          <text:p text:style-name="P1">1</text:p>
          <draw:enhanced-geometry svg:viewBox="0 0 640 861" draw:text-areas="257 295 414 566" draw:type="non-primitive" draw:enhanced-path="M 640 233 L 221 293 506 12 367 0 29 406 431 347 145 645 99 520 0 861 326 765 209 711 640 233 640 233 Z N"/>
        </draw:custom-shape>
        <draw:line draw:style-name="gr18" draw:text-style-name="P1" draw:layer="controls" svg:x1="5.8cm" svg:y1="41.9cm" svg:x2="14.4cm" svg:y2="37.6cm">
          <text:p/>
        </draw:line>
        <draw:custom-shape draw:style-name="gr38" draw:text-style-name="P1" draw:layer="controls" svg:width="0.584cm" svg:height="1.045cm" svg:x="7.016cm" svg:y="39.8cm">
          <text:p text:style-name="P1">2</text:p>
          <draw:enhanced-geometry svg:viewBox="0 0 640 861" draw:text-areas="257 295 414 566" draw:type="non-primitive" draw:enhanced-path="M 640 233 L 221 293 506 12 367 0 29 406 431 347 145 645 99 520 0 861 326 765 209 711 640 233 640 233 Z N"/>
        </draw:custom-shape>
        <draw:line draw:style-name="gr25" draw:text-style-name="P1" draw:layer="controls" svg:x1="5.9cm" svg:y1="42.3cm" svg:x2="14.7cm" svg:y2="37.9cm">
          <text:p/>
        </draw:line>
        <draw:custom-shape draw:style-name="gr17" draw:text-style-name="P7" draw:layer="controls" svg:width="1cm" svg:height="1.2cm" svg:x="13.4cm" svg:y="49.2cm">
          <text:p text:style-name="P7">3</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7" draw:text-style-name="P7" draw:layer="controls" svg:width="1cm" svg:height="1.2cm" svg:x="14.599cm" svg:y="49.199cm">
          <text:p text:style-name="P7">3</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7" draw:text-style-name="P7" draw:layer="controls" svg:width="1cm" svg:height="1.2cm" svg:x="15.798cm" svg:y="49.198cm">
          <text:p text:style-name="P7">3</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marker draw:name="Arrowhead_20_3" draw:display-name="Arrowhead 3" svg:viewBox="0 0 4276 8553" svg:d="m1500 0 1500 3000-1500 3000-1500-3000zm-1500 3447-1276 2553 1276 2553 1276-2553z"/>
    <draw:marker draw:name="Arrowhead_20_4" draw:display-name="Arrowhead 4" svg:viewBox="0 0 1131 1131" svg:d="m462 1118-102-29-102-51-93-72-72-93-51-102-29-102-13-105 13-102 29-106 51-102 72-89 93-72 102-50 102-34 106-9 101 9 106 34 98 50 93 72 72 89 51 102 29 106 13 102-13 105-29 102-51 102-72 93-93 72-98 51-106 29-101 13z"/>
    <draw:stroke-dash draw:name="Line_20_Style_20_9" draw:display-name="Line Style 9" draw:style="rect" draw:dots1="1" draw:dots1-length="197%" draw:distance="120%"/>
    <draw:stroke-dash draw:name="Ultrafine_20_Dotted_20__28_var_29_" draw:display-name="Ultrafine Dotted (var)" draw:style="rect" draw:dots1="1" draw:distance="50%"/>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42cm" fo:page-height="5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03-21T01:20:28</meta:creation-date>
    <dc:date>2013-05-04T21:41:47</dc:date>
    <meta:editing-duration>P6DT18H12M33S</meta:editing-duration>
    <meta:editing-cycles>43</meta:editing-cycles>
    <meta:generator>LibreOffice/3.5$Linux_x86 LibreOffice_project/350m1$Build-2</meta:generator>
    <dc:creator>Michael</dc:creator>
    <meta:document-statistic meta:object-count="1030"/>
  </office:meta>
</office:document-meta>
</file>